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" style:family="text">
      <style:text-properties fo:font-size="10.00pt" fo:font-weight="bold" fo:font-family="'Liberation Mono'" style:font-family-asian="'Liberation Mono'" style:font-family-complex="'Liberation Mono'" fo:background-color="transparent" fo:color="#1d1c1d"/>
    </style:style>
    <style:style style:name="T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fo:color="#770088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" style:family="text">
      <style:text-properties fo:font-size="9.75pt" fo:font-weight="normal" fo:font-family="'Liberation Mono'" style:font-family-asian="'Liberation Mono'" style:font-family-complex="'Liberation Mono'" fo:background-color="transparent" fo:color="#221199"/>
    </style:style>
    <style:style style:name="T1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2" style:family="text">
      <style:text-properties fo:font-size="9.75pt" fo:font-weight="normal" fo:font-family="'Liberation Mono'" style:font-family-asian="'Liberation Mono'" style:font-family-complex="'Liberation Mono'" fo:background-color="transparent" fo:color="#221199"/>
    </style:style>
    <style:style style:name="T1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2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3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33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3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3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3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5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5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5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5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5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5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6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71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3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7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7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7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8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8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8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3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8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9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0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0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1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1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2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4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4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3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4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4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4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4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4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6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71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4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7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7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7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8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8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8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8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8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9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9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4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9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9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0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0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0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1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1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1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1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2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2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2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2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2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3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3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3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3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4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4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4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4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5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5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5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5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6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7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7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75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5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7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8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8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8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8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0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1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1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6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1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2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6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2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3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3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3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3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4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4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4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4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5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5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5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5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6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6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6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6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6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7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7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6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7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7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8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8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6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8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8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6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9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6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0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05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7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0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1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1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1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1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1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2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2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3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3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7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3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3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4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7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5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5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6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62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7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6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6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7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7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7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7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8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8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7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8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9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7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9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0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1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1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14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8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1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1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2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2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2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2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2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3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3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4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4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4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5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5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8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6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6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7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72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8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7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7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8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8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8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8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9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9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9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9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0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0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0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0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1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1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2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2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2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3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3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3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4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4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4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4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5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5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5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5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6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6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6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6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7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8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8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9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0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0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07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0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1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1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1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1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1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2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2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2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2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2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3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3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3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3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4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4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4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4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5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5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5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6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6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6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7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7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7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8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8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8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8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0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0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07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1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1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1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1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1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1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2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2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2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3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3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3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3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4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4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4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6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6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6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6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7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7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7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8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9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9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9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9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1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1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1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2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3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3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3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40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2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4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4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4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2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4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2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5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5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2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5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2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5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6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6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2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6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3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3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3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3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5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5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7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74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3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7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7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8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8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8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9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9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3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9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3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9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0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4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0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1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4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1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4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1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1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9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9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0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0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0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5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5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6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7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7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75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5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7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8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8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5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8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5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8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9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0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6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1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7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8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88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6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9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9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9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6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9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6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0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7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0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7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0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7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0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7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0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7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1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7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1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7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1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7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1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7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1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2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7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2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7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2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2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2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3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4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4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6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6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6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8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8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9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0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05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8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0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1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1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8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1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8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1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2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2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3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3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8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3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3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2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2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2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9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3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3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3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4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4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4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4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5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5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5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7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7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8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8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8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9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9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9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0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0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0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0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1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1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1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2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3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3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3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41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0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4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4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4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0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5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0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5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5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6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6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7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0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7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7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9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0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0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0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1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2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2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2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3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4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4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4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4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5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6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6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6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7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8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8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8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0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0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0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11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2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1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1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1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2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2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2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2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2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3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2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4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4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5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5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5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5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6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6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6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7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7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7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8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9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0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0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0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1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2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3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33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3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3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3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4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4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4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4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4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5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6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6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7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7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7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8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8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8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9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9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9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9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0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1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1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1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1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2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2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2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3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3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3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4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4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4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4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4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4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5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5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5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6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69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4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7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7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7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8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8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8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8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9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9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0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0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0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0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0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1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1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1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2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2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2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3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3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3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3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4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6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71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5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7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7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7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8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2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2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2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3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3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3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3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4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4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4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6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4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4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5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5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5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5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6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6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6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6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6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6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6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6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8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8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9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92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6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9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9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9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0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0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0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0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1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1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1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2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7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2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2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2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2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3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3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3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3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3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4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4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4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5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5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7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5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6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6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7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7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7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7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7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9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93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7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9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0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0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0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1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1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1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1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2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2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2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3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3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3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4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4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4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4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4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5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5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5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6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6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6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6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7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7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7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7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9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aa5500" text:display="none"/>
    </style:style>
    <style:style style:name="T2900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aa5500"/>
    </style:style>
    <style:style style:name="T290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1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1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1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2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3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3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3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4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4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4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5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5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5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6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6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6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6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7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7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7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9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7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7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8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8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8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9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8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9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9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9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9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9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9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0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0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0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0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30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1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1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1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1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30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2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2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2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4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4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4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4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5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5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5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6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6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6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6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7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7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7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7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8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9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9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9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99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31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0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0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0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0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1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1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1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1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2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2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2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3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3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3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4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4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4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4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5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5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5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5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6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6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6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6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7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7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8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9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0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0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0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0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2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0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32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1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1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2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1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2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2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3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3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2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3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3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4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4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4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2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5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2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5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5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2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2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2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76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 text:display="none"/>
    </style:style>
    <style:style style:name="T3277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79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 text:display="none"/>
    </style:style>
    <style:style style:name="T3280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82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 text:display="none"/>
    </style:style>
    <style:style style:name="T3283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85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 text:display="none"/>
    </style:style>
    <style:style style:name="T3286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88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 text:display="none"/>
    </style:style>
    <style:style style:name="T3289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91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 text:display="none"/>
    </style:style>
    <style:style style:name="T3292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4.00pt" fo:text-indent="0.00pt"/>
    </style:style>
    <style:style style:name="P2" style:family="paragraph">
      <style:paragraph-properties fo:line-height="100.00%" fo:text-align="left" fo:margin-left="24.00pt" fo:text-indent="0.00pt"/>
    </style:style>
    <style:style style:name="P3" style:family="paragraph">
      <style:paragraph-properties fo:line-height="100.00%" fo:text-align="left" fo:margin-left="24.00pt" fo:text-indent="0.00pt"/>
    </style:style>
    <style:style style:name="P4" style:family="paragraph">
      <style:paragraph-properties fo:line-height="100.00%" fo:text-align="left" fo:margin-left="24.00pt" fo:text-indent="0.00pt"/>
    </style:style>
    <style:style style:name="P5" style:family="paragraph">
      <style:paragraph-properties fo:line-height="100.00%" fo:text-align="left" fo:margin-left="24.00pt" fo:text-indent="0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4.00pt" fo:text-indent="0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4.0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4.00pt" fo:text-indent="0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4.00pt" fo:text-indent="0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4.00pt" fo:text-indent="0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4.00pt" fo:text-indent="0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4.00pt" fo:text-indent="0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4.00pt" fo:text-indent="0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4.00pt" fo:text-indent="0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4.00pt" fo:text-indent="0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4.00pt" fo:text-indent="0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4.00pt" fo:text-indent="0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4.00pt" fo:text-indent="0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4.00pt" fo:text-indent="0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4.00pt" fo:text-indent="0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4.00pt" fo:text-indent="0.0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4.00pt" fo:text-indent="0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4.00pt" fo:text-indent="0.00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4.00pt" fo:text-indent="0.00p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4.00pt" fo:text-indent="0.00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4.00pt" fo:text-indent="0.0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24.00pt" fo:text-indent="0.00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24.00pt" fo:text-indent="0.00p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24.00pt" fo:text-indent="0.00pt"/>
    </style:style>
    <style:style style:name="P55" style:family="paragraph">
      <style:paragraph-properties fo:line-height="100.00%" fo:text-align="left"/>
    </style:style>
  </office:automatic-styles>
  <office:body>
    <office:text>
      <text:p text:style-name="P1"><text:span text:style-name="T1">PC Nummer:826300952</text:span></text:p>
      <text:p text:style-name="P1"><text:span text:style-name="T2"/></text:p>
      <text:p text:style-name="P1"><text:span text:style-name="T3">+++</text:span></text:p>
      <text:p text:style-name="P2"><text:span text:style-name="T4"/></text:p>
      <text:p text:style-name="P2"><text:span text:style-name="T5">git github;</text:span></text:p>
      <text:p text:style-name="P2"><text:span text:style-name="T6">git remote -v<text:s text:c="18"/># Uzak depo adresini ver</text:span></text:p>
      <text:p text:style-name="P2"><text:span text:style-name="T6">git remote set-url origin url<text:s text:c="2"/># Uzak depo adresini değiştir</text:span></text:p>
      <text:p text:style-name="P2"><text:span text:style-name="T6">git remote rm origin<text:s text:c="11"/># Uzak depodaki adresi siler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>echo "# intellijPull" &gt;&gt; README.md</text:span></text:p>
      <text:p text:style-name="P2"><text:span text:style-name="T6">git init</text:span></text:p>
      <text:p text:style-name="P2"><text:span text:style-name="T6">git add README.md</text:span></text:p>
      <text:p text:style-name="P2"><text:span text:style-name="T6">git commit -m "first commit"</text:span></text:p>
      <text:p text:style-name="P2"><text:span text:style-name="T6">git branch -M main</text:span></text:p>
      <text:p text:style-name="P2"><text:span text:style-name="T6">git remote add origin<text:s/></text:span><text:a xlink:href="https://github.com/inventor25/intellijPull.git"><text:span text:style-name="T7">https://github.com/inventor25/intellijPull.git</text:span></text:a><text:span text:style-name="T8"/></text:p>
      <text:p text:style-name="P2"><text:span text:style-name="T8">git push -u origin main</text:span></text:p>
      <text:p text:style-name="P3"><text:span text:style-name="T9"/></text:p>
      <text:p text:style-name="P3"><text:span text:style-name="T10">+++</text:span></text:p>
      <text:p text:style-name="P4"><text:a xlink:href="https://github.com/settings/two_factor_authentication/setup/intro"><text:span text:style-name="T11">https://github.com/settings/two_factor_authentication/setup/intro</text:span></text:a><text:span text:style-name="T12"/></text:p>
      <text:p text:style-name="P4"><text:span text:style-name="T12">Keep your recovery codes in a safe spot</text:span></text:p>
      <text:p text:style-name="P4"><text:span text:style-name="T12">If you lose your device and can't find your recovery codes, you will lose access to your account.</text:span></text:p>
      <text:p text:style-name="P4"><text:span text:style-name="T12">238c6-e5d4f</text:span></text:p>
      <text:p text:style-name="P4"><text:span text:style-name="T12">eb165-e8635</text:span></text:p>
      <text:p text:style-name="P4"><text:span text:style-name="T12">154d7-010b4</text:span></text:p>
      <text:p text:style-name="P4"><text:span text:style-name="T12">2cede-108b6</text:span></text:p>
      <text:p text:style-name="P4"><text:span text:style-name="T12">5aa41-7f05d</text:span></text:p>
      <text:p text:style-name="P4"><text:span text:style-name="T12">adc1b-3514a</text:span></text:p>
      <text:p text:style-name="P4"><text:span text:style-name="T12">55cb9-1f069</text:span></text:p>
      <text:p text:style-name="P4"><text:span text:style-name="T12">5ab18-5df4a</text:span></text:p>
      <text:p text:style-name="P4"><text:span text:style-name="T12">1cb3d-65db0</text:span></text:p>
      <text:p text:style-name="P4"><text:span text:style-name="T12">d49cd-dacf8</text:span></text:p>
      <text:p text:style-name="P4"><text:span text:style-name="T12">54fec-9e365</text:span></text:p>
      <text:p text:style-name="P4"><text:span text:style-name="T12">44143-15c49</text:span></text:p>
      <text:p text:style-name="P4"><text:span text:style-name="T12">1ee8e-c336a</text:span></text:p>
      <text:p text:style-name="P4"><text:span text:style-name="T12">24411-c2f08</text:span></text:p>
      <text:p text:style-name="P4"><text:span text:style-name="T12">388b9-80801</text:span></text:p>
      <text:p text:style-name="P4"><text:span text:style-name="T12">9b614-e81d2</text:span></text:p>
      <text:p text:style-name="P4"><text:span text:style-name="T13"/></text:p>
      <text:p text:style-name="P4"><text:span text:style-name="T13"/></text:p>
      <text:p text:style-name="P4"><text:span text:style-name="T14">github token<text:s/></text:span><text:span text:style-name="T15">: 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</text:span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7">package</text:span><text:span text:style-name="T18"><text:s/>day01variables;</text:span></text:p>
      <text:p text:style-name="P5"><text:span text:style-name="T19">​</text:span></text:p>
      <text:p text:style-name="P5"><text:span text:style-name="T20">public</text:span><text:span text:style-name="T21"><text:s/></text:span><text:span text:style-name="T22">class</text:span><text:span text:style-name="T23"><text:s/></text:span><text:span text:style-name="T24">Variables01</text:span><text:span text:style-name="T25"><text:s/>{</text:span></text:p>
      <text:p text:style-name="P5"><text:span text:style-name="T26">​</text:span></text:p>
      <text:p text:style-name="P5"><text:span text:style-name="T26"><text:s text:c="36"/></text:span><text:span text:style-name="T27">//Variable nasil olusturulur?</text:span></text:p>
      <text:p text:style-name="P5"><text:span text:style-name="T28">​</text:span></text:p>
      <text:p text:style-name="P5"><text:span text:style-name="T28"><text:s text:c="4"/></text:span><text:span text:style-name="T29">//1)Access Modifier<text:s text:c="3"/>2)Data Type<text:s text:c="5"/>3)Variable ismi<text:s text:c="5"/>4) =<text:s text:c="7"/>5)Deger<text:s text:c="4"/>6);</text:span></text:p>
      <text:p text:style-name="P5"><text:span text:style-name="T30">​</text:span></text:p>
      <text:p text:style-name="P5"><text:span text:style-name="T30"><text:s text:c="4"/></text:span><text:span text:style-name="T31">// Java'da ";" Ingilizce'deki "." gibidir</text:span></text:p>
      <text:p text:style-name="P5"><text:span text:style-name="T32"><text:s text:c="4"/></text:span><text:span text:style-name="T33">// Ingiliozce'de "cumle" deriz, Java'da "statement" deriz</text:span></text:p>
      <text:p text:style-name="P5"><text:span text:style-name="T34">​</text:span></text:p>
      <text:p text:style-name="P5"><text:span text:style-name="T34"><text:s text:c="4"/></text:span><text:span text:style-name="T35">// "=" sembolu "Assignment(Atama) Operator" olarak adlandirilir</text:span></text:p>
      <text:p text:style-name="P5"><text:span text:style-name="T36"><text:s text:c="4"/></text:span><text:span text:style-name="T37">// "Assignment(Atama) Operator" sagdaki degeri alir soldaki variable'in icine koyar</text:span></text:p>
      <text:p text:style-name="P5"><text:span text:style-name="T38">​</text:span></text:p>
      <text:p text:style-name="P5"><text:span text:style-name="T38"><text:s text:c="4"/></text:span><text:span text:style-name="T39">public</text:span><text:span text:style-name="T40"><text:s/></text:span><text:span text:style-name="T41">int</text:span><text:span text:style-name="T42"><text:s/>age =<text:s/></text:span><text:span text:style-name="T43">13</text:span><text:span text:style-name="T44">;</text:span></text:p>
      <text:p text:style-name="P5"><text:span text:style-name="T45"><text:s text:c="4"/></text:span><text:span text:style-name="T46">public</text:span><text:span text:style-name="T47"><text:s/></text:span><text:span text:style-name="T48">int</text:span><text:span text:style-name="T49"><text:s/>height =<text:s/></text:span><text:span text:style-name="T50">183</text:span><text:span text:style-name="T51">;</text:span></text:p>
      <text:p text:style-name="P5"><text:span text:style-name="T52">​</text:span></text:p>
      <text:p text:style-name="P5"><text:span text:style-name="T52"><text:s text:c="36"/></text:span><text:span text:style-name="T53">//Java'da Data Type'lari</text:span></text:p>
      <text:p text:style-name="P5"><text:span text:style-name="T54"><text:s text:c="4"/></text:span><text:span text:style-name="T55">/*</text:span></text:p>
      <text:p text:style-name="P5"><text:span text:style-name="T56"><text:s text:c="40"/></text:span><text:span text:style-name="T57">Primitive Data Types</text:span></text:p>
      <text:p text:style-name="P5"><text:span text:style-name="T58"><text:s text:c="8"/></text:span><text:span text:style-name="T59">1)int: Integer'in kisaltmasi. Integer tamsayi demektir. 32 bit kullanir.</text:span></text:p>
      <text:p text:style-name="P5"><text:span text:style-name="T60"><text:s text:c="15"/></text:span><text:span text:style-name="T61">Matematik'de tamsayilarin basi ve sonu yoktur fakat Java'da tamsayilarin basi ve sonu vardir.</text:span></text:p>
      <text:p text:style-name="P5"><text:span text:style-name="T62"><text:s text:c="15"/></text:span><text:span text:style-name="T63">En kucuk int = -2,147,483,648</text:span></text:p>
      <text:p text:style-name="P5"><text:span text:style-name="T64"><text:s text:c="15"/></text:span><text:span text:style-name="T65">En buyuk int =<text:s text:c="2"/>2,147,483,647</text:span></text:p>
      <text:p text:style-name="P5"><text:span text:style-name="T66">​</text:span></text:p>
      <text:p text:style-name="P5"><text:span text:style-name="T66"><text:s text:c="8"/></text:span><text:span text:style-name="T67">2)byte: Tamsayilar icin kullanilir. 8 bit kullanir.</text:span></text:p>
      <text:p text:style-name="P5"><text:span text:style-name="T68"><text:s text:c="16"/></text:span><text:span text:style-name="T69">En kucuk byte = -128</text:span></text:p>
      <text:p text:style-name="P5"><text:span text:style-name="T70"><text:s text:c="16"/></text:span><text:span text:style-name="T71">En buyuk byte = 127</text:span></text:p>
      <text:p text:style-name="P5"><text:span text:style-name="T72">​</text:span></text:p>
      <text:p text:style-name="P5"><text:span text:style-name="T72"><text:s text:c="7"/></text:span><text:span text:style-name="T73">3)short: Tamsayilar icin. 16 bit kullanir.</text:span></text:p>
      <text:p text:style-name="P5"><text:span text:style-name="T74"><text:s text:c="16"/></text:span><text:span text:style-name="T75">En kucuk short = -32768</text:span></text:p>
      <text:p text:style-name="P5"><text:span text:style-name="T76"><text:s text:c="16"/></text:span><text:span text:style-name="T77">En buyuk short = 32767</text:span></text:p>
      <text:p text:style-name="P5"><text:span text:style-name="T78">​</text:span></text:p>
      <text:p text:style-name="P5"><text:span text:style-name="T78"><text:s text:c="7"/></text:span><text:span text:style-name="T79">4)long: Tamsayilar icindir. 64 bit kullanir.</text:span></text:p>
      <text:p text:style-name="P5"><text:span text:style-name="T80"><text:s text:c="15"/></text:span><text:span text:style-name="T81">En kucuk long = -9,223,372,036,854,755,808</text:span></text:p>
      <text:p text:style-name="P5"><text:span text:style-name="T82"><text:s text:c="15"/></text:span><text:span text:style-name="T83">En buyuk long =<text:s text:c="2"/>9,223,372,036,854,755,807</text:span></text:p>
      <text:p text:style-name="P5"><text:span text:style-name="T84">​</text:span></text:p>
      <text:p text:style-name="P5"><text:span text:style-name="T84"><text:s text:c="6"/></text:span><text:span text:style-name="T85">5)float: Ondalikli sayilar icindir. 32 bit kullanir</text:span></text:p>
      <text:p text:style-name="P5"><text:span text:style-name="T86"><text:s text:c="15"/></text:span><text:span text:style-name="T87">"float" virgulden sonra 7 basamak icerebilir</text:span></text:p>
      <text:p text:style-name="P5"><text:span text:style-name="T88"><text:s text:c="15"/></text:span><text:span text:style-name="T89">"float" degerlerinde sona "f" veya "F" koymaniz gerekir</text:span></text:p>
      <text:p text:style-name="P5"><text:span text:style-name="T90">​</text:span></text:p>
      <text:p text:style-name="P5"><text:span text:style-name="T90"><text:s text:c="6"/></text:span><text:span text:style-name="T91">6)double: Ondalikli sayilar icindir. 64 bit kullanir.</text:span></text:p>
      <text:p text:style-name="P5"><text:span text:style-name="T92"><text:s text:c="16"/></text:span><text:span text:style-name="T93">"double" virgulden sonra 16 basamak icerebilir</text:span></text:p>
      <text:p text:style-name="P5"><text:span text:style-name="T94">​</text:span></text:p>
      <text:p text:style-name="P5"><text:span text:style-name="T94"><text:s text:c="6"/></text:span><text:span text:style-name="T95">7)boolean: "true" veya "false" degerleri icin kullanilir. 1 bit kullanir.</text:span></text:p>
      <text:p text:style-name="P5"><text:span text:style-name="T96">​</text:span></text:p>
      <text:p text:style-name="P5"><text:span text:style-name="T96"><text:s text:c="6"/></text:span><text:span text:style-name="T97">8)char: Tek karakterler icin kullanilir. 16 bit kullanir</text:span></text:p>
      <text:p text:style-name="P5"><text:span text:style-name="T98"><text:s text:c="14"/></text:span><text:span text:style-name="T99">A, c, 2, ?, _, =</text:span></text:p>
      <text:p text:style-name="P5"><text:span text:style-name="T100"><text:s text:c="14"/></text:span><text:span text:style-name="T101">Note: "char" lara deger verirken, degeri tek tirnak arasina koyunuz. Yoksa hata verir.</text:span></text:p>
      <text:p text:style-name="P5"><text:span text:style-name="T102">​</text:span></text:p>
      <text:p text:style-name="P5"><text:span text:style-name="T102"><text:s text:c="14"/></text:span><text:span text:style-name="T103">Note: Java buyuk ve kucuk harflere duyarlidir.</text:span></text:p>
      <text:p text:style-name="P5"><text:span text:style-name="T104"><text:s text:c="20"/></text:span><text:span text:style-name="T105">Java icin TRUE ile true tamamen farklidir</text:span></text:p>
      <text:p text:style-name="P5"><text:span text:style-name="T106">​</text:span></text:p>
      <text:p text:style-name="P5"><text:span text:style-name="T106"><text:s text:c="5"/></text:span><text:span text:style-name="T107">Note: Numeric Data Types: byte &lt; short &lt; int &lt; long &lt; float &lt; double</text:span></text:p>
      <text:p text:style-name="P5"><text:span text:style-name="T108"><text:s text:c="11"/></text:span><text:span text:style-name="T109">Numeric Olmayan Data Types: boolean - char</text:span></text:p>
      <text:p text:style-name="P5"><text:span text:style-name="T110">​</text:span></text:p>
      <text:p text:style-name="P5"><text:span text:style-name="T110"><text:s text:c="44"/></text:span><text:span text:style-name="T111">Non-Primitive Data Types</text:span></text:p>
      <text:p text:style-name="P5"><text:span text:style-name="T112"><text:s text:c="6"/></text:span><text:span text:style-name="T113">String: Isim, adres, kimlik numarasi gibi bir veya birden fazla karakter iceren degerlerde kullanilir.</text:span></text:p>
      <text:p text:style-name="P5"><text:span text:style-name="T114"><text:s text:c="14"/></text:span><text:span text:style-name="T115">String degerleri mutlaka cift tirnak arasina konulmalidir.</text:span></text:p>
      <text:p text:style-name="P5"><text:span text:style-name="T116"><text:s text:c="14"/></text:span><text:span text:style-name="T117">String non-primitive dir. Yani bir String olusturdugunuzda Java size bir suru method verir.</text:span></text:p>
      <text:p text:style-name="P5"><text:span text:style-name="T118">​</text:span></text:p>
      <text:p text:style-name="P5"><text:span text:style-name="T118"><text:s text:c="14"/></text:span><text:span text:style-name="T119">Primitive ile Non-Primitive lerin farki nedir?<text:s text:c="34"/></text:span></text:p>
      <text:p text:style-name="P5"><text:span text:style-name="T120"><text:s text:c="5"/></text:span><text:span text:style-name="T121">*/</text:span></text:p>
      <text:p text:style-name="P5"><text:span text:style-name="T122"><text:s text:c="4"/></text:span><text:span text:style-name="T123">public</text:span><text:span text:style-name="T124"><text:s/></text:span><text:span text:style-name="T125">byte</text:span><text:span text:style-name="T126"><text:s/>price =<text:s/></text:span><text:span text:style-name="T127">12</text:span><text:span text:style-name="T128">;</text:span></text:p>
      <text:p text:style-name="P5"><text:span text:style-name="T129"><text:s text:c="4"/></text:span><text:span text:style-name="T130">public</text:span><text:span text:style-name="T131"><text:s/></text:span><text:span text:style-name="T132">short</text:span><text:span text:style-name="T133"><text:s/>populationOfVillage =<text:s/></text:span><text:span text:style-name="T134">23000</text:span><text:span text:style-name="T135">;</text:span></text:p>
      <text:p text:style-name="P5"><text:span text:style-name="T136">​</text:span></text:p>
      <text:p text:style-name="P5"><text:span text:style-name="T136"><text:s text:c="4"/></text:span><text:span text:style-name="T137">public</text:span><text:span text:style-name="T138"><text:s/></text:span><text:span text:style-name="T139">float</text:span><text:span text:style-name="T140"><text:s/>priceOfShirt =<text:s/></text:span><text:span text:style-name="T141">13.99F</text:span><text:span text:style-name="T142">;</text:span></text:p>
      <text:p text:style-name="P5"><text:span text:style-name="T143"><text:s text:c="4"/></text:span><text:span text:style-name="T144">public</text:span><text:span text:style-name="T145"><text:s/></text:span><text:span text:style-name="T146">double</text:span><text:span text:style-name="T147"><text:s/>weightOfCell =<text:s/></text:span><text:span text:style-name="T148">0.000012045</text:span><text:span text:style-name="T149">;</text:span></text:p>
      <text:p text:style-name="P5"><text:span text:style-name="T150">​</text:span></text:p>
      <text:p text:style-name="P5"><text:span text:style-name="T150"><text:s text:c="4"/></text:span><text:span text:style-name="T151">//Siz "long" demenize ragmen Java verilen sayiyi "int" kabul eder</text:span></text:p>
      <text:p text:style-name="P5"><text:span text:style-name="T152"><text:s text:c="4"/></text:span><text:span text:style-name="T153">//Bu yuzden, long bir variable'a "int" araliginin disinda bir sayi verirseniz mutlaka sonuna "L" veya "l" koyunuz</text:span></text:p>
      <text:p text:style-name="P5"><text:span text:style-name="T154"><text:s text:c="4"/></text:span><text:span text:style-name="T155">public</text:span><text:span text:style-name="T156"><text:s/></text:span><text:span text:style-name="T157">long</text:span><text:span text:style-name="T158"><text:s/>populationOfWorld =<text:s/></text:span><text:span text:style-name="T159">7000000000L</text:span><text:span text:style-name="T160">;</text:span></text:p>
      <text:p text:style-name="P5"><text:span text:style-name="T161">​</text:span></text:p>
      <text:p text:style-name="P5"><text:span text:style-name="T161"><text:s text:c="4"/></text:span><text:span text:style-name="T162">//Burada "L" koymadigimiz halde problem yok cunku "1234" int araligina uyar.</text:span></text:p>
      <text:p text:style-name="P5"><text:span text:style-name="T163"><text:s text:c="4"/></text:span><text:span text:style-name="T164">public</text:span><text:span text:style-name="T165"><text:s/></text:span><text:span text:style-name="T166">long</text:span><text:span text:style-name="T167"><text:s/>x =<text:s/></text:span><text:span text:style-name="T168">1234</text:span><text:span text:style-name="T169">;</text:span></text:p>
      <text:p text:style-name="P5"><text:span text:style-name="T170">​</text:span></text:p>
      <text:p text:style-name="P5"><text:span text:style-name="T170"><text:s text:c="4"/></text:span><text:span text:style-name="T171">public</text:span><text:span text:style-name="T172"><text:s/></text:span><text:span text:style-name="T173">boolean</text:span><text:span text:style-name="T174"><text:s/>isOld =<text:s/></text:span><text:span text:style-name="T175">true</text:span><text:span text:style-name="T176">;</text:span></text:p>
      <text:p text:style-name="P5"><text:span text:style-name="T177"><text:s text:c="4"/></text:span><text:span text:style-name="T178">public</text:span><text:span text:style-name="T179"><text:s/></text:span><text:span text:style-name="T180">boolean</text:span><text:span text:style-name="T181"><text:s/>isRich =<text:s/></text:span><text:span text:style-name="T182">false</text:span><text:span text:style-name="T183">;</text:span></text:p>
      <text:p text:style-name="P5"><text:span text:style-name="T184">​</text:span></text:p>
      <text:p text:style-name="P5"><text:span text:style-name="T184"><text:s text:c="4"/></text:span><text:span text:style-name="T185">public</text:span><text:span text:style-name="T186"><text:s/></text:span><text:span text:style-name="T187">char</text:span><text:span text:style-name="T188"><text:s/>initial =<text:s/></text:span><text:span text:style-name="T189">'S'</text:span><text:span text:style-name="T190">;</text:span></text:p>
      <text:p text:style-name="P5"><text:span text:style-name="T191">​</text:span></text:p>
      <text:p text:style-name="P5"><text:span text:style-name="T191"><text:s text:c="4"/></text:span><text:span text:style-name="T192">public</text:span><text:span text:style-name="T193"><text:s/></text:span><text:span text:style-name="T194">String</text:span><text:span text:style-name="T195"><text:s/>name =<text:s/></text:span><text:span text:style-name="T196">"Tom Hanks"</text:span><text:span text:style-name="T197">;</text:span></text:p>
      <text:p text:style-name="P5"><text:span text:style-name="T198">​</text:span></text:p>
      <text:p text:style-name="P5"><text:span text:style-name="T198"><text:s text:c="4"/></text:span><text:span text:style-name="T199">//Note: "main method" arabanin motoru gibidir.</text:span></text:p>
      <text:p text:style-name="P5"><text:span text:style-name="T200"><text:s text:c="4"/></text:span><text:span text:style-name="T201">//<text:s text:c="6"/>"main method" calismadan hicbirsey calismaz</text:span></text:p>
      <text:p text:style-name="P5"><text:span text:style-name="T202"><text:s text:c="4"/></text:span><text:span text:style-name="T203">public</text:span><text:span text:style-name="T204"><text:s/></text:span><text:span text:style-name="T205">static</text:span><text:span text:style-name="T206"><text:s/></text:span><text:span text:style-name="T207">void</text:span><text:span text:style-name="T208"><text:s/>main(</text:span><text:span text:style-name="T209">String</text:span><text:span text:style-name="T210">[] args) {</text:span></text:p>
      <text:p text:style-name="P5"><text:span text:style-name="T211">​</text:span></text:p>
      <text:p text:style-name="P5"><text:span text:style-name="T211"><text:s text:c="4"/></text:span><text:span text:style-name="T212">}</text:span></text:p>
      <text:p text:style-name="P6"><text:span text:style-name="T213">***</text:span></text:p>
      <text:p text:style-name="P6"><text:span text:style-name="T214"/></text:p>
      <text:p text:style-name="P6"><text:span text:style-name="T214"/></text:p>
      <text:p text:style-name="P7"><text:span text:style-name="T215">package</text:span><text:span text:style-name="T216"><text:s/>day02methodcreation;</text:span></text:p>
      <text:p text:style-name="P8"><text:span text:style-name="T217">​</text:span></text:p>
      <text:p text:style-name="P8"><text:span text:style-name="T218">public</text:span><text:span text:style-name="T219"><text:s/></text:span><text:span text:style-name="T220">class</text:span><text:span text:style-name="T221"><text:s/></text:span><text:span text:style-name="T222">MethodCreation</text:span><text:span text:style-name="T223"><text:s/>{</text:span></text:p>
      <text:p text:style-name="P8"><text:span text:style-name="T224">​</text:span></text:p>
      <text:p text:style-name="P8"><text:span text:style-name="T224"><text:s text:c="4"/></text:span><text:span text:style-name="T225">//main method icinde kullanacaginiz hersey "static" olmalidir.</text:span></text:p>
      <text:p text:style-name="P8"><text:span text:style-name="T226"><text:s text:c="4"/></text:span><text:span text:style-name="T227">public</text:span><text:span text:style-name="T228"><text:s/></text:span><text:span text:style-name="T229">static</text:span><text:span text:style-name="T230"><text:s/></text:span><text:span text:style-name="T231">void</text:span><text:span text:style-name="T232"><text:s/>main(</text:span><text:span text:style-name="T233">String</text:span><text:span text:style-name="T234">[] args) {</text:span></text:p>
      <text:p text:style-name="P8"><text:span text:style-name="T235">​</text:span></text:p>
      <text:p text:style-name="P8"><text:span text:style-name="T235"><text:s text:c="8"/></text:span><text:span text:style-name="T236">System.out.println(toplamaYap(</text:span><text:span text:style-name="T237">1.2</text:span><text:span text:style-name="T238">,<text:s/></text:span><text:span text:style-name="T239">5</text:span><text:span text:style-name="T240">));</text:span></text:p>
      <text:p text:style-name="P8"><text:span text:style-name="T241"><text:s text:c="8"/></text:span><text:span text:style-name="T242">System.out.println(ucSayiyiCarp(</text:span><text:span text:style-name="T243">2</text:span><text:span text:style-name="T244">,<text:s/></text:span><text:span text:style-name="T245">1.5</text:span><text:span text:style-name="T246">,<text:s/></text:span><text:span text:style-name="T247">6</text:span><text:span text:style-name="T248">));</text:span></text:p>
      <text:p text:style-name="P8"><text:span text:style-name="T249">​</text:span></text:p>
      <text:p text:style-name="P8"><text:span text:style-name="T249"><text:s text:c="8"/></text:span><text:span text:style-name="T250">System.out.println(ilkIkiyiToplaUcuncuIleCarp(</text:span><text:span text:style-name="T251">2</text:span><text:span text:style-name="T252">,<text:s/></text:span><text:span text:style-name="T253">8</text:span><text:span text:style-name="T254">,<text:s/></text:span><text:span text:style-name="T255">3.2</text:span><text:span text:style-name="T256">));</text:span></text:p>
      <text:p text:style-name="P8"><text:span text:style-name="T257">​</text:span></text:p>
      <text:p text:style-name="P8"><text:span text:style-name="T257"><text:s text:c="8"/></text:span><text:span text:style-name="T258">//sout yazip "Enter" a basiniz System.out.println() otomatik olarak yazilir.</text:span></text:p>
      <text:p text:style-name="P8"><text:span text:style-name="T259"><text:s text:c="8"/></text:span><text:span text:style-name="T260">//Ekrana bir sey yazdirmak icin iki tane kod var i)System.out.println() ==&gt; Satirbasi yapar<text:s text:c="6"/>ii)System.out.print() ==&gt; Satirbasi yapmaz</text:span></text:p>
      <text:p text:style-name="P8"><text:span text:style-name="T261">​</text:span></text:p>
      <text:p text:style-name="P8"><text:span text:style-name="T261">​</text:span></text:p>
      <text:p text:style-name="P8"><text:span text:style-name="T261"><text:s text:c="4"/></text:span><text:span text:style-name="T262">}</text:span></text:p>
      <text:p text:style-name="P8"><text:span text:style-name="T263">​</text:span></text:p>
      <text:p text:style-name="P8"><text:span text:style-name="T263"><text:s text:c="4"/></text:span><text:span text:style-name="T264">//Example 1: Toplama islemi yapan bir method olusturunuz</text:span></text:p>
      <text:p text:style-name="P8"><text:span text:style-name="T265"><text:s text:c="4"/></text:span><text:span text:style-name="T266">public</text:span><text:span text:style-name="T267"><text:s/></text:span><text:span text:style-name="T268">static</text:span><text:span text:style-name="T269"><text:s/></text:span><text:span text:style-name="T270">double</text:span><text:span text:style-name="T271"><text:s/>toplamaYap(</text:span><text:span text:style-name="T272">double</text:span><text:span text:style-name="T273"><text:s/>a,<text:s/></text:span><text:span text:style-name="T274">double</text:span><text:span text:style-name="T275"><text:s/>b){</text:span></text:p>
      <text:p text:style-name="P8"><text:span text:style-name="T276"><text:s text:c="8"/></text:span><text:span text:style-name="T277">return</text:span><text:span text:style-name="T278"><text:s/>a+b;</text:span></text:p>
      <text:p text:style-name="P8"><text:span text:style-name="T279"><text:s text:c="4"/></text:span><text:span text:style-name="T280">}</text:span></text:p>
      <text:p text:style-name="P8"><text:span text:style-name="T281"><text:s text:c="4"/></text:span><text:span text:style-name="T282">//Example 2: Uc sayiyi birbiri ile carpan bir method olusturunuz</text:span></text:p>
      <text:p text:style-name="P8"><text:span text:style-name="T283"><text:s text:c="4"/></text:span><text:span text:style-name="T284">public</text:span><text:span text:style-name="T285"><text:s/></text:span><text:span text:style-name="T286">static</text:span><text:span text:style-name="T287"><text:s/></text:span><text:span text:style-name="T288">double</text:span><text:span text:style-name="T289"><text:s/>ucSayiyiCarp(</text:span><text:span text:style-name="T290">double</text:span><text:span text:style-name="T291"><text:s/>a,<text:s/></text:span><text:span text:style-name="T292">double</text:span><text:span text:style-name="T293"><text:s/>b,<text:s/></text:span><text:span text:style-name="T294">double</text:span><text:span text:style-name="T295"><text:s/>c){</text:span></text:p>
      <text:p text:style-name="P8"><text:span text:style-name="T296"><text:s text:c="8"/></text:span><text:span text:style-name="T297">return</text:span><text:span text:style-name="T298"><text:s/>a*b*c;</text:span></text:p>
      <text:p text:style-name="P8"><text:span text:style-name="T299"><text:s text:c="4"/></text:span><text:span text:style-name="T300">}</text:span></text:p>
      <text:p text:style-name="P8"><text:span text:style-name="T301"><text:s text:c="4"/></text:span><text:span text:style-name="T302">//Example 3: Us sayidan ilk ikisini toplayip ucuncu ile carpan method olusturup, sonucu ekrana yazdiriniz</text:span></text:p>
      <text:p text:style-name="P8"><text:span text:style-name="T303"><text:s text:c="4"/></text:span><text:span text:style-name="T304">public</text:span><text:span text:style-name="T305"><text:s/></text:span><text:span text:style-name="T306">static</text:span><text:span text:style-name="T307"><text:s/></text:span><text:span text:style-name="T308">double</text:span><text:span text:style-name="T309"><text:s/>ilkIkiyiToplaUcuncuIleCarp(</text:span><text:span text:style-name="T310">double</text:span><text:span text:style-name="T311"><text:s/>a,<text:s/></text:span><text:span text:style-name="T312">double</text:span><text:span text:style-name="T313"><text:s/>b,<text:s/></text:span><text:span text:style-name="T314">double</text:span><text:span text:style-name="T315"><text:s/>c){</text:span></text:p>
      <text:p text:style-name="P8"><text:span text:style-name="T316"><text:s text:c="8"/></text:span><text:span text:style-name="T317">return</text:span><text:span text:style-name="T318"><text:s/>(a+b) * c;</text:span></text:p>
      <text:p text:style-name="P8"><text:span text:style-name="T319"><text:s text:c="4"/></text:span><text:span text:style-name="T320">}</text:span></text:p>
      <text:p text:style-name="P8"><text:span text:style-name="T321">​</text:span></text:p>
      <text:p text:style-name="P8"><text:span text:style-name="T322">}</text:span></text:p>
      <text:p text:style-name="P9"><text:span text:style-name="T323"/></text:p>
      <text:p text:style-name="P9"><text:span text:style-name="T323"/></text:p>
      <text:p text:style-name="P9"><text:span text:style-name="T324">***************************</text:span></text:p>
      <text:p text:style-name="P9"><text:span text:style-name="T325"/></text:p>
      <text:p text:style-name="P9"><text:span text:style-name="T326">package</text:span><text:span text:style-name="T327"><text:s/>day02methodcreation;</text:span></text:p>
      <text:p text:style-name="P10"><text:span text:style-name="T328">​</text:span></text:p>
      <text:p text:style-name="P10"><text:span text:style-name="T329">public</text:span><text:span text:style-name="T330"><text:s/></text:span><text:span text:style-name="T331">class</text:span><text:span text:style-name="T332"><text:s/></text:span><text:span text:style-name="T333">MemoryKullanimi</text:span><text:span text:style-name="T334"><text:s/>{</text:span></text:p>
      <text:p text:style-name="P10"><text:span text:style-name="T335">​</text:span></text:p>
      <text:p text:style-name="P10"><text:span text:style-name="T335"><text:s text:c="4"/></text:span><text:span text:style-name="T336">/*</text:span></text:p>
      <text:p text:style-name="P10"><text:span text:style-name="T337"><text:s text:c="8"/></text:span><text:span text:style-name="T338">1)Java'da iki turlu "memory" var</text:span></text:p>
      <text:p text:style-name="P10"><text:span text:style-name="T339"><text:s text:c="12"/></text:span><text:span text:style-name="T340">i)Stack Memory:</text:span></text:p>
      <text:p text:style-name="P10"><text:span text:style-name="T341"><text:s text:c="16"/></text:span><text:span text:style-name="T342">a)Kucuk memory'dir</text:span></text:p>
      <text:p text:style-name="P10"><text:span text:style-name="T343"><text:s text:c="16"/></text:span><text:span text:style-name="T344">b)Primitve ve Non-Primitive'lerin adreslerini(Reference) icerir</text:span></text:p>
      <text:p text:style-name="P10"><text:span text:style-name="T345"><text:s text:c="11"/></text:span><text:span text:style-name="T346">ii)Heap Memory:</text:span></text:p>
      <text:p text:style-name="P10"><text:span text:style-name="T347"><text:s text:c="16"/></text:span><text:span text:style-name="T348">a)Buyuk Memory'dir</text:span></text:p>
      <text:p text:style-name="P10"><text:span text:style-name="T349"><text:s text:c="16"/></text:span><text:span text:style-name="T350">b)Non-Primitive'leri icerir</text:span></text:p>
      <text:p text:style-name="P10"><text:span text:style-name="T351"><text:s text:c="8"/></text:span><text:span text:style-name="T352">2)Java Heap Memory'ye yerlestirilen her non-primitve data icin bir address(Reference) olusturur ve bu adresi(Reference) Stack Memory'ye koyar.</text:span></text:p>
      <text:p text:style-name="P10"><text:span text:style-name="T353"><text:s text:c="10"/></text:span><text:span text:style-name="T354">Herhangi bir sebeple address(Reference) silinirse Java adresi(Reference) olmayan Heap deki non-primitive data yi otomatik siler.</text:span></text:p>
      <text:p text:style-name="P10"><text:span text:style-name="T355"><text:s text:c="10"/></text:span><text:span text:style-name="T356">Memory'nin temizligini saglayan "Garbage Collector" vardir.</text:span></text:p>
      <text:p text:style-name="P10"><text:span text:style-name="T357"><text:s text:c="5"/></text:span><text:span text:style-name="T358">*/</text:span></text:p>
      <text:p text:style-name="P10"><text:span text:style-name="T359">​</text:span></text:p>
      <text:p text:style-name="P10"><text:span text:style-name="T360">}</text:span></text:p>
      <text:p text:style-name="P11"><text:span text:style-name="T361"/></text:p>
      <text:p text:style-name="P11"><text:span text:style-name="T362">******************</text:span></text:p>
      <text:p text:style-name="P11"><text:span text:style-name="T363"/></text:p>
      <text:p text:style-name="P11"><text:span text:style-name="T363"/></text:p>
      <text:p text:style-name="P11"><text:span text:style-name="T364">package</text:span><text:span text:style-name="T365"><text:s/>day02methodcreation;</text:span></text:p>
      <text:p text:style-name="P12"><text:span text:style-name="T366">​</text:span></text:p>
      <text:p text:style-name="P12"><text:span text:style-name="T367">public</text:span><text:span text:style-name="T368"><text:s/></text:span><text:span text:style-name="T369">class</text:span><text:span text:style-name="T370"><text:s/></text:span><text:span text:style-name="T371">Car</text:span><text:span text:style-name="T372"><text:s/>{</text:span></text:p>
      <text:p text:style-name="P12"><text:span text:style-name="T373">​</text:span></text:p>
      <text:p text:style-name="P12"><text:span text:style-name="T373"><text:s text:c="4"/></text:span><text:span text:style-name="T374">public</text:span><text:span text:style-name="T375"><text:s/></text:span><text:span text:style-name="T376">String</text:span><text:span text:style-name="T377"><text:s/>marka =<text:s/></text:span><text:span text:style-name="T378">"Honda"</text:span><text:span text:style-name="T379">;</text:span></text:p>
      <text:p text:style-name="P12"><text:span text:style-name="T380"><text:s text:c="4"/></text:span><text:span text:style-name="T381">public</text:span><text:span text:style-name="T382"><text:s/></text:span><text:span text:style-name="T383">int</text:span><text:span text:style-name="T384"><text:s/>fiyat =<text:s/></text:span><text:span text:style-name="T385">20000</text:span><text:span text:style-name="T386">;</text:span></text:p>
      <text:p text:style-name="P12"><text:span text:style-name="T387">​</text:span></text:p>
      <text:p text:style-name="P12"><text:span text:style-name="T387"><text:s text:c="5"/></text:span><text:span text:style-name="T388">/*</text:span></text:p>
      <text:p text:style-name="P12"><text:span text:style-name="T389"><text:s text:c="12"/></text:span><text:span text:style-name="T390">Note: Class ==&gt; Variable ==&gt; Object ==&gt; Kullanacagiz</text:span></text:p>
      <text:p text:style-name="P12"><text:span text:style-name="T391"><text:s text:c="28"/></text:span><text:span text:style-name="T392">Method</text:span></text:p>
      <text:p text:style-name="P12"><text:span text:style-name="T393"><text:s text:c="5"/></text:span><text:span text:style-name="T394">*/</text:span></text:p>
      <text:p text:style-name="P12"><text:span text:style-name="T395">​</text:span></text:p>
      <text:p text:style-name="P12"><text:span text:style-name="T395">​</text:span></text:p>
      <text:p text:style-name="P12"><text:span text:style-name="T395"><text:s text:c="4"/></text:span><text:span text:style-name="T396">public</text:span><text:span text:style-name="T397"><text:s/></text:span><text:span text:style-name="T398">static</text:span><text:span text:style-name="T399"><text:s/></text:span><text:span text:style-name="T400">void</text:span><text:span text:style-name="T401"><text:s/>main(</text:span><text:span text:style-name="T402">String</text:span><text:span text:style-name="T403">[] args) {</text:span></text:p>
      <text:p text:style-name="P12"><text:span text:style-name="T404">​</text:span></text:p>
      <text:p text:style-name="P12"><text:span text:style-name="T404"><text:s text:c="8"/></text:span><text:span text:style-name="T405">//Object nasil olusturulur?</text:span></text:p>
      <text:p text:style-name="P12"><text:span text:style-name="T406"><text:s text:c="8"/></text:span><text:span text:style-name="T407">//1)Class ismini yaziniz<text:s text:c="5"/>2)Objeye bir isim veriniz<text:s text:c="5"/>3) =<text:s text:c="8"/>4)new keyword'unu kullan<text:s text:c="8"/>5)Class ismi parantezle beraber(Constructor)</text:span></text:p>
      <text:p text:style-name="P12"><text:span text:style-name="T408"><text:s text:c="18"/></text:span><text:span text:style-name="T409">Car<text:s text:c="25"/>myHonda<text:s text:c="17"/>=<text:s text:c="16"/></text:span><text:span text:style-name="T410">new</text:span><text:span text:style-name="T411"><text:s text:c="28"/>Car();</text:span></text:p>
      <text:p text:style-name="P12"><text:span text:style-name="T412"><text:s text:c="8"/></text:span><text:span text:style-name="T413">System.out.println(myHonda.fiyat);</text:span><text:span text:style-name="T414">//20000</text:span></text:p>
      <text:p text:style-name="P12"><text:span text:style-name="T415"><text:s text:c="8"/></text:span><text:span text:style-name="T416">System.out.println(myHonda.marka);</text:span><text:span text:style-name="T417">//Honda</text:span></text:p>
      <text:p text:style-name="P12"><text:span text:style-name="T418"><text:s text:c="8"/></text:span><text:span text:style-name="T419">myHonda.hareketEt();</text:span></text:p>
      <text:p text:style-name="P12"><text:span text:style-name="T420"><text:s text:c="8"/></text:span><text:span text:style-name="T421">myHonda.dur();</text:span></text:p>
      <text:p text:style-name="P12"><text:span text:style-name="T422">​</text:span></text:p>
      <text:p text:style-name="P12"><text:span text:style-name="T422">​</text:span></text:p>
      <text:p text:style-name="P12"><text:span text:style-name="T422"><text:s text:c="8"/></text:span><text:span text:style-name="T423">//MethodCreation class'indan object olusturduk</text:span></text:p>
      <text:p text:style-name="P12"><text:span text:style-name="T424"><text:s text:c="8"/></text:span><text:span text:style-name="T425">MethodCreation obj =<text:s/></text:span><text:span text:style-name="T426">new</text:span><text:span text:style-name="T427"><text:s/>MethodCreation();</text:span></text:p>
      <text:p text:style-name="P12"><text:span text:style-name="T428"><text:s text:c="8"/></text:span><text:span text:style-name="T429">System.out.println(obj.toplamaYap(</text:span><text:span text:style-name="T430">3</text:span><text:span text:style-name="T431">,<text:s/></text:span><text:span text:style-name="T432">5</text:span><text:span text:style-name="T433">));</text:span><text:span text:style-name="T434">//8.0</text:span></text:p>
      <text:p text:style-name="P12"><text:span text:style-name="T435">​</text:span></text:p>
      <text:p text:style-name="P12"><text:span text:style-name="T435"><text:s text:c="4"/></text:span><text:span text:style-name="T436">}</text:span></text:p>
      <text:p text:style-name="P12"><text:span text:style-name="T437">​</text:span></text:p>
      <text:p text:style-name="P12"><text:span text:style-name="T437"><text:s text:c="4"/></text:span><text:span text:style-name="T438">public</text:span><text:span text:style-name="T439"><text:s/></text:span><text:span text:style-name="T440">void</text:span><text:span text:style-name="T441"><text:s/>hareketEt(){</text:span></text:p>
      <text:p text:style-name="P12"><text:span text:style-name="T442"><text:s text:c="8"/></text:span><text:span text:style-name="T443">System.out.println(</text:span><text:span text:style-name="T444">"Honda guzel hareket eder..."</text:span><text:span text:style-name="T445">);</text:span></text:p>
      <text:p text:style-name="P12"><text:span text:style-name="T446"><text:s text:c="4"/></text:span><text:span text:style-name="T447">}</text:span></text:p>
      <text:p text:style-name="P12"><text:span text:style-name="T448">​</text:span></text:p>
      <text:p text:style-name="P12"><text:span text:style-name="T448"><text:s text:c="4"/></text:span><text:span text:style-name="T449">public</text:span><text:span text:style-name="T450"><text:s/></text:span><text:span text:style-name="T451">void</text:span><text:span text:style-name="T452"><text:s/>dur(){</text:span></text:p>
      <text:p text:style-name="P12"><text:span text:style-name="T453"><text:s text:c="8"/></text:span><text:span text:style-name="T454">System.out.println(</text:span><text:span text:style-name="T455">"Honda guvenli durur..."</text:span><text:span text:style-name="T456">);</text:span></text:p>
      <text:p text:style-name="P12"><text:span text:style-name="T457"><text:s text:c="4"/></text:span><text:span text:style-name="T458">}</text:span></text:p>
      <text:p text:style-name="P12"><text:span text:style-name="T459">​</text:span></text:p>
      <text:p text:style-name="P12"><text:span text:style-name="T459">​</text:span></text:p>
      <text:p text:style-name="P12"><text:span text:style-name="T459">​</text:span></text:p>
      <text:p text:style-name="P12"><text:span text:style-name="T460">}</text:span></text:p>
      <text:p text:style-name="P12"><text:span text:style-name="T461"/></text:p>
      <text:p text:style-name="P12"><text:span text:style-name="T461"/></text:p>
      <text:p text:style-name="P13"><text:span text:style-name="T462">************************************************</text:span></text:p>
      <text:p text:style-name="P13"><text:span text:style-name="T463"/></text:p>
      <text:p text:style-name="P13"><text:span text:style-name="T464">package</text:span><text:span text:style-name="T465"><text:s/>day03typecastingwrapperscanner;</text:span></text:p>
      <text:p text:style-name="P14"><text:span text:style-name="T466">​</text:span></text:p>
      <text:p text:style-name="P14"><text:span text:style-name="T467">public</text:span><text:span text:style-name="T468"><text:s/></text:span><text:span text:style-name="T469">class</text:span><text:span text:style-name="T470"><text:s/></text:span><text:span text:style-name="T471">TypeCasting01</text:span><text:span text:style-name="T472"><text:s/>{</text:span></text:p>
      <text:p text:style-name="P14"><text:span text:style-name="T473">​</text:span></text:p>
      <text:p text:style-name="P14"><text:span text:style-name="T473"><text:s text:c="4"/></text:span><text:span text:style-name="T474">//Type Casting: Bir numeric data type'ini diger numeric data type'ina cevirmek demektir.</text:span></text:p>
      <text:p text:style-name="P14"><text:span text:style-name="T475"><text:s text:c="4"/></text:span><text:span text:style-name="T476">//<text:s text:c="14"/>byte &lt; short &lt; int &lt; long &lt; float &lt; double</text:span></text:p>
      <text:p text:style-name="P14"><text:span text:style-name="T477">​</text:span></text:p>
      <text:p text:style-name="P14"><text:span text:style-name="T477"><text:s text:c="4"/></text:span><text:span text:style-name="T478">//Note 1: Kucuk data type'ini buyuk data type'ine cevirmeye "Auto Widening" denir</text:span></text:p>
      <text:p text:style-name="P14"><text:span text:style-name="T479"><text:s text:c="4"/></text:span><text:span text:style-name="T480">//Note 2: Buyuk data type'ini kucuk data type'ine cevirmeye "Explicit Narrowing" denir</text:span></text:p>
      <text:p text:style-name="P14"><text:span text:style-name="T481">​</text:span></text:p>
      <text:p text:style-name="P14"><text:span text:style-name="T481"><text:s text:c="4"/></text:span><text:span text:style-name="T482">public</text:span><text:span text:style-name="T483"><text:s/></text:span><text:span text:style-name="T484">static</text:span><text:span text:style-name="T485"><text:s/></text:span><text:span text:style-name="T486">void</text:span><text:span text:style-name="T487"><text:s/>main(</text:span><text:span text:style-name="T488">String</text:span><text:span text:style-name="T489">[] args) {</text:span></text:p>
      <text:p text:style-name="P14"><text:span text:style-name="T490">​</text:span></text:p>
      <text:p text:style-name="P14"><text:span text:style-name="T490"><text:s text:c="8"/></text:span><text:span text:style-name="T491">byte</text:span><text:span text:style-name="T492"><text:s/>age =<text:s/></text:span><text:span text:style-name="T493">23</text:span><text:span text:style-name="T494">;</text:span></text:p>
      <text:p text:style-name="P14"><text:span text:style-name="T495"><text:s text:c="8"/></text:span><text:span text:style-name="T496">int</text:span><text:span text:style-name="T497"><text:s/>newAge = age;</text:span></text:p>
      <text:p text:style-name="P14"><text:span text:style-name="T498">​</text:span></text:p>
      <text:p text:style-name="P14"><text:span text:style-name="T498"><text:s text:c="8"/></text:span><text:span text:style-name="T499">long</text:span><text:span text:style-name="T500"><text:s/>population =<text:s/></text:span><text:span text:style-name="T501">1234</text:span><text:span text:style-name="T502">;</text:span></text:p>
      <text:p text:style-name="P14"><text:span text:style-name="T503"><text:s text:c="8"/></text:span><text:span text:style-name="T504">int</text:span><text:span text:style-name="T505"><text:s/>newPopulation = (</text:span><text:span text:style-name="T506">int</text:span><text:span text:style-name="T507">)population;</text:span></text:p>
      <text:p text:style-name="P14"><text:span text:style-name="T508">​</text:span></text:p>
      <text:p text:style-name="P14"><text:span text:style-name="T508"><text:s text:c="8"/></text:span><text:span text:style-name="T509">//Example 1: short'u double'a ceviren kodu yaziniz</text:span></text:p>
      <text:p text:style-name="P14"><text:span text:style-name="T510"><text:s text:c="8"/></text:span><text:span text:style-name="T511">short</text:span><text:span text:style-name="T512"><text:s/>numOfStudents =<text:s/></text:span><text:span text:style-name="T513">235</text:span><text:span text:style-name="T514">;</text:span></text:p>
      <text:p text:style-name="P14"><text:span text:style-name="T515"><text:s text:c="8"/></text:span><text:span text:style-name="T516">double</text:span><text:span text:style-name="T517"><text:s/>newNumOfStudents = numOfStudents;</text:span><text:span text:style-name="T518">//Auto Widening</text:span></text:p>
      <text:p text:style-name="P14"><text:span text:style-name="T519">​</text:span></text:p>
      <text:p text:style-name="P14"><text:span text:style-name="T519"><text:s text:c="8"/></text:span><text:span text:style-name="T520">// Example 2: float'i byte yapan kodu yaziniz.</text:span></text:p>
      <text:p text:style-name="P14"><text:span text:style-name="T521"><text:s text:c="8"/></text:span><text:span text:style-name="T522">float</text:span><text:span text:style-name="T523"><text:s/>price =<text:s/></text:span><text:span text:style-name="T524">12.99F</text:span><text:span text:style-name="T525">;</text:span></text:p>
      <text:p text:style-name="P14"><text:span text:style-name="T526"><text:s text:c="8"/></text:span><text:span text:style-name="T527">byte</text:span><text:span text:style-name="T528"><text:s/>newPrice = (</text:span><text:span text:style-name="T529">byte</text:span><text:span text:style-name="T530">)price;</text:span><text:span text:style-name="T531">//Explicit Narrowing</text:span></text:p>
      <text:p text:style-name="P14"><text:span text:style-name="T532">​</text:span></text:p>
      <text:p text:style-name="P14"><text:span text:style-name="T532"><text:s text:c="8"/></text:span><text:span text:style-name="T533">System.out.println(newPrice);</text:span><text:span text:style-name="T534">//12 ==&gt; Java ondalik sayiyi, tam sayiya cevirirken yuvarlama islemi yapmaz.</text:span></text:p>
      <text:p text:style-name="P14"><text:span text:style-name="T535"><text:s text:c="37"/></text:span><text:span text:style-name="T536">//<text:s text:c="7"/>Java ondalik sayiyi, tam sayiya cevirirken ondalik kismini siler.</text:span></text:p>
      <text:p text:style-name="P14"><text:span text:style-name="T537">​</text:span></text:p>
      <text:p text:style-name="P14"><text:span text:style-name="T537"><text:s text:c="8"/></text:span><text:span text:style-name="T538">int</text:span><text:span text:style-name="T539"><text:s/>number =<text:s/></text:span><text:span text:style-name="T540">515</text:span><text:span text:style-name="T541">;</text:span></text:p>
      <text:p text:style-name="P14"><text:span text:style-name="T542"><text:s text:c="8"/></text:span><text:span text:style-name="T543">byte</text:span><text:span text:style-name="T544"><text:s/>newNumber = (</text:span><text:span text:style-name="T545">byte</text:span><text:span text:style-name="T546">)number;</text:span></text:p>
      <text:p text:style-name="P14"><text:span text:style-name="T547"><text:s text:c="8"/></text:span><text:span text:style-name="T548">System.out.println(newNumber);</text:span><text:span text:style-name="T549">//3 ==&gt; Java 515'i 256(byte daki sayilarin sayisi)'ya boldu kalani return etti.</text:span></text:p>
      <text:p text:style-name="P14"><text:span text:style-name="T550">​</text:span></text:p>
      <text:p text:style-name="P14"><text:span text:style-name="T550"><text:s text:c="8"/></text:span><text:span text:style-name="T551">int</text:span><text:span text:style-name="T552"><text:s/>num =<text:s/></text:span><text:span text:style-name="T553">510</text:span><text:span text:style-name="T554">;</text:span></text:p>
      <text:p text:style-name="P14"><text:span text:style-name="T555"><text:s text:c="8"/></text:span><text:span text:style-name="T556">byte</text:span><text:span text:style-name="T557"><text:s/>newNum = (</text:span><text:span text:style-name="T558">byte</text:span><text:span text:style-name="T559">)num;</text:span></text:p>
      <text:p text:style-name="P14"><text:span text:style-name="T560"><text:s text:c="8"/></text:span><text:span text:style-name="T561">System.out.println(newNum);</text:span><text:span text:style-name="T562">// -2</text:span></text:p>
      <text:p text:style-name="P14"><text:span text:style-name="T563"><text:s text:c="4"/></text:span><text:span text:style-name="T564">}</text:span></text:p>
      <text:p text:style-name="P14"><text:span text:style-name="T564">}</text:span></text:p>
      <text:p text:style-name="P15"><text:span text:style-name="T565"/></text:p>
      <text:p text:style-name="P15"><text:span text:style-name="T565"/></text:p>
      <text:p text:style-name="P15"><text:span text:style-name="T566">**********************************************</text:span></text:p>
      <text:p text:style-name="P15"><text:span text:style-name="T567"/></text:p>
      <text:p text:style-name="P15"><text:span text:style-name="T568">package</text:span><text:span text:style-name="T569"><text:s/>day03typecastingwrapperscanner;</text:span></text:p>
      <text:p text:style-name="P16"><text:span text:style-name="T570">​</text:span></text:p>
      <text:p text:style-name="P16"><text:span text:style-name="T571">public</text:span><text:span text:style-name="T572"><text:s/></text:span><text:span text:style-name="T573">class</text:span><text:span text:style-name="T574"><text:s/></text:span><text:span text:style-name="T575">WrapperClass01</text:span><text:span text:style-name="T576"><text:s/>{</text:span></text:p>
      <text:p text:style-name="P16"><text:span text:style-name="T577">​</text:span></text:p>
      <text:p text:style-name="P16"><text:span text:style-name="T577"><text:s text:c="4"/></text:span><text:span text:style-name="T578">public</text:span><text:span text:style-name="T579"><text:s/></text:span><text:span text:style-name="T580">static</text:span><text:span text:style-name="T581"><text:s/></text:span><text:span text:style-name="T582">void</text:span><text:span text:style-name="T583"><text:s/>main(</text:span><text:span text:style-name="T584">String</text:span><text:span text:style-name="T585">[] args) {</text:span></text:p>
      <text:p text:style-name="P16"><text:span text:style-name="T586">​</text:span></text:p>
      <text:p text:style-name="P16"><text:span text:style-name="T586"><text:s text:c="8"/></text:span><text:span text:style-name="T587">/*</text:span></text:p>
      <text:p text:style-name="P16"><text:span text:style-name="T588"><text:s text:c="12"/></text:span><text:span text:style-name="T589">Note: Java primitive lere method'lar ekleyerek yeni bir</text:span></text:p>
      <text:p text:style-name="P16"><text:span text:style-name="T590"><text:s text:c="18"/></text:span><text:span text:style-name="T591">yapi olusturdu, bu yapiya "Wrapper Class"</text:span></text:p>
      <text:p text:style-name="P16"><text:span text:style-name="T592">​</text:span></text:p>
      <text:p text:style-name="P16"><text:span text:style-name="T592"><text:s text:c="18"/></text:span><text:span text:style-name="T593">Primitive<text:s text:c="9"/>Wrapper</text:span></text:p>
      <text:p text:style-name="P16"><text:span text:style-name="T594"><text:s text:c="21"/></text:span><text:span text:style-name="T595">byte<text:s text:c="5"/>==&gt;<text:s text:c="4"/>Byte</text:span></text:p>
      <text:p text:style-name="P16"><text:span text:style-name="T596"><text:s text:c="21"/></text:span><text:span text:style-name="T597">short<text:s text:c="4"/>==&gt;<text:s text:c="4"/>Short</text:span></text:p>
      <text:p text:style-name="P16"><text:span text:style-name="T598"><text:s text:c="21"/></text:span><text:span text:style-name="T599">** int<text:s text:c="3"/>==&gt;<text:s text:c="4"/>Integer</text:span></text:p>
      <text:p text:style-name="P16"><text:span text:style-name="T600"><text:s text:c="21"/></text:span><text:span text:style-name="T601">long<text:s text:c="5"/>==&gt;<text:s text:c="4"/>Long</text:span></text:p>
      <text:p text:style-name="P16"><text:span text:style-name="T602"><text:s text:c="21"/></text:span><text:span text:style-name="T603">float<text:s text:c="4"/>==&gt;<text:s text:c="4"/>Float</text:span></text:p>
      <text:p text:style-name="P16"><text:span text:style-name="T604"><text:s text:c="21"/></text:span><text:span text:style-name="T605">double<text:s text:c="3"/>==&gt;<text:s text:c="4"/>Double</text:span></text:p>
      <text:p text:style-name="P16"><text:span text:style-name="T606"><text:s text:c="21"/></text:span><text:span text:style-name="T607">boolean<text:s text:c="2"/>==&gt;<text:s text:c="4"/>Boolean</text:span></text:p>
      <text:p text:style-name="P16"><text:span text:style-name="T608"><text:s text:c="21"/></text:span><text:span text:style-name="T609">** char<text:s text:c="2"/>==&gt;<text:s text:c="4"/>Character</text:span></text:p>
      <text:p text:style-name="P16"><text:span text:style-name="T610"><text:s text:c="9"/></text:span><text:span text:style-name="T611">*/</text:span></text:p>
      <text:p text:style-name="P16"><text:span text:style-name="T612"><text:s text:c="8"/></text:span><text:span text:style-name="T613">byte</text:span><text:span text:style-name="T614"><text:s/>primitiveByte =<text:s/></text:span><text:span text:style-name="T615">12</text:span><text:span text:style-name="T616">;</text:span><text:span text:style-name="T617">//"primitiveByte" yazip nokta koydugunuzda hic method goremezsiniz, cunku primitive'ler method icermez sadece deger icerir</text:span></text:p>
      <text:p text:style-name="P16"><text:span text:style-name="T618"><text:s text:c="8"/></text:span><text:span text:style-name="T619">Byte</text:span><text:span text:style-name="T620"><text:s/>wrapperByte =<text:s/></text:span><text:span text:style-name="T621">12</text:span><text:span text:style-name="T622">;</text:span><text:span text:style-name="T623">//"wrapperByte" yazip nokta koydugunuzda bir cok method gorursunuz, cunku "wrapper" lar method icerir</text:span></text:p>
      <text:p text:style-name="P16"><text:span text:style-name="T624">​</text:span></text:p>
      <text:p text:style-name="P16"><text:span text:style-name="T624"><text:s text:c="8"/></text:span><text:span text:style-name="T625">//Example 1: byte data type'inin en kucuk ve en buyuk degerlerini ekrana yazdiriniz.</text:span></text:p>
      <text:p text:style-name="P16"><text:span text:style-name="T626"><text:s text:c="8"/></text:span><text:span text:style-name="T627">System.out.println(</text:span><text:span text:style-name="T628">Byte</text:span><text:span text:style-name="T629">.MIN_VALUE);</text:span><text:span text:style-name="T630">//-128</text:span></text:p>
      <text:p text:style-name="P16"><text:span text:style-name="T631"><text:s text:c="8"/></text:span><text:span text:style-name="T632">System.out.println(</text:span><text:span text:style-name="T633">Byte</text:span><text:span text:style-name="T634">.MAX_VALUE);</text:span><text:span text:style-name="T635">//127</text:span></text:p>
      <text:p text:style-name="P16"><text:span text:style-name="T636">​</text:span></text:p>
      <text:p text:style-name="P16"><text:span text:style-name="T636"><text:s text:c="8"/></text:span><text:span text:style-name="T637">//Example 2: short, int, long data type'larinin en buyuk ve en kucuk degerlerini ekrana yazdiriniz</text:span></text:p>
      <text:p text:style-name="P16"><text:span text:style-name="T638"><text:s text:c="8"/></text:span><text:span text:style-name="T639">System.out.println(</text:span><text:span text:style-name="T640">Short</text:span><text:span text:style-name="T641">.MIN_VALUE);</text:span><text:span text:style-name="T642">//-32768</text:span></text:p>
      <text:p text:style-name="P16"><text:span text:style-name="T643"><text:s text:c="8"/></text:span><text:span text:style-name="T644">System.out.println(</text:span><text:span text:style-name="T645">Short</text:span><text:span text:style-name="T646">.MAX_VALUE);</text:span><text:span text:style-name="T647">//32767</text:span></text:p>
      <text:p text:style-name="P16"><text:span text:style-name="T648">​</text:span></text:p>
      <text:p text:style-name="P16"><text:span text:style-name="T648"><text:s text:c="8"/></text:span><text:span text:style-name="T649">System.out.println(</text:span><text:span text:style-name="T650">Integer</text:span><text:span text:style-name="T651">.MIN_VALUE);</text:span><text:span text:style-name="T652">//-2147483648</text:span></text:p>
      <text:p text:style-name="P16"><text:span text:style-name="T653"><text:s text:c="8"/></text:span><text:span text:style-name="T654">System.out.println(</text:span><text:span text:style-name="T655">Integer</text:span><text:span text:style-name="T656">.MAX_VALUE);</text:span><text:span text:style-name="T657">//2147483647</text:span></text:p>
      <text:p text:style-name="P16"><text:span text:style-name="T658">​</text:span></text:p>
      <text:p text:style-name="P16"><text:span text:style-name="T658"><text:s text:c="8"/></text:span><text:span text:style-name="T659">System.out.println(</text:span><text:span text:style-name="T660">Long</text:span><text:span text:style-name="T661">.MIN_VALUE);</text:span><text:span text:style-name="T662">//-9223372036854775808</text:span></text:p>
      <text:p text:style-name="P16"><text:span text:style-name="T663"><text:s text:c="8"/></text:span><text:span text:style-name="T664">System.out.println(</text:span><text:span text:style-name="T665">Long</text:span><text:span text:style-name="T666">.MAX_VALUE);</text:span><text:span text:style-name="T667">//9223372036854775807</text:span></text:p>
      <text:p text:style-name="P16"><text:span text:style-name="T668">​</text:span></text:p>
      <text:p text:style-name="P16"><text:span text:style-name="T668"><text:s text:c="8"/></text:span><text:span text:style-name="T669">//"primitive"ler nasil "wrapper"lara cevrilir(Autoboxing)</text:span></text:p>
      <text:p text:style-name="P16"><text:span text:style-name="T670"><text:s text:c="8"/></text:span><text:span text:style-name="T671">float</text:span><text:span text:style-name="T672"><text:s/>f1 =<text:s/></text:span><text:span text:style-name="T673">13.99F</text:span><text:span text:style-name="T674">;</text:span></text:p>
      <text:p text:style-name="P16"><text:span text:style-name="T675"><text:s text:c="8"/></text:span><text:span text:style-name="T676">Float</text:span><text:span text:style-name="T677"><text:s/>wrapperF1 = f1;</text:span></text:p>
      <text:p text:style-name="P16"><text:span text:style-name="T678">​</text:span></text:p>
      <text:p text:style-name="P16"><text:span text:style-name="T678"><text:s text:c="8"/></text:span><text:span text:style-name="T679">//"wrapper"lar nasil "primitive"lere cevrilir(Unboxing)</text:span></text:p>
      <text:p text:style-name="P16"><text:span text:style-name="T680"><text:s text:c="8"/></text:span><text:span text:style-name="T681">Character</text:span><text:span text:style-name="T682"><text:s/>w1 =<text:s/></text:span><text:span text:style-name="T683">'s'</text:span><text:span text:style-name="T684">;</text:span></text:p>
      <text:p text:style-name="P16"><text:span text:style-name="T685"><text:s text:c="8"/></text:span><text:span text:style-name="T686">char</text:span><text:span text:style-name="T687"><text:s/>primitiveW1 = w1;</text:span></text:p>
      <text:p text:style-name="P16"><text:span text:style-name="T688">​</text:span></text:p>
      <text:p text:style-name="P16"><text:span text:style-name="T688"><text:s text:c="8"/></text:span><text:span text:style-name="T689">//Note: Autoboxing ve Unboxing Java tarafindan otomatik olarak yapilir</text:span></text:p>
      <text:p text:style-name="P16"><text:span text:style-name="T690"><text:s text:c="4"/></text:span><text:span text:style-name="T691">}</text:span></text:p>
      <text:p text:style-name="P16"><text:span text:style-name="T691">}</text:span></text:p>
      <text:p text:style-name="P17"><text:span text:style-name="T692"/></text:p>
      <text:p text:style-name="P17"><text:span text:style-name="T693">******************************</text:span></text:p>
      <text:p text:style-name="P17"><text:span text:style-name="T694"/></text:p>
      <text:p text:style-name="P17"><text:span text:style-name="T695">package</text:span><text:span text:style-name="T696"><text:s/>day03typecastingwrapperscanner;</text:span></text:p>
      <text:p text:style-name="P18"><text:span text:style-name="T697">​</text:span></text:p>
      <text:p text:style-name="P18"><text:span text:style-name="T698">import</text:span><text:span text:style-name="T699"><text:s/>java.util.Scanner;</text:span></text:p>
      <text:p text:style-name="P18"><text:span text:style-name="T700">​</text:span></text:p>
      <text:p text:style-name="P18"><text:span text:style-name="T701">public</text:span><text:span text:style-name="T702"><text:s/></text:span><text:span text:style-name="T703">class</text:span><text:span text:style-name="T704"><text:s/></text:span><text:span text:style-name="T705">Scanner01</text:span><text:span text:style-name="T706"><text:s/>{</text:span></text:p>
      <text:p text:style-name="P18"><text:span text:style-name="T707">​</text:span></text:p>
      <text:p text:style-name="P18"><text:span text:style-name="T707"><text:s text:c="4"/></text:span><text:span text:style-name="T708">//Scanner kullanicidan data almaya yarar, Scanner kullanici ile etkilesim kurmamizi saglar</text:span></text:p>
      <text:p text:style-name="P18"><text:span text:style-name="T709"><text:s text:c="4"/></text:span><text:span text:style-name="T710">//Scanner bir Java Class'idir, bu Class'i kullanabilmek icin "import" etmek gerekir.</text:span></text:p>
      <text:p text:style-name="P18"><text:span text:style-name="T711"><text:s text:c="4"/></text:span><text:span text:style-name="T712">//Scanner Class'i Java nin util kutuphanesindedir.</text:span></text:p>
      <text:p text:style-name="P18"><text:span text:style-name="T713">​</text:span></text:p>
      <text:p text:style-name="P18"><text:span text:style-name="T713"><text:s text:c="4"/></text:span><text:span text:style-name="T714">public</text:span><text:span text:style-name="T715"><text:s/></text:span><text:span text:style-name="T716">static</text:span><text:span text:style-name="T717"><text:s/></text:span><text:span text:style-name="T718">void</text:span><text:span text:style-name="T719"><text:s/>main(</text:span><text:span text:style-name="T720">String</text:span><text:span text:style-name="T721">[] args) {</text:span></text:p>
      <text:p text:style-name="P18"><text:span text:style-name="T722">​</text:span></text:p>
      <text:p text:style-name="P18"><text:span text:style-name="T722"><text:s text:c="8"/></text:span><text:span text:style-name="T723">//Kullanicidan data almak icin yapilmasi gerekenler</text:span></text:p>
      <text:p text:style-name="P18"><text:span text:style-name="T724">​</text:span></text:p>
      <text:p text:style-name="P18"><text:span text:style-name="T724"><text:s text:c="8"/></text:span><text:span text:style-name="T725">//1.Adim: Scanner Class'indan object olusturun</text:span></text:p>
      <text:p text:style-name="P18"><text:span text:style-name="T726"><text:s text:c="8"/></text:span><text:span text:style-name="T727">Scanner input =<text:s/></text:span><text:span text:style-name="T728">new</text:span><text:span text:style-name="T729"><text:s/>Scanner(System.in);</text:span></text:p>
      <text:p text:style-name="P18"><text:span text:style-name="T730">​</text:span></text:p>
      <text:p text:style-name="P18"><text:span text:style-name="T730"><text:s text:c="8"/></text:span><text:span text:style-name="T731">//2.Adim:Kullaniciya ne yapacagini soyle</text:span></text:p>
      <text:p text:style-name="P18"><text:span text:style-name="T732"><text:s text:c="8"/></text:span><text:span text:style-name="T733">System.out.println(</text:span><text:span text:style-name="T734">"Hey kullanici yasini gir..."</text:span><text:span text:style-name="T735">);</text:span></text:p>
      <text:p text:style-name="P18"><text:span text:style-name="T736">​</text:span></text:p>
      <text:p text:style-name="P18"><text:span text:style-name="T736"><text:s text:c="8"/></text:span><text:span text:style-name="T737">//3.Adim: Kullanicidan aldiginiz data'yi bir variable'in icine koyun</text:span></text:p>
      <text:p text:style-name="P18"><text:span text:style-name="T738"><text:s text:c="8"/></text:span><text:span text:style-name="T739">byte</text:span><text:span text:style-name="T740"><text:s/>age = input.nextByte();</text:span></text:p>
      <text:p text:style-name="P18"><text:span text:style-name="T741"><text:s text:c="8"/></text:span><text:span text:style-name="T742">System.out.println(</text:span><text:span text:style-name="T743">"Hey kullanici senin yasin "</text:span><text:span text:style-name="T744"><text:s/>+ age);</text:span></text:p>
      <text:p text:style-name="P18"><text:span text:style-name="T745">​</text:span></text:p>
      <text:p text:style-name="P18"><text:span text:style-name="T745"><text:s text:c="4"/></text:span><text:span text:style-name="T746">}</text:span></text:p>
      <text:p text:style-name="P18"><text:span text:style-name="T747">​</text:span></text:p>
      <text:p text:style-name="P18"><text:span text:style-name="T748">}</text:span></text:p>
      <text:p text:style-name="P19"><text:span text:style-name="T749"/></text:p>
      <text:p text:style-name="P19"><text:span text:style-name="T750">*********************************************</text:span></text:p>
      <text:p text:style-name="P19"><text:span text:style-name="T751"/></text:p>
      <text:p text:style-name="P19"><text:span text:style-name="T752">package</text:span><text:span text:style-name="T753"><text:s/>day03typecastingwrapperscanner;</text:span></text:p>
      <text:p text:style-name="P20"><text:span text:style-name="T754">​</text:span></text:p>
      <text:p text:style-name="P20"><text:span text:style-name="T755">import</text:span><text:span text:style-name="T756"><text:s/>java.util.Scanner;</text:span></text:p>
      <text:p text:style-name="P20"><text:span text:style-name="T757">​</text:span></text:p>
      <text:p text:style-name="P20"><text:span text:style-name="T758">public</text:span><text:span text:style-name="T759"><text:s/></text:span><text:span text:style-name="T760">class</text:span><text:span text:style-name="T761"><text:s/></text:span><text:span text:style-name="T762">Scanner02</text:span><text:span text:style-name="T763"><text:s/>{</text:span></text:p>
      <text:p text:style-name="P20"><text:span text:style-name="T764">​</text:span></text:p>
      <text:p text:style-name="P20"><text:span text:style-name="T764"><text:s text:c="4"/></text:span><text:span text:style-name="T765">public</text:span><text:span text:style-name="T766"><text:s/></text:span><text:span text:style-name="T767">static</text:span><text:span text:style-name="T768"><text:s/></text:span><text:span text:style-name="T769">void</text:span><text:span text:style-name="T770"><text:s/>main(</text:span><text:span text:style-name="T771">String</text:span><text:span text:style-name="T772">[] args) {</text:span></text:p>
      <text:p text:style-name="P20"><text:span text:style-name="T773">​</text:span></text:p>
      <text:p text:style-name="P20"><text:span text:style-name="T773"><text:s text:c="8"/></text:span><text:span text:style-name="T774">//Example 1: Sayilari kullanicidan alan ve toplama islemi yapan kodu yaziniz</text:span></text:p>
      <text:p text:style-name="P20"><text:span text:style-name="T775">​</text:span></text:p>
      <text:p text:style-name="P20"><text:span text:style-name="T775"><text:s text:c="8"/></text:span><text:span text:style-name="T776">//1.Adim:Scanner Class'indan object olustur</text:span></text:p>
      <text:p text:style-name="P20"><text:span text:style-name="T777"><text:s text:c="8"/></text:span><text:span text:style-name="T778">Scanner input =<text:s/></text:span><text:span text:style-name="T779">new</text:span><text:span text:style-name="T780"><text:s/>Scanner(System.in);</text:span></text:p>
      <text:p text:style-name="P20"><text:span text:style-name="T781">​</text:span></text:p>
      <text:p text:style-name="P20"><text:span text:style-name="T781"><text:s text:c="8"/></text:span><text:span text:style-name="T782">//2.Adim:Kullaniciya ne yapacagini soyle</text:span></text:p>
      <text:p text:style-name="P20"><text:span text:style-name="T783"><text:s text:c="8"/></text:span><text:span text:style-name="T784">System.out.println(</text:span><text:span text:style-name="T785">"Ilk sayiyi giriniz..."</text:span><text:span text:style-name="T786">);</text:span></text:p>
      <text:p text:style-name="P20"><text:span text:style-name="T787"><text:s text:c="8"/></text:span><text:span text:style-name="T788">double</text:span><text:span text:style-name="T789"><text:s/>sayi1 = input.nextDouble();</text:span></text:p>
      <text:p text:style-name="P20"><text:span text:style-name="T790">​</text:span></text:p>
      <text:p text:style-name="P20"><text:span text:style-name="T790"><text:s text:c="8"/></text:span><text:span text:style-name="T791">System.out.println(</text:span><text:span text:style-name="T792">"Ikinci sayiyi giriniz..."</text:span><text:span text:style-name="T793">);</text:span></text:p>
      <text:p text:style-name="P20"><text:span text:style-name="T794"><text:s text:c="8"/></text:span><text:span text:style-name="T795">double</text:span><text:span text:style-name="T796"><text:s/>sayi2 = input.nextDouble();</text:span></text:p>
      <text:p text:style-name="P20"><text:span text:style-name="T797">​</text:span></text:p>
      <text:p text:style-name="P20"><text:span text:style-name="T797"><text:s text:c="8"/></text:span><text:span text:style-name="T798">System.out.println(sayi1 + sayi2);</text:span></text:p>
      <text:p text:style-name="P20"><text:span text:style-name="T799"><text:s text:c="4"/></text:span><text:span text:style-name="T800">}</text:span></text:p>
      <text:p text:style-name="P20"><text:span text:style-name="T800">}</text:span></text:p>
      <text:p text:style-name="P21"><text:span text:style-name="T801"/></text:p>
      <text:p text:style-name="P21"><text:span text:style-name="T801"/></text:p>
      <text:p text:style-name="P21"><text:span text:style-name="T802">**************************************************</text:span></text:p>
      <text:p text:style-name="P21"><text:span text:style-name="T803"/></text:p>
      <text:p text:style-name="P21"><text:span text:style-name="T804">package</text:span><text:span text:style-name="T805"><text:s/>day03typecastingwrapperscanner;</text:span></text:p>
      <text:p text:style-name="P22"><text:span text:style-name="T806">​</text:span></text:p>
      <text:p text:style-name="P22"><text:span text:style-name="T807">import</text:span><text:span text:style-name="T808"><text:s/>java.util.Scanner;</text:span></text:p>
      <text:p text:style-name="P22"><text:span text:style-name="T809">​</text:span></text:p>
      <text:p text:style-name="P22"><text:span text:style-name="T810">public</text:span><text:span text:style-name="T811"><text:s/></text:span><text:span text:style-name="T812">class</text:span><text:span text:style-name="T813"><text:s/></text:span><text:span text:style-name="T814">Scanner03</text:span><text:span text:style-name="T815"><text:s/>{</text:span></text:p>
      <text:p text:style-name="P22"><text:span text:style-name="T816">​</text:span></text:p>
      <text:p text:style-name="P22"><text:span text:style-name="T816"><text:s text:c="4"/></text:span><text:span text:style-name="T817">public</text:span><text:span text:style-name="T818"><text:s/></text:span><text:span text:style-name="T819">static</text:span><text:span text:style-name="T820"><text:s/></text:span><text:span text:style-name="T821">void</text:span><text:span text:style-name="T822"><text:s/>main(</text:span><text:span text:style-name="T823">String</text:span><text:span text:style-name="T824">[] args) {</text:span></text:p>
      <text:p text:style-name="P22"><text:span text:style-name="T825">​</text:span></text:p>
      <text:p text:style-name="P22"><text:span text:style-name="T825"><text:s text:c="8"/></text:span><text:span text:style-name="T826">//Example 1: Kullanicidan bir diktorgenin en ve boyunu alip alan ve cevresini hesaplayan kodu yaziniz</text:span></text:p>
      <text:p text:style-name="P22"><text:span text:style-name="T827">​</text:span></text:p>
      <text:p text:style-name="P22"><text:span text:style-name="T827"><text:s text:c="8"/></text:span><text:span text:style-name="T828">Scanner input =<text:s/></text:span><text:span text:style-name="T829">new</text:span><text:span text:style-name="T830"><text:s/>Scanner(System.in);</text:span></text:p>
      <text:p text:style-name="P22"><text:span text:style-name="T831">​</text:span></text:p>
      <text:p text:style-name="P22"><text:span text:style-name="T831"><text:s text:c="8"/></text:span><text:span text:style-name="T832">System.out.println(</text:span><text:span text:style-name="T833">"Dikdortgenin kisa kenarini giriniz..."</text:span><text:span text:style-name="T834">);</text:span></text:p>
      <text:p text:style-name="P22"><text:span text:style-name="T835"><text:s text:c="8"/></text:span><text:span text:style-name="T836">int</text:span><text:span text:style-name="T837"><text:s/>en = input.nextInt();</text:span></text:p>
      <text:p text:style-name="P22"><text:span text:style-name="T838">​</text:span></text:p>
      <text:p text:style-name="P22"><text:span text:style-name="T838">​</text:span></text:p>
      <text:p text:style-name="P22"><text:span text:style-name="T838">​</text:span></text:p>
      <text:p text:style-name="P22"><text:span text:style-name="T838"><text:s text:c="8"/></text:span><text:span text:style-name="T839">System.out.println(</text:span><text:span text:style-name="T840">"Dikdirgenin uzun kenarini giriniz..."</text:span><text:span text:style-name="T841">);</text:span></text:p>
      <text:p text:style-name="P22"><text:span text:style-name="T842"><text:s text:c="8"/></text:span><text:span text:style-name="T843">int</text:span><text:span text:style-name="T844"><text:s/>boy = input.nextInt();</text:span></text:p>
      <text:p text:style-name="P22"><text:span text:style-name="T845">​</text:span></text:p>
      <text:p text:style-name="P22"><text:span text:style-name="T845">​</text:span></text:p>
      <text:p text:style-name="P22"><text:span text:style-name="T845">​</text:span></text:p>
      <text:p text:style-name="P22"><text:span text:style-name="T845"><text:s text:c="8"/></text:span><text:span text:style-name="T846">System.out.println(</text:span><text:span text:style-name="T847">"Alan "</text:span><text:span text:style-name="T848"><text:s/>+ en*boy);</text:span></text:p>
      <text:p text:style-name="P22"><text:span text:style-name="T849">​</text:span></text:p>
      <text:p text:style-name="P22"><text:span text:style-name="T849">​</text:span></text:p>
      <text:p text:style-name="P22"><text:span text:style-name="T849">​</text:span></text:p>
      <text:p text:style-name="P22"><text:span text:style-name="T849"><text:s text:c="8"/></text:span><text:span text:style-name="T850">System.out.println(</text:span><text:span text:style-name="T851">"Cevre "</text:span><text:span text:style-name="T852"><text:s/>+<text:s/></text:span><text:span text:style-name="T853">2</text:span><text:span text:style-name="T854">*(en+boy));</text:span></text:p>
      <text:p text:style-name="P22"><text:span text:style-name="T855">​</text:span></text:p>
      <text:p text:style-name="P22"><text:span text:style-name="T855"><text:s text:c="4"/></text:span><text:span text:style-name="T856">}</text:span></text:p>
      <text:p text:style-name="P22"><text:span text:style-name="T857">​</text:span></text:p>
      <text:p text:style-name="P22"><text:span text:style-name="T858">}</text:span></text:p>
      <text:p text:style-name="P23"><text:span text:style-name="T859"/></text:p>
      <text:p text:style-name="P23"><text:span text:style-name="T860">**********************************************</text:span></text:p>
      <text:p text:style-name="P23"><text:span text:style-name="T861"/></text:p>
      <text:p text:style-name="P23"><text:span text:style-name="T862">package</text:span><text:span text:style-name="T863"><text:s/>day04ifstatement;</text:span></text:p>
      <text:p text:style-name="P24"><text:span text:style-name="T864">​</text:span></text:p>
      <text:p text:style-name="P24"><text:span text:style-name="T865">import</text:span><text:span text:style-name="T866"><text:s/>java.util.Scanner;</text:span></text:p>
      <text:p text:style-name="P24"><text:span text:style-name="T867">​</text:span></text:p>
      <text:p text:style-name="P24"><text:span text:style-name="T868">public</text:span><text:span text:style-name="T869"><text:s/></text:span><text:span text:style-name="T870">class</text:span><text:span text:style-name="T871"><text:s/></text:span><text:span text:style-name="T872">Scanner01</text:span><text:span text:style-name="T873"><text:s/>{</text:span></text:p>
      <text:p text:style-name="P24"><text:span text:style-name="T874">​</text:span></text:p>
      <text:p text:style-name="P24"><text:span text:style-name="T874"><text:s text:c="4"/></text:span><text:span text:style-name="T875">public</text:span><text:span text:style-name="T876"><text:s/></text:span><text:span text:style-name="T877">static</text:span><text:span text:style-name="T878"><text:s/></text:span><text:span text:style-name="T879">void</text:span><text:span text:style-name="T880"><text:s/>main(</text:span><text:span text:style-name="T881">String</text:span><text:span text:style-name="T882">[] args) {</text:span></text:p>
      <text:p text:style-name="P24"><text:span text:style-name="T883">​</text:span></text:p>
      <text:p text:style-name="P24"><text:span text:style-name="T883"><text:s text:c="10"/></text:span><text:span text:style-name="T884">/*</text:span></text:p>
      <text:p text:style-name="P24"><text:span text:style-name="T885"><text:s text:c="12"/></text:span><text:span text:style-name="T886">Kullanicidan ilk, orta ve soy ismini, kimlik numarasini aliniz ve asagidaki formatta ekrana yazdiriniz</text:span></text:p>
      <text:p text:style-name="P24"><text:span text:style-name="T887"><text:s text:c="12"/></text:span><text:span text:style-name="T888">Ali Mert Can</text:span></text:p>
      <text:p text:style-name="P24"><text:span text:style-name="T889"><text:s text:c="12"/></text:span><text:span text:style-name="T890">123456789</text:span></text:p>
      <text:p text:style-name="P24"><text:span text:style-name="T891"><text:s text:c="9"/></text:span><text:span text:style-name="T892">*/</text:span></text:p>
      <text:p text:style-name="P24"><text:span text:style-name="T893"><text:s text:c="8"/></text:span><text:span text:style-name="T894">Scanner input =<text:s/></text:span><text:span text:style-name="T895">new</text:span><text:span text:style-name="T896"><text:s/>Scanner(System.in);</text:span></text:p>
      <text:p text:style-name="P24"><text:span text:style-name="T897">​</text:span></text:p>
      <text:p text:style-name="P24"><text:span text:style-name="T897"><text:s text:c="8"/></text:span><text:span text:style-name="T898">//1.Yol:</text:span></text:p>
      <text:p text:style-name="P24"><text:span text:style-name="T899"><text:s text:c="8"/></text:span><text:span text:style-name="T900">System.out.println(</text:span><text:span text:style-name="T901">"Ilk isminizi giriniz..."</text:span><text:span text:style-name="T902">);</text:span></text:p>
      <text:p text:style-name="P24"><text:span text:style-name="T903"><text:s text:c="8"/></text:span><text:span text:style-name="T904">String</text:span><text:span text:style-name="T905"><text:s/>ilkIsim = input.next();</text:span><text:span text:style-name="T906">// next() methodu kullanicidan String datasi almak icin kullanilir</text:span></text:p>
      <text:p text:style-name="P24"><text:span text:style-name="T907">​</text:span></text:p>
      <text:p text:style-name="P24"><text:span text:style-name="T907"><text:s text:c="8"/></text:span><text:span text:style-name="T908">System.out.println(</text:span><text:span text:style-name="T909">"Orta isminizi giriniz..."</text:span><text:span text:style-name="T910">);</text:span></text:p>
      <text:p text:style-name="P24"><text:span text:style-name="T911"><text:s text:c="8"/></text:span><text:span text:style-name="T912">String</text:span><text:span text:style-name="T913"><text:s/>ortaIsim = input.next();</text:span></text:p>
      <text:p text:style-name="P24"><text:span text:style-name="T914">​</text:span></text:p>
      <text:p text:style-name="P24"><text:span text:style-name="T914"><text:s text:c="8"/></text:span><text:span text:style-name="T915">System.out.println(</text:span><text:span text:style-name="T916">"Soy isminizi giriniz..."</text:span><text:span text:style-name="T917">);</text:span></text:p>
      <text:p text:style-name="P24"><text:span text:style-name="T918"><text:s text:c="8"/></text:span><text:span text:style-name="T919">String</text:span><text:span text:style-name="T920"><text:s/>soyIsim = input.next();</text:span></text:p>
      <text:p text:style-name="P24"><text:span text:style-name="T921">​</text:span></text:p>
      <text:p text:style-name="P24"><text:span text:style-name="T921"><text:s text:c="8"/></text:span><text:span text:style-name="T922">System.out.println(</text:span><text:span text:style-name="T923">"Kimlik numaranizi giriniz..."</text:span><text:span text:style-name="T924">);</text:span></text:p>
      <text:p text:style-name="P24"><text:span text:style-name="T925"><text:s text:c="8"/></text:span><text:span text:style-name="T926">String</text:span><text:span text:style-name="T927"><text:s/>kimlikNo = input.next();</text:span></text:p>
      <text:p text:style-name="P24"><text:span text:style-name="T928">​</text:span></text:p>
      <text:p text:style-name="P24"><text:span text:style-name="T928"><text:s text:c="8"/></text:span><text:span text:style-name="T929">System.out.println(ilkIsim +<text:s/></text:span><text:span text:style-name="T930">" "</text:span><text:span text:style-name="T931"><text:s/>+ ortaIsim +<text:s/></text:span><text:span text:style-name="T932">" "</text:span><text:span text:style-name="T933"><text:s/>+ soyIsim);</text:span></text:p>
      <text:p text:style-name="P24"><text:span text:style-name="T934"><text:s text:c="8"/></text:span><text:span text:style-name="T935">System.out.println(kimlikNo);</text:span></text:p>
      <text:p text:style-name="P24"><text:span text:style-name="T936">​</text:span></text:p>
      <text:p text:style-name="P24"><text:span text:style-name="T936"><text:s text:c="8"/></text:span><text:span text:style-name="T937">//2.Yol:</text:span></text:p>
      <text:p text:style-name="P24"><text:span text:style-name="T938"><text:s text:c="8"/></text:span><text:span text:style-name="T939">System.out.println(</text:span><text:span text:style-name="T940">"Ilk, orta, soy isminizi ve kimlik numaranizi giriniz..."</text:span><text:span text:style-name="T941">);</text:span></text:p>
      <text:p text:style-name="P24"><text:span text:style-name="T942"><text:s text:c="8"/></text:span><text:span text:style-name="T943">String</text:span><text:span text:style-name="T944"><text:s/>ilk = input.next();</text:span></text:p>
      <text:p text:style-name="P24"><text:span text:style-name="T945"><text:s text:c="8"/></text:span><text:span text:style-name="T946">String</text:span><text:span text:style-name="T947"><text:s/>orta = input.next();</text:span></text:p>
      <text:p text:style-name="P24"><text:span text:style-name="T948"><text:s text:c="8"/></text:span><text:span text:style-name="T949">String</text:span><text:span text:style-name="T950"><text:s/>soy = input.next();</text:span></text:p>
      <text:p text:style-name="P24"><text:span text:style-name="T951"><text:s text:c="8"/></text:span><text:span text:style-name="T952">String</text:span><text:span text:style-name="T953"><text:s/>kimlik = input.next();</text:span></text:p>
      <text:p text:style-name="P24"><text:span text:style-name="T954">​</text:span></text:p>
      <text:p text:style-name="P24"><text:span text:style-name="T954"><text:s text:c="8"/></text:span><text:span text:style-name="T955">System.out.println(ilk +<text:s/></text:span><text:span text:style-name="T956">" "</text:span><text:span text:style-name="T957"><text:s/>+ orta +<text:s/></text:span><text:span text:style-name="T958">" "</text:span><text:span text:style-name="T959"><text:s/>+ soy);</text:span></text:p>
      <text:p text:style-name="P24"><text:span text:style-name="T960"><text:s text:c="8"/></text:span><text:span text:style-name="T961">System.out.println(kimlik);</text:span></text:p>
      <text:p text:style-name="P24"><text:span text:style-name="T962">​</text:span></text:p>
      <text:p text:style-name="P24"><text:span text:style-name="T962"><text:s text:c="8"/></text:span><text:span text:style-name="T963">/*</text:span></text:p>
      <text:p text:style-name="P24"><text:span text:style-name="T964"><text:s text:c="12"/></text:span><text:span text:style-name="T965">next() ile nextLine() in farki nedir?</text:span></text:p>
      <text:p text:style-name="P24"><text:span text:style-name="T966"><text:s text:c="12"/></text:span><text:span text:style-name="T967">next() methodu kulanicidan gelen String'in sadece ilk kelimeisni alir.</text:span></text:p>
      <text:p text:style-name="P24"><text:span text:style-name="T968"><text:s text:c="12"/></text:span><text:span text:style-name="T969">nextLine() methodu kulanicidan gelen String'in tamamini alir.</text:span></text:p>
      <text:p text:style-name="P24"><text:span text:style-name="T970"><text:s text:c="8"/></text:span><text:span text:style-name="T971">*/</text:span></text:p>
      <text:p text:style-name="P24"><text:span text:style-name="T972">​</text:span></text:p>
      <text:p text:style-name="P24"><text:span text:style-name="T972"><text:s text:c="8"/></text:span><text:span text:style-name="T973">//3.Yol:</text:span></text:p>
      <text:p text:style-name="P24"><text:span text:style-name="T974"><text:s text:c="8"/></text:span><text:span text:style-name="T975">System.out.println(</text:span><text:span text:style-name="T976">"Ilk, orta ve soy isminizi giriniz"</text:span><text:span text:style-name="T977">);</text:span></text:p>
      <text:p text:style-name="P24"><text:span text:style-name="T978"><text:s text:c="8"/></text:span><text:span text:style-name="T979">String</text:span><text:span text:style-name="T980"><text:s/>tamIsim = input.nextLine();</text:span></text:p>
      <text:p text:style-name="P24"><text:span text:style-name="T981"><text:s text:c="8"/></text:span><text:span text:style-name="T982">System.out.println(tamIsim);</text:span></text:p>
      <text:p text:style-name="P24"><text:span text:style-name="T983">​</text:span></text:p>
      <text:p text:style-name="P24"><text:span text:style-name="T983"><text:s text:c="8"/></text:span><text:span text:style-name="T984">System.out.println(</text:span><text:span text:style-name="T985">"Kimlik numaranizi giriniz"</text:span><text:span text:style-name="T986">);</text:span></text:p>
      <text:p text:style-name="P24"><text:span text:style-name="T987"><text:s text:c="8"/></text:span><text:span text:style-name="T988">String</text:span><text:span text:style-name="T989"><text:s/>kimlikNumarasi = input.next();</text:span></text:p>
      <text:p text:style-name="P24"><text:span text:style-name="T990"><text:s text:c="8"/></text:span><text:span text:style-name="T991">System.out.println(kimlikNumarasi);</text:span></text:p>
      <text:p text:style-name="P24"><text:span text:style-name="T992"><text:s text:c="4"/></text:span><text:span text:style-name="T993">}</text:span></text:p>
      <text:p text:style-name="P24"><text:span text:style-name="T993">}</text:span></text:p>
      <text:p text:style-name="P25"><text:span text:style-name="T994"/></text:p>
      <text:p text:style-name="P25"><text:span text:style-name="T995">***********************************</text:span></text:p>
      <text:p text:style-name="P25"><text:span text:style-name="T996"/></text:p>
      <text:p text:style-name="P25"><text:span text:style-name="T997">package</text:span><text:span text:style-name="T998"><text:s/>day04ifstatement;</text:span></text:p>
      <text:p text:style-name="P26"><text:span text:style-name="T999">​</text:span></text:p>
      <text:p text:style-name="P26"><text:span text:style-name="T1000">import</text:span><text:span text:style-name="T1001"><text:s/>java.util.Scanner;</text:span></text:p>
      <text:p text:style-name="P26"><text:span text:style-name="T1002">​</text:span></text:p>
      <text:p text:style-name="P26"><text:span text:style-name="T1003">public</text:span><text:span text:style-name="T1004"><text:s/></text:span><text:span text:style-name="T1005">class</text:span><text:span text:style-name="T1006"><text:s/></text:span><text:span text:style-name="T1007">Scanner02</text:span><text:span text:style-name="T1008"><text:s/>{</text:span></text:p>
      <text:p text:style-name="P26"><text:span text:style-name="T1009">​</text:span></text:p>
      <text:p text:style-name="P26"><text:span text:style-name="T1009"><text:s text:c="4"/></text:span><text:span text:style-name="T1010">/*</text:span></text:p>
      <text:p text:style-name="P26"><text:span text:style-name="T1011"><text:s text:c="8"/></text:span><text:span text:style-name="T1012">Not: char variable'lari matematiksel islemlerde kullanirsaniz, Java onlarin ASCII degerlerini kullanir.</text:span></text:p>
      <text:p text:style-name="P26"><text:span text:style-name="T1013"><text:s text:c="13"/></text:span><text:span text:style-name="T1014">Ornegin; System.out.println('A' + 'C'); ekrana AC yerine 132 yazdirir</text:span></text:p>
      <text:p text:style-name="P26"><text:span text:style-name="T1015"><text:s text:c="8"/></text:span><text:span text:style-name="T1016">Note: Java'da "+" sembolunun iki anlami vardir. i)Toplama islemi ii)Birlestirme Islemi(Concatenation)</text:span></text:p>
      <text:p text:style-name="P26"><text:span text:style-name="T1017"><text:s text:c="14"/></text:span><text:span text:style-name="T1018">Java "+" sembolu gorunce once toplama yapmaya calisir, yapamazsa birlestirme islemi yapmaya calisir, o da olmazsa hata verir.</text:span></text:p>
      <text:p text:style-name="P26"><text:span text:style-name="T1019"><text:s text:c="5"/></text:span><text:span text:style-name="T1020">*/</text:span></text:p>
      <text:p text:style-name="P26"><text:span text:style-name="T1021">​</text:span></text:p>
      <text:p text:style-name="P26"><text:span text:style-name="T1021"><text:s text:c="4"/></text:span><text:span text:style-name="T1022">public</text:span><text:span text:style-name="T1023"><text:s/></text:span><text:span text:style-name="T1024">static</text:span><text:span text:style-name="T1025"><text:s/></text:span><text:span text:style-name="T1026">void</text:span><text:span text:style-name="T1027"><text:s/>main(</text:span><text:span text:style-name="T1028">String</text:span><text:span text:style-name="T1029">[] args) {</text:span></text:p>
      <text:p text:style-name="P26"><text:span text:style-name="T1030">​</text:span></text:p>
      <text:p text:style-name="P26"><text:span text:style-name="T1030"><text:s text:c="8"/></text:span><text:span text:style-name="T1031">//Example 1: Kullanicidan ilk ve soy ismini aliniz, ilk ve soy isminin ilk harflerini ekrana yazdiriniz</text:span></text:p>
      <text:p text:style-name="P26"><text:span text:style-name="T1032"><text:s text:c="8"/></text:span><text:span text:style-name="T1033">//<text:s text:c="11"/>Ali Can ==&gt; AC</text:span></text:p>
      <text:p text:style-name="P26"><text:span text:style-name="T1034">​</text:span></text:p>
      <text:p text:style-name="P26"><text:span text:style-name="T1034"><text:s text:c="8"/></text:span><text:span text:style-name="T1035">Scanner input =<text:s/></text:span><text:span text:style-name="T1036">new</text:span><text:span text:style-name="T1037"><text:s/>Scanner(System.in);</text:span></text:p>
      <text:p text:style-name="P26"><text:span text:style-name="T1038">​</text:span></text:p>
      <text:p text:style-name="P26"><text:span text:style-name="T1038"><text:s text:c="8"/></text:span><text:span text:style-name="T1039">//1.Yol:</text:span></text:p>
      <text:p text:style-name="P26"><text:span text:style-name="T1040"><text:s text:c="8"/></text:span><text:span text:style-name="T1041">System.out.println(</text:span><text:span text:style-name="T1042">"Ilk isminizi giriniz..."</text:span><text:span text:style-name="T1043">);</text:span></text:p>
      <text:p text:style-name="P26"><text:span text:style-name="T1044"><text:s text:c="8"/></text:span><text:span text:style-name="T1045">char</text:span><text:span text:style-name="T1046"><text:s/>ilk = input.next().charAt(</text:span><text:span text:style-name="T1047">0</text:span><text:span text:style-name="T1048">);</text:span><text:span text:style-name="T1049">//A</text:span></text:p>
      <text:p text:style-name="P26"><text:span text:style-name="T1050">​</text:span></text:p>
      <text:p text:style-name="P26"><text:span text:style-name="T1050"><text:s text:c="8"/></text:span><text:span text:style-name="T1051">System.out.println(</text:span><text:span text:style-name="T1052">"Soy isminizi giriniz..."</text:span><text:span text:style-name="T1053">);</text:span></text:p>
      <text:p text:style-name="P26"><text:span text:style-name="T1054"><text:s text:c="8"/></text:span><text:span text:style-name="T1055">char</text:span><text:span text:style-name="T1056"><text:s/>son = input.next().charAt(</text:span><text:span text:style-name="T1057">0</text:span><text:span text:style-name="T1058">);</text:span><text:span text:style-name="T1059">//C</text:span></text:p>
      <text:p text:style-name="P26"><text:span text:style-name="T1060">​</text:span></text:p>
      <text:p text:style-name="P26"><text:span text:style-name="T1060"><text:s text:c="8"/></text:span><text:span text:style-name="T1061">System.out.println(</text:span><text:span text:style-name="T1062">""</text:span><text:span text:style-name="T1063"><text:s/>+ ilk + son);</text:span></text:p>
      <text:p text:style-name="P26"><text:span text:style-name="T1064">​</text:span></text:p>
      <text:p text:style-name="P26"><text:span text:style-name="T1064"><text:s text:c="8"/></text:span><text:span text:style-name="T1065">//2.Yol:</text:span></text:p>
      <text:p text:style-name="P26"><text:span text:style-name="T1066"><text:s text:c="8"/></text:span><text:span text:style-name="T1067">System.out.println(</text:span><text:span text:style-name="T1068">"Tam isminizi giriniz..."</text:span><text:span text:style-name="T1069">);</text:span></text:p>
      <text:p text:style-name="P26"><text:span text:style-name="T1070">​</text:span></text:p>
      <text:p text:style-name="P26"><text:span text:style-name="T1070"><text:s text:c="8"/></text:span><text:span text:style-name="T1071">String</text:span><text:span text:style-name="T1072"><text:s/>tamIsim = input.nextLine();</text:span><text:span text:style-name="T1073">// Ali Can</text:span></text:p>
      <text:p text:style-name="P26"><text:span text:style-name="T1074">​</text:span></text:p>
      <text:p text:style-name="P26"><text:span text:style-name="T1074"><text:s text:c="8"/></text:span><text:span text:style-name="T1075">char</text:span><text:span text:style-name="T1076"><text:s/>ilkHarf = tamIsim.charAt(</text:span><text:span text:style-name="T1077">0</text:span><text:span text:style-name="T1078">);</text:span></text:p>
      <text:p text:style-name="P26"><text:span text:style-name="T1079"><text:s text:c="8"/></text:span><text:span text:style-name="T1080">System.out.print(ilkHarf);</text:span></text:p>
      <text:p text:style-name="P26"><text:span text:style-name="T1081">​</text:span></text:p>
      <text:p text:style-name="P26"><text:span text:style-name="T1081"><text:s text:c="8"/></text:span><text:span text:style-name="T1082">char</text:span><text:span text:style-name="T1083"><text:s/>soyIsminIlkHarfi = tamIsim.split(</text:span><text:span text:style-name="T1084">" "</text:span><text:span text:style-name="T1085">)[</text:span><text:span text:style-name="T1086">1</text:span><text:span text:style-name="T1087">].charAt(</text:span><text:span text:style-name="T1088">0</text:span><text:span text:style-name="T1089">);</text:span></text:p>
      <text:p text:style-name="P26"><text:span text:style-name="T1090"><text:s text:c="8"/></text:span><text:span text:style-name="T1091">System.out.println(soyIsminIlkHarfi);</text:span></text:p>
      <text:p text:style-name="P26"><text:span text:style-name="T1092"><text:s text:c="4"/></text:span><text:span text:style-name="T1093">}</text:span></text:p>
      <text:p text:style-name="P26"><text:span text:style-name="T1093">}</text:span></text:p>
      <text:p text:style-name="P27"><text:span text:style-name="T1094"/></text:p>
      <text:p text:style-name="P27"><text:span text:style-name="T1094"/></text:p>
      <text:p text:style-name="P27"><text:span text:style-name="T1095">*************************************</text:span></text:p>
      <text:p text:style-name="P27"><text:span text:style-name="T1096"/></text:p>
      <text:p text:style-name="P27"><text:span text:style-name="T1097">package</text:span><text:span text:style-name="T1098"><text:s/>day05ifstatement;</text:span></text:p>
      <text:p text:style-name="P28"><text:span text:style-name="T1099">​</text:span></text:p>
      <text:p text:style-name="P28"><text:span text:style-name="T1100">import</text:span><text:span text:style-name="T1101"><text:s/>java.util.Scanner;</text:span></text:p>
      <text:p text:style-name="P28"><text:span text:style-name="T1102">​</text:span></text:p>
      <text:p text:style-name="P28"><text:span text:style-name="T1103">public</text:span><text:span text:style-name="T1104"><text:s/></text:span><text:span text:style-name="T1105">class</text:span><text:span text:style-name="T1106"><text:s/></text:span><text:span text:style-name="T1107">IfStatement01</text:span><text:span text:style-name="T1108"><text:s/>{</text:span></text:p>
      <text:p text:style-name="P28"><text:span text:style-name="T1109">​</text:span></text:p>
      <text:p text:style-name="P28"><text:span text:style-name="T1109"><text:s text:c="4"/></text:span><text:span text:style-name="T1110">public</text:span><text:span text:style-name="T1111"><text:s/></text:span><text:span text:style-name="T1112">static</text:span><text:span text:style-name="T1113"><text:s/></text:span><text:span text:style-name="T1114">void</text:span><text:span text:style-name="T1115"><text:s/>main(</text:span><text:span text:style-name="T1116">String</text:span><text:span text:style-name="T1117">[] args) {</text:span></text:p>
      <text:p text:style-name="P28"><text:span text:style-name="T1118">​</text:span></text:p>
      <text:p text:style-name="P28"><text:span text:style-name="T1118"><text:s text:c="8"/></text:span><text:span text:style-name="T1119">//Example 1: Kullanicidan alinan sayinin tek mi cift mi oldugunu ekrana yazan kodu yaziniz.</text:span></text:p>
      <text:p text:style-name="P28"><text:span text:style-name="T1120"><text:s text:c="8"/></text:span><text:span text:style-name="T1121">Scanner input =<text:s/></text:span><text:span text:style-name="T1122">new</text:span><text:span text:style-name="T1123"><text:s/>Scanner(System.in);</text:span></text:p>
      <text:p text:style-name="P28"><text:span text:style-name="T1124"><text:s text:c="8"/></text:span><text:span text:style-name="T1125">System.out.println(</text:span><text:span text:style-name="T1126">"Bir sayi giriniz..."</text:span><text:span text:style-name="T1127">);</text:span></text:p>
      <text:p text:style-name="P28"><text:span text:style-name="T1128"><text:s text:c="8"/></text:span><text:span text:style-name="T1129">int</text:span><text:span text:style-name="T1130"><text:s/>s = input.nextInt();</text:span></text:p>
      <text:p text:style-name="P28"><text:span text:style-name="T1131"><text:s text:c="8"/></text:span><text:span text:style-name="T1132">//1.Yol:</text:span></text:p>
      <text:p text:style-name="P28"><text:span text:style-name="T1133"><text:s text:c="8"/></text:span><text:span text:style-name="T1134">if</text:span><text:span text:style-name="T1135">(s%</text:span><text:span text:style-name="T1136">2</text:span><text:span text:style-name="T1137">==</text:span><text:span text:style-name="T1138">0</text:span><text:span text:style-name="T1139">){</text:span></text:p>
      <text:p text:style-name="P28"><text:span text:style-name="T1140"><text:s text:c="12"/></text:span><text:span text:style-name="T1141">System.out.println(</text:span><text:span text:style-name="T1142">"Cift sayi..."</text:span><text:span text:style-name="T1143">);</text:span></text:p>
      <text:p text:style-name="P28"><text:span text:style-name="T1144"><text:s text:c="8"/></text:span><text:span text:style-name="T1145">}</text:span></text:p>
      <text:p text:style-name="P28"><text:span text:style-name="T1146"><text:s text:c="8"/></text:span><text:span text:style-name="T1147">if</text:span><text:span text:style-name="T1148">(s%</text:span><text:span text:style-name="T1149">2</text:span><text:span text:style-name="T1150">!=</text:span><text:span text:style-name="T1151">0</text:span><text:span text:style-name="T1152">){</text:span><text:span text:style-name="T1153">//"!=" demek "esit degil" demektir.</text:span></text:p>
      <text:p text:style-name="P28"><text:span text:style-name="T1154"><text:s text:c="12"/></text:span><text:span text:style-name="T1155">System.out.println(</text:span><text:span text:style-name="T1156">"Tek sayi..."</text:span><text:span text:style-name="T1157">);</text:span></text:p>
      <text:p text:style-name="P28"><text:span text:style-name="T1158"><text:s text:c="8"/></text:span><text:span text:style-name="T1159">}</text:span></text:p>
      <text:p text:style-name="P28"><text:span text:style-name="T1160"><text:s text:c="8"/></text:span><text:span text:style-name="T1161">//2.Yol:</text:span></text:p>
      <text:p text:style-name="P28"><text:span text:style-name="T1162"><text:s text:c="8"/></text:span><text:span text:style-name="T1163">if</text:span><text:span text:style-name="T1164">(s%</text:span><text:span text:style-name="T1165">2</text:span><text:span text:style-name="T1166">==</text:span><text:span text:style-name="T1167">0</text:span><text:span text:style-name="T1168">){</text:span></text:p>
      <text:p text:style-name="P28"><text:span text:style-name="T1169"><text:s text:c="12"/></text:span><text:span text:style-name="T1170">System.out.println(</text:span><text:span text:style-name="T1171">"Cift sayi..."</text:span><text:span text:style-name="T1172">);</text:span></text:p>
      <text:p text:style-name="P28"><text:span text:style-name="T1173"><text:s text:c="8"/></text:span><text:span text:style-name="T1174">}</text:span><text:span text:style-name="T1175">else</text:span><text:span text:style-name="T1176">{</text:span></text:p>
      <text:p text:style-name="P28"><text:span text:style-name="T1177"><text:s text:c="12"/></text:span><text:span text:style-name="T1178">System.out.println(</text:span><text:span text:style-name="T1179">"Tek sayi..."</text:span><text:span text:style-name="T1180">);</text:span></text:p>
      <text:p text:style-name="P28"><text:span text:style-name="T1181"><text:s text:c="8"/></text:span><text:span text:style-name="T1182">}</text:span></text:p>
      <text:p text:style-name="P28"><text:span text:style-name="T1183">​</text:span></text:p>
      <text:p text:style-name="P28"><text:span text:style-name="T1183"><text:s text:c="8"/></text:span><text:span text:style-name="T1184">//Example 2: Bir sayinin negatif, pozitif veya notr oldugunu soyleyen kodu yaziniz</text:span></text:p>
      <text:p text:style-name="P28"><text:span text:style-name="T1185"><text:s text:c="8"/></text:span><text:span text:style-name="T1186">System.out.println(</text:span><text:span text:style-name="T1187">"Bir sayi giriniz..."</text:span><text:span text:style-name="T1188">);</text:span></text:p>
      <text:p text:style-name="P28"><text:span text:style-name="T1189"><text:s text:c="8"/></text:span><text:span text:style-name="T1190">double</text:span><text:span text:style-name="T1191"><text:s/>d = input.nextDouble();</text:span></text:p>
      <text:p text:style-name="P28"><text:span text:style-name="T1192">​</text:span></text:p>
      <text:p text:style-name="P28"><text:span text:style-name="T1192"><text:s text:c="8"/></text:span><text:span text:style-name="T1193">if</text:span><text:span text:style-name="T1194">(d&gt;</text:span><text:span text:style-name="T1195">0</text:span><text:span text:style-name="T1196">){</text:span></text:p>
      <text:p text:style-name="P28"><text:span text:style-name="T1197"><text:s text:c="12"/></text:span><text:span text:style-name="T1198">System.out.println(</text:span><text:span text:style-name="T1199">"Pozitif"</text:span><text:span text:style-name="T1200">);</text:span></text:p>
      <text:p text:style-name="P28"><text:span text:style-name="T1201"><text:s text:c="8"/></text:span><text:span text:style-name="T1202">}</text:span><text:span text:style-name="T1203">else</text:span><text:span text:style-name="T1204"><text:s/></text:span><text:span text:style-name="T1205">if</text:span><text:span text:style-name="T1206">(d==</text:span><text:span text:style-name="T1207">0</text:span><text:span text:style-name="T1208">){</text:span></text:p>
      <text:p text:style-name="P28"><text:span text:style-name="T1209"><text:s text:c="12"/></text:span><text:span text:style-name="T1210">System.out.println(</text:span><text:span text:style-name="T1211">"Notr"</text:span><text:span text:style-name="T1212">);</text:span></text:p>
      <text:p text:style-name="P28"><text:span text:style-name="T1213"><text:s text:c="8"/></text:span><text:span text:style-name="T1214">}</text:span><text:span text:style-name="T1215">else</text:span><text:span text:style-name="T1216">{</text:span></text:p>
      <text:p text:style-name="P28"><text:span text:style-name="T1217"><text:s text:c="12"/></text:span><text:span text:style-name="T1218">System.out.println(</text:span><text:span text:style-name="T1219">"Negatif"</text:span><text:span text:style-name="T1220">);</text:span></text:p>
      <text:p text:style-name="P28"><text:span text:style-name="T1221"><text:s text:c="8"/></text:span><text:span text:style-name="T1222">}</text:span></text:p>
      <text:p text:style-name="P28"><text:span text:style-name="T1223">​</text:span></text:p>
      <text:p text:style-name="P28"><text:span text:style-name="T1223"><text:s text:c="4"/></text:span><text:span text:style-name="T1224">}</text:span></text:p>
      <text:p text:style-name="P28"><text:span text:style-name="T1225">​</text:span></text:p>
      <text:p text:style-name="P28"><text:span text:style-name="T1226">}</text:span></text:p>
      <text:p text:style-name="P29"><text:span text:style-name="T1227"/></text:p>
      <text:p text:style-name="P29"><text:span text:style-name="T1228">************************</text:span></text:p>
      <text:p text:style-name="P29"><text:span text:style-name="T1229"/></text:p>
      <text:p text:style-name="P29"><text:span text:style-name="T1230">package</text:span><text:span text:style-name="T1231"><text:s/>day05ifstatement;</text:span></text:p>
      <text:p text:style-name="P30"><text:span text:style-name="T1232">​</text:span></text:p>
      <text:p text:style-name="P30"><text:span text:style-name="T1233">import</text:span><text:span text:style-name="T1234"><text:s/>java.util.Scanner;</text:span></text:p>
      <text:p text:style-name="P30"><text:span text:style-name="T1235">​</text:span></text:p>
      <text:p text:style-name="P30"><text:span text:style-name="T1236">public</text:span><text:span text:style-name="T1237"><text:s/></text:span><text:span text:style-name="T1238">class</text:span><text:span text:style-name="T1239"><text:s/></text:span><text:span text:style-name="T1240">IfStatement02</text:span><text:span text:style-name="T1241"><text:s/>{</text:span></text:p>
      <text:p text:style-name="P30"><text:span text:style-name="T1242">​</text:span></text:p>
      <text:p text:style-name="P30"><text:span text:style-name="T1242"><text:s text:c="4"/></text:span><text:span text:style-name="T1243">public</text:span><text:span text:style-name="T1244"><text:s/></text:span><text:span text:style-name="T1245">static</text:span><text:span text:style-name="T1246"><text:s/></text:span><text:span text:style-name="T1247">void</text:span><text:span text:style-name="T1248"><text:s/>main(</text:span><text:span text:style-name="T1249">String</text:span><text:span text:style-name="T1250">[] args) {</text:span></text:p>
      <text:p text:style-name="P30"><text:span text:style-name="T1251">​</text:span></text:p>
      <text:p text:style-name="P30"><text:span text:style-name="T1251"><text:s text:c="8"/></text:span><text:span text:style-name="T1252">//Example 1: Kullanici gun numarasini girsin kod gun ismini yazsin</text:span></text:p>
      <text:p text:style-name="P30"><text:span text:style-name="T1253"><text:s text:c="8"/></text:span><text:span text:style-name="T1254">//<text:s text:c="11"/>2==&gt;Pazartesi<text:s text:c="6"/>5==&gt;Persembe ...</text:span></text:p>
      <text:p text:style-name="P30"><text:span text:style-name="T1255"><text:s text:c="8"/></text:span><text:span text:style-name="T1256">Scanner input =<text:s/></text:span><text:span text:style-name="T1257">new</text:span><text:span text:style-name="T1258"><text:s/>Scanner(System.in);</text:span></text:p>
      <text:p text:style-name="P30"><text:span text:style-name="T1259"><text:s text:c="8"/></text:span><text:span text:style-name="T1260">System.out.println(</text:span><text:span text:style-name="T1261">"Gun numarasini giriniz..."</text:span><text:span text:style-name="T1262">);</text:span></text:p>
      <text:p text:style-name="P30"><text:span text:style-name="T1263"><text:s text:c="8"/></text:span><text:span text:style-name="T1264">byte</text:span><text:span text:style-name="T1265"><text:s/>gunNo = input.nextByte();</text:span></text:p>
      <text:p text:style-name="P30"><text:span text:style-name="T1266">​</text:span></text:p>
      <text:p text:style-name="P30"><text:span text:style-name="T1266"><text:s text:c="8"/></text:span><text:span text:style-name="T1267">if</text:span><text:span text:style-name="T1268">(gunNo==</text:span><text:span text:style-name="T1269">1</text:span><text:span text:style-name="T1270">){</text:span></text:p>
      <text:p text:style-name="P30"><text:span text:style-name="T1271"><text:s text:c="12"/></text:span><text:span text:style-name="T1272">System.out.println(</text:span><text:span text:style-name="T1273">"Pazar"</text:span><text:span text:style-name="T1274">);</text:span></text:p>
      <text:p text:style-name="P30"><text:span text:style-name="T1275"><text:s text:c="8"/></text:span><text:span text:style-name="T1276">}</text:span><text:span text:style-name="T1277">else</text:span><text:span text:style-name="T1278"><text:s/></text:span><text:span text:style-name="T1279">if</text:span><text:span text:style-name="T1280">(gunNo==</text:span><text:span text:style-name="T1281">2</text:span><text:span text:style-name="T1282">){</text:span></text:p>
      <text:p text:style-name="P30"><text:span text:style-name="T1283"><text:s text:c="12"/></text:span><text:span text:style-name="T1284">System.out.println(</text:span><text:span text:style-name="T1285">"Pazartesi"</text:span><text:span text:style-name="T1286">);</text:span></text:p>
      <text:p text:style-name="P30"><text:span text:style-name="T1287"><text:s text:c="8"/></text:span><text:span text:style-name="T1288">}</text:span><text:span text:style-name="T1289">else</text:span><text:span text:style-name="T1290"><text:s/></text:span><text:span text:style-name="T1291">if</text:span><text:span text:style-name="T1292">(gunNo==</text:span><text:span text:style-name="T1293">3</text:span><text:span text:style-name="T1294">){</text:span></text:p>
      <text:p text:style-name="P30"><text:span text:style-name="T1295"><text:s text:c="12"/></text:span><text:span text:style-name="T1296">System.out.println(</text:span><text:span text:style-name="T1297">"Sali"</text:span><text:span text:style-name="T1298">);</text:span></text:p>
      <text:p text:style-name="P30"><text:span text:style-name="T1299"><text:s text:c="8"/></text:span><text:span text:style-name="T1300">}</text:span><text:span text:style-name="T1301">else</text:span><text:span text:style-name="T1302"><text:s/></text:span><text:span text:style-name="T1303">if</text:span><text:span text:style-name="T1304">(gunNo==</text:span><text:span text:style-name="T1305">4</text:span><text:span text:style-name="T1306">){</text:span></text:p>
      <text:p text:style-name="P30"><text:span text:style-name="T1307"><text:s text:c="12"/></text:span><text:span text:style-name="T1308">System.out.println(</text:span><text:span text:style-name="T1309">"Carsamba"</text:span><text:span text:style-name="T1310">);</text:span></text:p>
      <text:p text:style-name="P30"><text:span text:style-name="T1311"><text:s text:c="8"/></text:span><text:span text:style-name="T1312">}</text:span><text:span text:style-name="T1313">else</text:span><text:span text:style-name="T1314"><text:s/></text:span><text:span text:style-name="T1315">if</text:span><text:span text:style-name="T1316">(gunNo==</text:span><text:span text:style-name="T1317">5</text:span><text:span text:style-name="T1318">){</text:span></text:p>
      <text:p text:style-name="P30"><text:span text:style-name="T1319"><text:s text:c="12"/></text:span><text:span text:style-name="T1320">System.out.println(</text:span><text:span text:style-name="T1321">"Persembe"</text:span><text:span text:style-name="T1322">);</text:span></text:p>
      <text:p text:style-name="P30"><text:span text:style-name="T1323"><text:s text:c="8"/></text:span><text:span text:style-name="T1324">}</text:span><text:span text:style-name="T1325">else</text:span><text:span text:style-name="T1326"><text:s/></text:span><text:span text:style-name="T1327">if</text:span><text:span text:style-name="T1328">(gunNo==</text:span><text:span text:style-name="T1329">6</text:span><text:span text:style-name="T1330">){</text:span></text:p>
      <text:p text:style-name="P30"><text:span text:style-name="T1331"><text:s text:c="12"/></text:span><text:span text:style-name="T1332">System.out.println(</text:span><text:span text:style-name="T1333">"Cuma"</text:span><text:span text:style-name="T1334">);</text:span></text:p>
      <text:p text:style-name="P30"><text:span text:style-name="T1335"><text:s text:c="8"/></text:span><text:span text:style-name="T1336">}</text:span><text:span text:style-name="T1337">else</text:span><text:span text:style-name="T1338"><text:s/></text:span><text:span text:style-name="T1339">if</text:span><text:span text:style-name="T1340">(gunNo==</text:span><text:span text:style-name="T1341">7</text:span><text:span text:style-name="T1342">){</text:span></text:p>
      <text:p text:style-name="P30"><text:span text:style-name="T1343"><text:s text:c="12"/></text:span><text:span text:style-name="T1344">System.out.println(</text:span><text:span text:style-name="T1345">"Cumartesi"</text:span><text:span text:style-name="T1346">);</text:span></text:p>
      <text:p text:style-name="P30"><text:span text:style-name="T1347"><text:s text:c="8"/></text:span><text:span text:style-name="T1348">}</text:span><text:span text:style-name="T1349">else</text:span><text:span text:style-name="T1350">{</text:span></text:p>
      <text:p text:style-name="P30"><text:span text:style-name="T1351"><text:s text:c="12"/></text:span><text:span text:style-name="T1352">System.out.println(</text:span><text:span text:style-name="T1353">"Gecerli bir gun numarasi giriniz. Gecerli gun numaralari 1, 2, 3, 4, 5, 6, 7 den birisidir."</text:span><text:span text:style-name="T1354">);</text:span></text:p>
      <text:p text:style-name="P30"><text:span text:style-name="T1355"><text:s text:c="8"/></text:span><text:span text:style-name="T1356">}</text:span></text:p>
      <text:p text:style-name="P30"><text:span text:style-name="T1357">​</text:span></text:p>
      <text:p text:style-name="P30"><text:span text:style-name="T1357">​</text:span></text:p>
      <text:p text:style-name="P30"><text:span text:style-name="T1357"><text:s text:c="4"/></text:span><text:span text:style-name="T1358">}</text:span></text:p>
      <text:p text:style-name="P30"><text:span text:style-name="T1359">​</text:span></text:p>
      <text:p text:style-name="P30"><text:span text:style-name="T1360">}</text:span></text:p>
      <text:p text:style-name="P31"><text:span text:style-name="T1361"/></text:p>
      <text:p text:style-name="P31"><text:span text:style-name="T1361"/></text:p>
      <text:p text:style-name="P31"><text:span text:style-name="T1362">********************</text:span></text:p>
      <text:p text:style-name="P31"><text:span text:style-name="T1363"/></text:p>
      <text:p text:style-name="P31"><text:span text:style-name="T1363"/></text:p>
      <text:p text:style-name="P31"><text:span text:style-name="T1364">package</text:span><text:span text:style-name="T1365"><text:s/>day05ifstatement;</text:span></text:p>
      <text:p text:style-name="P32"><text:span text:style-name="T1366">​</text:span></text:p>
      <text:p text:style-name="P32"><text:span text:style-name="T1367">import</text:span><text:span text:style-name="T1368"><text:s/>java.util.Scanner;</text:span></text:p>
      <text:p text:style-name="P32"><text:span text:style-name="T1369">​</text:span></text:p>
      <text:p text:style-name="P32"><text:span text:style-name="T1370">public</text:span><text:span text:style-name="T1371"><text:s/></text:span><text:span text:style-name="T1372">class</text:span><text:span text:style-name="T1373"><text:s/></text:span><text:span text:style-name="T1374">IfStatement03</text:span><text:span text:style-name="T1375"><text:s/>{</text:span></text:p>
      <text:p text:style-name="P32"><text:span text:style-name="T1376">​</text:span></text:p>
      <text:p text:style-name="P32"><text:span text:style-name="T1376"><text:s text:c="4"/></text:span><text:span text:style-name="T1377">/*</text:span></text:p>
      <text:p text:style-name="P32"><text:span text:style-name="T1378"><text:s text:c="8"/></text:span><text:span text:style-name="T1379">Iki tane String'in birbirine esit olup olmadigini anlamak icin "==" degil, "equals()" kullaniniz.</text:span></text:p>
      <text:p text:style-name="P32"><text:span text:style-name="T1380"><text:s text:c="8"/></text:span><text:span text:style-name="T1381">Iki tane String'in birbirine esit olup olmadigini kontrol etmek icin iki tane method kullanilabilir</text:span></text:p>
      <text:p text:style-name="P32"><text:span text:style-name="T1382"><text:s text:c="12"/></text:span><text:span text:style-name="T1383">i)equals() ==&gt; Buyuk harf ve kucuk harfi onemser. "A" ile "a" farklidir</text:span></text:p>
      <text:p text:style-name="P32"><text:span text:style-name="T1384"><text:s text:c="12"/></text:span><text:span text:style-name="T1385">ii)equalsIgnoreCase() ==&gt; Buyuk harf kucuk harfi onemsemez. "A" ile "a" aynidir.</text:span></text:p>
      <text:p text:style-name="P32"><text:span text:style-name="T1386"><text:s text:c="4"/></text:span><text:span text:style-name="T1387">*/</text:span></text:p>
      <text:p text:style-name="P32"><text:span text:style-name="T1388">​</text:span></text:p>
      <text:p text:style-name="P32"><text:span text:style-name="T1388"><text:s text:c="4"/></text:span><text:span text:style-name="T1389">public</text:span><text:span text:style-name="T1390"><text:s/></text:span><text:span text:style-name="T1391">static</text:span><text:span text:style-name="T1392"><text:s/></text:span><text:span text:style-name="T1393">void</text:span><text:span text:style-name="T1394"><text:s/>main(</text:span><text:span text:style-name="T1395">String</text:span><text:span text:style-name="T1396">[] args) {</text:span></text:p>
      <text:p text:style-name="P32"><text:span text:style-name="T1397">​</text:span></text:p>
      <text:p text:style-name="P32"><text:span text:style-name="T1397"><text:s text:c="8"/></text:span><text:span text:style-name="T1398">//Example 1: Kullanicidan gun isimlerini aliniz, o gunu hafta sonu mu hafta ici mi oldugunu kullaniciya soyleyiniz</text:span></text:p>
      <text:p text:style-name="P32"><text:span text:style-name="T1399"><text:s text:c="8"/></text:span><text:span text:style-name="T1400">//<text:s text:c="11"/>Pazartesi==&gt;Hafta ici<text:s text:c="8"/>Pazar==&gt;Hafta sonu</text:span></text:p>
      <text:p text:style-name="P32"><text:span text:style-name="T1401"><text:s text:c="8"/></text:span><text:span text:style-name="T1402">Scanner input =<text:s/></text:span><text:span text:style-name="T1403">new</text:span><text:span text:style-name="T1404"><text:s/>Scanner(System.in);</text:span></text:p>
      <text:p text:style-name="P32"><text:span text:style-name="T1405"><text:s text:c="8"/></text:span><text:span text:style-name="T1406">System.out.println(</text:span><text:span text:style-name="T1407">"Bir gun ismi giriniz..."</text:span><text:span text:style-name="T1408">);</text:span></text:p>
      <text:p text:style-name="P32"><text:span text:style-name="T1409"><text:s text:c="8"/></text:span><text:span text:style-name="T1410">String</text:span><text:span text:style-name="T1411"><text:s/>gun = input.next();</text:span></text:p>
      <text:p text:style-name="P32"><text:span text:style-name="T1412">​</text:span></text:p>
      <text:p text:style-name="P32"><text:span text:style-name="T1412"><text:s text:c="8"/></text:span><text:span text:style-name="T1413">//1.Yol:</text:span></text:p>
      <text:p text:style-name="P32"><text:span text:style-name="T1414"><text:s text:c="8"/></text:span><text:span text:style-name="T1415">if</text:span><text:span text:style-name="T1416">(gun.equalsIgnoreCase(</text:span><text:span text:style-name="T1417">"Pazar"</text:span><text:span text:style-name="T1418">)){</text:span></text:p>
      <text:p text:style-name="P32"><text:span text:style-name="T1419"><text:s text:c="12"/></text:span><text:span text:style-name="T1420">System.out.println(</text:span><text:span text:style-name="T1421">"Hafta sonu..."</text:span><text:span text:style-name="T1422">);</text:span></text:p>
      <text:p text:style-name="P32"><text:span text:style-name="T1423"><text:s text:c="8"/></text:span><text:span text:style-name="T1424">}</text:span><text:span text:style-name="T1425">else</text:span><text:span text:style-name="T1426"><text:s/></text:span><text:span text:style-name="T1427">if</text:span><text:span text:style-name="T1428">(gun.equalsIgnoreCase(</text:span><text:span text:style-name="T1429">"Pazartesi"</text:span><text:span text:style-name="T1430">)){</text:span></text:p>
      <text:p text:style-name="P32"><text:span text:style-name="T1431"><text:s text:c="12"/></text:span><text:span text:style-name="T1432">System.out.println(</text:span><text:span text:style-name="T1433">"Hafta ici..."</text:span><text:span text:style-name="T1434">);</text:span></text:p>
      <text:p text:style-name="P32"><text:span text:style-name="T1435"><text:s text:c="8"/></text:span><text:span text:style-name="T1436">}</text:span><text:span text:style-name="T1437">else</text:span><text:span text:style-name="T1438"><text:s/></text:span><text:span text:style-name="T1439">if</text:span><text:span text:style-name="T1440">(gun.equalsIgnoreCase(</text:span><text:span text:style-name="T1441">"Sali"</text:span><text:span text:style-name="T1442">)){</text:span></text:p>
      <text:p text:style-name="P32"><text:span text:style-name="T1443"><text:s text:c="12"/></text:span><text:span text:style-name="T1444">System.out.println(</text:span><text:span text:style-name="T1445">"Hafta ici..."</text:span><text:span text:style-name="T1446">);</text:span></text:p>
      <text:p text:style-name="P32"><text:span text:style-name="T1447"><text:s text:c="8"/></text:span><text:span text:style-name="T1448">}</text:span><text:span text:style-name="T1449">else</text:span><text:span text:style-name="T1450"><text:s/></text:span><text:span text:style-name="T1451">if</text:span><text:span text:style-name="T1452">(gun.equalsIgnoreCase(</text:span><text:span text:style-name="T1453">"Carsamba"</text:span><text:span text:style-name="T1454">)){</text:span></text:p>
      <text:p text:style-name="P32"><text:span text:style-name="T1455"><text:s text:c="12"/></text:span><text:span text:style-name="T1456">System.out.println(</text:span><text:span text:style-name="T1457">"Hafta ici..."</text:span><text:span text:style-name="T1458">);</text:span></text:p>
      <text:p text:style-name="P32"><text:span text:style-name="T1459"><text:s text:c="8"/></text:span><text:span text:style-name="T1460">}</text:span><text:span text:style-name="T1461">else</text:span><text:span text:style-name="T1462"><text:s/></text:span><text:span text:style-name="T1463">if</text:span><text:span text:style-name="T1464">(gun.equalsIgnoreCase(</text:span><text:span text:style-name="T1465">"Persembe"</text:span><text:span text:style-name="T1466">)){</text:span></text:p>
      <text:p text:style-name="P32"><text:span text:style-name="T1467"><text:s text:c="12"/></text:span><text:span text:style-name="T1468">System.out.println(</text:span><text:span text:style-name="T1469">"Hafta ici..."</text:span><text:span text:style-name="T1470">);</text:span></text:p>
      <text:p text:style-name="P32"><text:span text:style-name="T1471"><text:s text:c="8"/></text:span><text:span text:style-name="T1472">}</text:span><text:span text:style-name="T1473">else</text:span><text:span text:style-name="T1474"><text:s/></text:span><text:span text:style-name="T1475">if</text:span><text:span text:style-name="T1476">(gun.equalsIgnoreCase(</text:span><text:span text:style-name="T1477">"Cuma"</text:span><text:span text:style-name="T1478">)){</text:span></text:p>
      <text:p text:style-name="P32"><text:span text:style-name="T1479"><text:s text:c="12"/></text:span><text:span text:style-name="T1480">System.out.println(</text:span><text:span text:style-name="T1481">"Hafta ici..."</text:span><text:span text:style-name="T1482">);</text:span></text:p>
      <text:p text:style-name="P32"><text:span text:style-name="T1483"><text:s text:c="8"/></text:span><text:span text:style-name="T1484">}</text:span><text:span text:style-name="T1485">else</text:span><text:span text:style-name="T1486"><text:s/></text:span><text:span text:style-name="T1487">if</text:span><text:span text:style-name="T1488">(gun.equalsIgnoreCase(</text:span><text:span text:style-name="T1489">"Cumartesi"</text:span><text:span text:style-name="T1490">)){</text:span></text:p>
      <text:p text:style-name="P32"><text:span text:style-name="T1491"><text:s text:c="12"/></text:span><text:span text:style-name="T1492">System.out.println(</text:span><text:span text:style-name="T1493">"Hafta sonu..."</text:span><text:span text:style-name="T1494">);</text:span></text:p>
      <text:p text:style-name="P32"><text:span text:style-name="T1495"><text:s text:c="8"/></text:span><text:span text:style-name="T1496">}</text:span><text:span text:style-name="T1497">else</text:span><text:span text:style-name="T1498">{</text:span></text:p>
      <text:p text:style-name="P32"><text:span text:style-name="T1499"><text:s text:c="12"/></text:span><text:span text:style-name="T1500">System.out.println(</text:span><text:span text:style-name="T1501">"Gecerli bir gun ismi giriniz..."</text:span><text:span text:style-name="T1502">);</text:span></text:p>
      <text:p text:style-name="P32"><text:span text:style-name="T1503"><text:s text:c="8"/></text:span><text:span text:style-name="T1504">}</text:span></text:p>
      <text:p text:style-name="P32"><text:span text:style-name="T1505">​</text:span></text:p>
      <text:p text:style-name="P32"><text:span text:style-name="T1505"><text:s text:c="8"/></text:span><text:span text:style-name="T1506">//2.Yol:</text:span></text:p>
      <text:p text:style-name="P32"><text:span text:style-name="T1507"><text:s text:c="8"/></text:span><text:span text:style-name="T1508">if</text:span><text:span text:style-name="T1509">(gun.equalsIgnoreCase(</text:span><text:span text:style-name="T1510">"Pazar"</text:span><text:span text:style-name="T1511">) || gun.equalsIgnoreCase(</text:span><text:span text:style-name="T1512">"Cumartesi"</text:span><text:span text:style-name="T1513">)){</text:span></text:p>
      <text:p text:style-name="P32"><text:span text:style-name="T1514"><text:s text:c="12"/></text:span><text:span text:style-name="T1515">System.out.println(</text:span><text:span text:style-name="T1516">"Hafta sonu..."</text:span><text:span text:style-name="T1517">);</text:span></text:p>
      <text:p text:style-name="P32"><text:span text:style-name="T1518"><text:s text:c="8"/></text:span><text:span text:style-name="T1519">}</text:span><text:span text:style-name="T1520">else</text:span><text:span text:style-name="T1521"><text:s/></text:span><text:span text:style-name="T1522">if</text:span><text:span text:style-name="T1523">(gun.equalsIgnoreCase(</text:span><text:span text:style-name="T1524">"Pazartesi"</text:span><text:span text:style-name="T1525">) ||</text:span></text:p>
      <text:p text:style-name="P32"><text:span text:style-name="T1526"><text:s text:c="17"/></text:span><text:span text:style-name="T1527">gun.equalsIgnoreCase(</text:span><text:span text:style-name="T1528">"Sali"</text:span><text:span text:style-name="T1529">) ||</text:span></text:p>
      <text:p text:style-name="P32"><text:span text:style-name="T1530"><text:s text:c="17"/></text:span><text:span text:style-name="T1531">gun.equalsIgnoreCase(</text:span><text:span text:style-name="T1532">"Carsamba"</text:span><text:span text:style-name="T1533">) ||</text:span></text:p>
      <text:p text:style-name="P32"><text:span text:style-name="T1534"><text:s text:c="17"/></text:span><text:span text:style-name="T1535">gun.equalsIgnoreCase(</text:span><text:span text:style-name="T1536">"Persembe"</text:span><text:span text:style-name="T1537">) ||</text:span></text:p>
      <text:p text:style-name="P32"><text:span text:style-name="T1538"><text:s text:c="17"/></text:span><text:span text:style-name="T1539">gun.equalsIgnoreCase(</text:span><text:span text:style-name="T1540">"Cuma"</text:span><text:span text:style-name="T1541">)){</text:span></text:p>
      <text:p text:style-name="P32"><text:span text:style-name="T1542"><text:s text:c="12"/></text:span><text:span text:style-name="T1543">System.out.println(</text:span><text:span text:style-name="T1544">"Hafta ici..."</text:span><text:span text:style-name="T1545">);</text:span></text:p>
      <text:p text:style-name="P32"><text:span text:style-name="T1546"><text:s text:c="8"/></text:span><text:span text:style-name="T1547">}</text:span><text:span text:style-name="T1548">else</text:span><text:span text:style-name="T1549">{</text:span></text:p>
      <text:p text:style-name="P32"><text:span text:style-name="T1550"><text:s text:c="12"/></text:span><text:span text:style-name="T1551">System.out.println(</text:span><text:span text:style-name="T1552">"Gecerli bir gun ismi giriniz..."</text:span><text:span text:style-name="T1553">);</text:span></text:p>
      <text:p text:style-name="P32"><text:span text:style-name="T1554"><text:s text:c="8"/></text:span><text:span text:style-name="T1555">}</text:span></text:p>
      <text:p text:style-name="P32"><text:span text:style-name="T1556">​</text:span></text:p>
      <text:p text:style-name="P32"><text:span text:style-name="T1556"><text:s text:c="8"/></text:span><text:span text:style-name="T1557">//3.Yol:</text:span></text:p>
      <text:p text:style-name="P32"><text:span text:style-name="T1558">​</text:span></text:p>
      <text:p text:style-name="P32"><text:span text:style-name="T1558"><text:s text:c="4"/></text:span><text:span text:style-name="T1559">}</text:span></text:p>
      <text:p text:style-name="P32"><text:span text:style-name="T1560">​</text:span></text:p>
      <text:p text:style-name="P32"><text:span text:style-name="T1561">}</text:span></text:p>
      <text:p text:style-name="P33"><text:span text:style-name="T1562"/></text:p>
      <text:p text:style-name="P33"><text:span text:style-name="T1563">******************************</text:span></text:p>
      <text:p text:style-name="P33"><text:span text:style-name="T1564"/></text:p>
      <text:p text:style-name="P33"><text:span text:style-name="T1565">package</text:span><text:span text:style-name="T1566"><text:s/>day06nestedifswitch;</text:span></text:p>
      <text:p text:style-name="P34"><text:span text:style-name="T1567">​</text:span></text:p>
      <text:p text:style-name="P34"><text:span text:style-name="T1568">import</text:span><text:span text:style-name="T1569"><text:s/>java.util.Scanner;</text:span></text:p>
      <text:p text:style-name="P34"><text:span text:style-name="T1570">​</text:span></text:p>
      <text:p text:style-name="P34"><text:span text:style-name="T1571">public</text:span><text:span text:style-name="T1572"><text:s/></text:span><text:span text:style-name="T1573">class</text:span><text:span text:style-name="T1574"><text:s/></text:span><text:span text:style-name="T1575">IfStatement01</text:span><text:span text:style-name="T1576"><text:s/>{</text:span></text:p>
      <text:p text:style-name="P34"><text:span text:style-name="T1577">​</text:span></text:p>
      <text:p text:style-name="P34"><text:span text:style-name="T1577"><text:s text:c="4"/></text:span><text:span text:style-name="T1578">public</text:span><text:span text:style-name="T1579"><text:s/></text:span><text:span text:style-name="T1580">static</text:span><text:span text:style-name="T1581"><text:s/></text:span><text:span text:style-name="T1582">void</text:span><text:span text:style-name="T1583"><text:s/>main(</text:span><text:span text:style-name="T1584">String</text:span><text:span text:style-name="T1585">[] args) {</text:span></text:p>
      <text:p text:style-name="P34"><text:span text:style-name="T1586">​</text:span></text:p>
      <text:p text:style-name="P34"><text:span text:style-name="T1586"><text:s text:c="8"/></text:span><text:span text:style-name="T1587">//Kullanicidan yas degerini alan ve yasin hangi evrede oldugunu asagidaki tabloya gore ekrana yazdiriniz</text:span></text:p>
      <text:p text:style-name="P34"><text:span text:style-name="T1588"><text:s text:c="8"/></text:span><text:span text:style-name="T1589">//0 - 4 =&gt; bebek</text:span></text:p>
      <text:p text:style-name="P34"><text:span text:style-name="T1590"><text:s text:c="8"/></text:span><text:span text:style-name="T1591">//5 - 12 =&gt; cocuk</text:span></text:p>
      <text:p text:style-name="P34"><text:span text:style-name="T1592"><text:s text:c="8"/></text:span><text:span text:style-name="T1593">//13 - 20 =&gt; genc</text:span></text:p>
      <text:p text:style-name="P34"><text:span text:style-name="T1594"><text:s text:c="8"/></text:span><text:span text:style-name="T1595">//21 - 30 =&gt; yetiskin</text:span></text:p>
      <text:p text:style-name="P34"><text:span text:style-name="T1596"><text:s text:c="8"/></text:span><text:span text:style-name="T1597">//Tanimlanmamis evre</text:span></text:p>
      <text:p text:style-name="P34"><text:span text:style-name="T1598">​</text:span></text:p>
      <text:p text:style-name="P34"><text:span text:style-name="T1598"><text:s text:c="8"/></text:span><text:span text:style-name="T1599">Scanner input =<text:s/></text:span><text:span text:style-name="T1600">new</text:span><text:span text:style-name="T1601"><text:s/>Scanner(System.in);</text:span></text:p>
      <text:p text:style-name="P34"><text:span text:style-name="T1602"><text:s text:c="8"/></text:span><text:span text:style-name="T1603">System.out.println(</text:span><text:span text:style-name="T1604">"Lutfen yasinizi giriniz..."</text:span><text:span text:style-name="T1605">);</text:span></text:p>
      <text:p text:style-name="P34"><text:span text:style-name="T1606"><text:s text:c="8"/></text:span><text:span text:style-name="T1607">int</text:span><text:span text:style-name="T1608"><text:s/>yas = input.nextInt();</text:span></text:p>
      <text:p text:style-name="P34"><text:span text:style-name="T1609">​</text:span></text:p>
      <text:p text:style-name="P34"><text:span text:style-name="T1609"><text:s text:c="8"/></text:span><text:span text:style-name="T1610">if</text:span><text:span text:style-name="T1611">(yas&lt;</text:span><text:span text:style-name="T1612">0</text:span><text:span text:style-name="T1613">){</text:span></text:p>
      <text:p text:style-name="P34"><text:span text:style-name="T1614"><text:s text:c="12"/></text:span><text:span text:style-name="T1615">System.out.println(</text:span><text:span text:style-name="T1616">"Gecerli yas giriniz"</text:span><text:span text:style-name="T1617">);</text:span></text:p>
      <text:p text:style-name="P34"><text:span text:style-name="T1618"><text:s text:c="8"/></text:span><text:span text:style-name="T1619">}</text:span><text:span text:style-name="T1620">else</text:span><text:span text:style-name="T1621"><text:s/></text:span><text:span text:style-name="T1622">if</text:span><text:span text:style-name="T1623">(yas&lt;</text:span><text:span text:style-name="T1624">5</text:span><text:span text:style-name="T1625">){</text:span></text:p>
      <text:p text:style-name="P34"><text:span text:style-name="T1626"><text:s text:c="12"/></text:span><text:span text:style-name="T1627">System.out.println(</text:span><text:span text:style-name="T1628">"Bebek"</text:span><text:span text:style-name="T1629">);</text:span></text:p>
      <text:p text:style-name="P34"><text:span text:style-name="T1630"><text:s text:c="8"/></text:span><text:span text:style-name="T1631">}</text:span><text:span text:style-name="T1632">else</text:span><text:span text:style-name="T1633"><text:s/></text:span><text:span text:style-name="T1634">if</text:span><text:span text:style-name="T1635">(yas&lt;</text:span><text:span text:style-name="T1636">13</text:span><text:span text:style-name="T1637">){</text:span></text:p>
      <text:p text:style-name="P34"><text:span text:style-name="T1638"><text:s text:c="12"/></text:span><text:span text:style-name="T1639">System.out.println(</text:span><text:span text:style-name="T1640">"Cocuk"</text:span><text:span text:style-name="T1641">);</text:span></text:p>
      <text:p text:style-name="P34"><text:span text:style-name="T1642"><text:s text:c="8"/></text:span><text:span text:style-name="T1643">}</text:span><text:span text:style-name="T1644">else</text:span><text:span text:style-name="T1645"><text:s/></text:span><text:span text:style-name="T1646">if</text:span><text:span text:style-name="T1647">(yas&lt;</text:span><text:span text:style-name="T1648">21</text:span><text:span text:style-name="T1649">){</text:span></text:p>
      <text:p text:style-name="P34"><text:span text:style-name="T1650"><text:s text:c="12"/></text:span><text:span text:style-name="T1651">System.out.println(</text:span><text:span text:style-name="T1652">"Genc"</text:span><text:span text:style-name="T1653">);</text:span></text:p>
      <text:p text:style-name="P34"><text:span text:style-name="T1654"><text:s text:c="8"/></text:span><text:span text:style-name="T1655">}</text:span><text:span text:style-name="T1656">else</text:span><text:span text:style-name="T1657"><text:s/></text:span><text:span text:style-name="T1658">if</text:span><text:span text:style-name="T1659">(yas&lt;</text:span><text:span text:style-name="T1660">31</text:span><text:span text:style-name="T1661">){</text:span></text:p>
      <text:p text:style-name="P34"><text:span text:style-name="T1662"><text:s text:c="12"/></text:span><text:span text:style-name="T1663">System.out.println(</text:span><text:span text:style-name="T1664">"Yetiskin"</text:span><text:span text:style-name="T1665">);</text:span></text:p>
      <text:p text:style-name="P34"><text:span text:style-name="T1666"><text:s text:c="8"/></text:span><text:span text:style-name="T1667">}</text:span><text:span text:style-name="T1668">else</text:span><text:span text:style-name="T1669">{</text:span></text:p>
      <text:p text:style-name="P34"><text:span text:style-name="T1670"><text:s text:c="12"/></text:span><text:span text:style-name="T1671">System.out.println(</text:span><text:span text:style-name="T1672">"Tanimlanmamis evre..."</text:span><text:span text:style-name="T1673">);</text:span></text:p>
      <text:p text:style-name="P34"><text:span text:style-name="T1674"><text:s text:c="8"/></text:span><text:span text:style-name="T1675">}</text:span></text:p>
      <text:p text:style-name="P34"><text:span text:style-name="T1676"><text:s text:c="4"/></text:span><text:span text:style-name="T1677">}</text:span></text:p>
      <text:p text:style-name="P34"><text:span text:style-name="T1677">}</text:span></text:p>
      <text:p text:style-name="P35"><text:span text:style-name="T1678"/></text:p>
      <text:p text:style-name="P35"><text:span text:style-name="T1679">*************************************************</text:span></text:p>
      <text:p text:style-name="P35"><text:span text:style-name="T1680"/></text:p>
      <text:p text:style-name="P35"><text:span text:style-name="T1681">package</text:span><text:span text:style-name="T1682"><text:s/>day06nestedifswitch;</text:span></text:p>
      <text:p text:style-name="P36"><text:span text:style-name="T1683">​</text:span></text:p>
      <text:p text:style-name="P36"><text:span text:style-name="T1684">public</text:span><text:span text:style-name="T1685"><text:s/></text:span><text:span text:style-name="T1686">class</text:span><text:span text:style-name="T1687"><text:s/></text:span><text:span text:style-name="T1688">NestedIf01</text:span><text:span text:style-name="T1689"><text:s/>{</text:span></text:p>
      <text:p text:style-name="P36"><text:span text:style-name="T1690">​</text:span></text:p>
      <text:p text:style-name="P36"><text:span text:style-name="T1690"><text:s text:c="4"/></text:span><text:span text:style-name="T1691">public</text:span><text:span text:style-name="T1692"><text:s/></text:span><text:span text:style-name="T1693">static</text:span><text:span text:style-name="T1694"><text:s/></text:span><text:span text:style-name="T1695">void</text:span><text:span text:style-name="T1696"><text:s/>main(</text:span><text:span text:style-name="T1697">String</text:span><text:span text:style-name="T1698">[] args) {</text:span></text:p>
      <text:p text:style-name="P36"><text:span text:style-name="T1699">​</text:span></text:p>
      <text:p text:style-name="P36"><text:span text:style-name="T1699"><text:s text:c="8"/></text:span><text:span text:style-name="T1700">/*</text:span></text:p>
      <text:p text:style-name="P36"><text:span text:style-name="T1701"><text:s text:c="12"/></text:span><text:span text:style-name="T1702">Password'un ilk harfi buyuk harf ise</text:span></text:p>
      <text:p text:style-name="P36"><text:span text:style-name="T1703"><text:s text:c="16"/></text:span><text:span text:style-name="T1704">'A' olursa gecerli password aksi halde gecersiz password</text:span></text:p>
      <text:p text:style-name="P36"><text:span text:style-name="T1705"><text:s text:c="12"/></text:span><text:span text:style-name="T1706">Password'un ilk harfi kucuk harf ise</text:span></text:p>
      <text:p text:style-name="P36"><text:span text:style-name="T1707"><text:s text:c="16"/></text:span><text:span text:style-name="T1708">'z' olursa gecerli password aksi halde gecersiz password</text:span></text:p>
      <text:p text:style-name="P36"><text:span text:style-name="T1709">​</text:span></text:p>
      <text:p text:style-name="P36"><text:span text:style-name="T1709"><text:s text:c="12"/></text:span><text:span text:style-name="T1710">Note: Java "nested" kodlari calistirirken cok zaman harcar, buna "Time Complexity" denir.</text:span></text:p>
      <text:p text:style-name="P36"><text:span text:style-name="T1711"><text:s text:c="18"/></text:span><text:span text:style-name="T1712">Bu yuzden mumkunse "nested" kod yazmamaya calisiriz.</text:span></text:p>
      <text:p text:style-name="P36"><text:span text:style-name="T1713"><text:s text:c="8"/></text:span><text:span text:style-name="T1714">*/</text:span></text:p>
      <text:p text:style-name="P36"><text:span text:style-name="T1715">​</text:span></text:p>
      <text:p text:style-name="P36"><text:span text:style-name="T1715"><text:s text:c="8"/></text:span><text:span text:style-name="T1716">String</text:span><text:span text:style-name="T1717"><text:s/>pwd =<text:s/></text:span><text:span text:style-name="T1718">"5xy12!"</text:span><text:span text:style-name="T1719">;</text:span></text:p>
      <text:p text:style-name="P36"><text:span text:style-name="T1720"><text:s text:c="8"/></text:span><text:span text:style-name="T1721">char</text:span><text:span text:style-name="T1722"><text:s/>ilkHarf = pwd.charAt(</text:span><text:span text:style-name="T1723">0</text:span><text:span text:style-name="T1724">);</text:span></text:p>
      <text:p text:style-name="P36"><text:span text:style-name="T1725">​</text:span></text:p>
      <text:p text:style-name="P36"><text:span text:style-name="T1725"><text:s text:c="8"/></text:span><text:span text:style-name="T1726">if</text:span><text:span text:style-name="T1727">(ilkHarf&gt;=</text:span><text:span text:style-name="T1728">'A'</text:span><text:span text:style-name="T1729"><text:s/>&amp;&amp; ilkHarf&lt;=</text:span><text:span text:style-name="T1730">'Z'</text:span><text:span text:style-name="T1731">){</text:span></text:p>
      <text:p text:style-name="P36"><text:span text:style-name="T1732"><text:s text:c="12"/></text:span><text:span text:style-name="T1733">if</text:span><text:span text:style-name="T1734">(ilkHarf==</text:span><text:span text:style-name="T1735">'A'</text:span><text:span text:style-name="T1736">){</text:span></text:p>
      <text:p text:style-name="P36"><text:span text:style-name="T1737"><text:s text:c="16"/></text:span><text:span text:style-name="T1738">System.out.println(</text:span><text:span text:style-name="T1739">"Gecerli Password"</text:span><text:span text:style-name="T1740">);</text:span></text:p>
      <text:p text:style-name="P36"><text:span text:style-name="T1741"><text:s text:c="12"/></text:span><text:span text:style-name="T1742">}</text:span><text:span text:style-name="T1743">else</text:span><text:span text:style-name="T1744">{</text:span></text:p>
      <text:p text:style-name="P36"><text:span text:style-name="T1745"><text:s text:c="16"/></text:span><text:span text:style-name="T1746">System.out.println(</text:span><text:span text:style-name="T1747">"Gecersiz Password"</text:span><text:span text:style-name="T1748">);</text:span></text:p>
      <text:p text:style-name="P36"><text:span text:style-name="T1749"><text:s text:c="12"/></text:span><text:span text:style-name="T1750">}</text:span></text:p>
      <text:p text:style-name="P36"><text:span text:style-name="T1751"><text:s text:c="8"/></text:span><text:span text:style-name="T1752">}</text:span><text:span text:style-name="T1753">else</text:span><text:span text:style-name="T1754"><text:s/></text:span><text:span text:style-name="T1755">if</text:span><text:span text:style-name="T1756">(ilkHarf&gt;=</text:span><text:span text:style-name="T1757">'a'</text:span><text:span text:style-name="T1758"><text:s/>&amp;&amp; ilkHarf&lt;=</text:span><text:span text:style-name="T1759">'z'</text:span><text:span text:style-name="T1760">){</text:span></text:p>
      <text:p text:style-name="P36"><text:span text:style-name="T1761"><text:s text:c="12"/></text:span><text:span text:style-name="T1762">if</text:span><text:span text:style-name="T1763">(ilkHarf==</text:span><text:span text:style-name="T1764">'z'</text:span><text:span text:style-name="T1765">){</text:span></text:p>
      <text:p text:style-name="P36"><text:span text:style-name="T1766"><text:s text:c="16"/></text:span><text:span text:style-name="T1767">System.out.println(</text:span><text:span text:style-name="T1768">"Gecerli Password"</text:span><text:span text:style-name="T1769">);</text:span></text:p>
      <text:p text:style-name="P36"><text:span text:style-name="T1770"><text:s text:c="12"/></text:span><text:span text:style-name="T1771">}</text:span><text:span text:style-name="T1772">else</text:span><text:span text:style-name="T1773">{</text:span></text:p>
      <text:p text:style-name="P36"><text:span text:style-name="T1774"><text:s text:c="16"/></text:span><text:span text:style-name="T1775">System.out.println(</text:span><text:span text:style-name="T1776">"Gecersiz Password"</text:span><text:span text:style-name="T1777">);</text:span></text:p>
      <text:p text:style-name="P36"><text:span text:style-name="T1778"><text:s text:c="12"/></text:span><text:span text:style-name="T1779">}</text:span></text:p>
      <text:p text:style-name="P36"><text:span text:style-name="T1780"><text:s text:c="8"/></text:span><text:span text:style-name="T1781">}</text:span><text:span text:style-name="T1782">else</text:span><text:span text:style-name="T1783">{</text:span></text:p>
      <text:p text:style-name="P36"><text:span text:style-name="T1784"><text:s text:c="12"/></text:span><text:span text:style-name="T1785">System.out.println(</text:span><text:span text:style-name="T1786">"Ilk karakter harf olmalidir"</text:span><text:span text:style-name="T1787">);</text:span></text:p>
      <text:p text:style-name="P36"><text:span text:style-name="T1788"><text:s text:c="8"/></text:span><text:span text:style-name="T1789">}</text:span></text:p>
      <text:p text:style-name="P36"><text:span text:style-name="T1790"><text:s text:c="4"/></text:span><text:span text:style-name="T1791">}</text:span></text:p>
      <text:p text:style-name="P36"><text:span text:style-name="T1791">}</text:span></text:p>
      <text:p text:style-name="P37"><text:span text:style-name="T1792"/></text:p>
      <text:p text:style-name="P37"><text:span text:style-name="T1793">*****************************************************************</text:span></text:p>
      <text:p text:style-name="P37"><text:span text:style-name="T1794"/></text:p>
      <text:p text:style-name="P37"><text:span text:style-name="T1795">package</text:span><text:span text:style-name="T1796"><text:s/>day06nestedifswitch;</text:span></text:p>
      <text:p text:style-name="P38"><text:span text:style-name="T1797">​</text:span></text:p>
      <text:p text:style-name="P38"><text:span text:style-name="T1798">import</text:span><text:span text:style-name="T1799"><text:s/>java.util.Scanner;</text:span></text:p>
      <text:p text:style-name="P38"><text:span text:style-name="T1800">​</text:span></text:p>
      <text:p text:style-name="P38"><text:span text:style-name="T1801">public</text:span><text:span text:style-name="T1802"><text:s/></text:span><text:span text:style-name="T1803">class</text:span><text:span text:style-name="T1804"><text:s/></text:span><text:span text:style-name="T1805">Switch01</text:span><text:span text:style-name="T1806"><text:s/>{</text:span></text:p>
      <text:p text:style-name="P38"><text:span text:style-name="T1807">​</text:span></text:p>
      <text:p text:style-name="P38"><text:span text:style-name="T1807"><text:s text:c="4"/></text:span><text:span text:style-name="T1808">public</text:span><text:span text:style-name="T1809"><text:s/></text:span><text:span text:style-name="T1810">static</text:span><text:span text:style-name="T1811"><text:s/></text:span><text:span text:style-name="T1812">void</text:span><text:span text:style-name="T1813"><text:s/>main(</text:span><text:span text:style-name="T1814">String</text:span><text:span text:style-name="T1815">[] args) {</text:span></text:p>
      <text:p text:style-name="P38"><text:span text:style-name="T1816">​</text:span></text:p>
      <text:p text:style-name="P38"><text:span text:style-name="T1816"><text:s text:c="8"/></text:span><text:span text:style-name="T1817">/*</text:span></text:p>
      <text:p text:style-name="P38"><text:span text:style-name="T1818"><text:s text:c="12"/></text:span><text:span text:style-name="T1819">Kullanicidan gun sayisini aliniz ve gun ismini ekrana yazdiriniz</text:span></text:p>
      <text:p text:style-name="P38"><text:span text:style-name="T1820"><text:s text:c="12"/></text:span><text:span text:style-name="T1821">1 ==&gt; Pazar<text:s text:c="7"/>2 ==&gt; Pazartesi<text:s text:c="3"/>...</text:span></text:p>
      <text:p text:style-name="P38"><text:span text:style-name="T1822"><text:s text:c="8"/></text:span><text:span text:style-name="T1823">*/</text:span></text:p>
      <text:p text:style-name="P38"><text:span text:style-name="T1824"><text:s text:c="8"/></text:span><text:span text:style-name="T1825">Scanner input =<text:s/></text:span><text:span text:style-name="T1826">new</text:span><text:span text:style-name="T1827"><text:s/>Scanner(System.in);</text:span></text:p>
      <text:p text:style-name="P38"><text:span text:style-name="T1828"><text:s text:c="8"/></text:span><text:span text:style-name="T1829">System.out.println(</text:span><text:span text:style-name="T1830">"Gun numarasini giriniz..."</text:span><text:span text:style-name="T1831">);</text:span></text:p>
      <text:p text:style-name="P38"><text:span text:style-name="T1832"><text:s text:c="8"/></text:span><text:span text:style-name="T1833">byte</text:span><text:span text:style-name="T1834"><text:s/>gunNo = input.nextByte();</text:span></text:p>
      <text:p text:style-name="P38"><text:span text:style-name="T1835">​</text:span></text:p>
      <text:p text:style-name="P38"><text:span text:style-name="T1835"><text:s text:c="8"/></text:span><text:span text:style-name="T1836">//1.Yol: if ile cozunuz</text:span></text:p>
      <text:p text:style-name="P38"><text:span text:style-name="T1837"><text:s text:c="8"/></text:span><text:span text:style-name="T1838">if</text:span><text:span text:style-name="T1839">(gunNo==</text:span><text:span text:style-name="T1840">1</text:span><text:span text:style-name="T1841">){</text:span></text:p>
      <text:p text:style-name="P38"><text:span text:style-name="T1842"><text:s text:c="12"/></text:span><text:span text:style-name="T1843">System.out.println(</text:span><text:span text:style-name="T1844">"Pazar"</text:span><text:span text:style-name="T1845">);</text:span></text:p>
      <text:p text:style-name="P38"><text:span text:style-name="T1846"><text:s text:c="8"/></text:span><text:span text:style-name="T1847">}</text:span><text:span text:style-name="T1848">else</text:span><text:span text:style-name="T1849"><text:s/></text:span><text:span text:style-name="T1850">if</text:span><text:span text:style-name="T1851">(gunNo==</text:span><text:span text:style-name="T1852">2</text:span><text:span text:style-name="T1853">){</text:span></text:p>
      <text:p text:style-name="P38"><text:span text:style-name="T1854"><text:s text:c="12"/></text:span><text:span text:style-name="T1855">System.out.println(</text:span><text:span text:style-name="T1856">"Pazartesi"</text:span><text:span text:style-name="T1857">);</text:span></text:p>
      <text:p text:style-name="P38"><text:span text:style-name="T1858"><text:s text:c="8"/></text:span><text:span text:style-name="T1859">}</text:span><text:span text:style-name="T1860">else</text:span><text:span text:style-name="T1861"><text:s/></text:span><text:span text:style-name="T1862">if</text:span><text:span text:style-name="T1863">(gunNo==</text:span><text:span text:style-name="T1864">3</text:span><text:span text:style-name="T1865">){</text:span></text:p>
      <text:p text:style-name="P38"><text:span text:style-name="T1866"><text:s text:c="12"/></text:span><text:span text:style-name="T1867">System.out.println(</text:span><text:span text:style-name="T1868">"Sali"</text:span><text:span text:style-name="T1869">);</text:span></text:p>
      <text:p text:style-name="P38"><text:span text:style-name="T1870"><text:s text:c="8"/></text:span><text:span text:style-name="T1871">}</text:span><text:span text:style-name="T1872">else</text:span><text:span text:style-name="T1873"><text:s/></text:span><text:span text:style-name="T1874">if</text:span><text:span text:style-name="T1875">(gunNo==</text:span><text:span text:style-name="T1876">4</text:span><text:span text:style-name="T1877">){</text:span></text:p>
      <text:p text:style-name="P38"><text:span text:style-name="T1878"><text:s text:c="12"/></text:span><text:span text:style-name="T1879">System.out.println(</text:span><text:span text:style-name="T1880">"Carsamba"</text:span><text:span text:style-name="T1881">);</text:span></text:p>
      <text:p text:style-name="P38"><text:span text:style-name="T1882"><text:s text:c="8"/></text:span><text:span text:style-name="T1883">}</text:span><text:span text:style-name="T1884">else</text:span><text:span text:style-name="T1885"><text:s/></text:span><text:span text:style-name="T1886">if</text:span><text:span text:style-name="T1887">(gunNo==</text:span><text:span text:style-name="T1888">5</text:span><text:span text:style-name="T1889">){</text:span></text:p>
      <text:p text:style-name="P38"><text:span text:style-name="T1890"><text:s text:c="12"/></text:span><text:span text:style-name="T1891">System.out.println(</text:span><text:span text:style-name="T1892">"Persembe"</text:span><text:span text:style-name="T1893">);</text:span></text:p>
      <text:p text:style-name="P38"><text:span text:style-name="T1894"><text:s text:c="8"/></text:span><text:span text:style-name="T1895">}</text:span><text:span text:style-name="T1896">else</text:span><text:span text:style-name="T1897"><text:s/></text:span><text:span text:style-name="T1898">if</text:span><text:span text:style-name="T1899">(gunNo==</text:span><text:span text:style-name="T1900">6</text:span><text:span text:style-name="T1901">){</text:span></text:p>
      <text:p text:style-name="P38"><text:span text:style-name="T1902"><text:s text:c="12"/></text:span><text:span text:style-name="T1903">System.out.println(</text:span><text:span text:style-name="T1904">"Cuma"</text:span><text:span text:style-name="T1905">);</text:span></text:p>
      <text:p text:style-name="P38"><text:span text:style-name="T1906"><text:s text:c="8"/></text:span><text:span text:style-name="T1907">}</text:span><text:span text:style-name="T1908">else</text:span><text:span text:style-name="T1909"><text:s/></text:span><text:span text:style-name="T1910">if</text:span><text:span text:style-name="T1911">(gunNo==</text:span><text:span text:style-name="T1912">7</text:span><text:span text:style-name="T1913">){</text:span></text:p>
      <text:p text:style-name="P38"><text:span text:style-name="T1914"><text:s text:c="12"/></text:span><text:span text:style-name="T1915">System.out.println(</text:span><text:span text:style-name="T1916">"Cumartesi"</text:span><text:span text:style-name="T1917">);</text:span></text:p>
      <text:p text:style-name="P38"><text:span text:style-name="T1918"><text:s text:c="8"/></text:span><text:span text:style-name="T1919">}</text:span><text:span text:style-name="T1920">else</text:span><text:span text:style-name="T1921">{</text:span></text:p>
      <text:p text:style-name="P38"><text:span text:style-name="T1922"><text:s text:c="12"/></text:span><text:span text:style-name="T1923">System.out.println(</text:span><text:span text:style-name="T1924">"Gecerli gun sayisi giriniz"</text:span><text:span text:style-name="T1925">);</text:span></text:p>
      <text:p text:style-name="P38"><text:span text:style-name="T1926"><text:s text:c="8"/></text:span><text:span text:style-name="T1927">}</text:span></text:p>
      <text:p text:style-name="P38"><text:span text:style-name="T1928">​</text:span></text:p>
      <text:p text:style-name="P38"><text:span text:style-name="T1928"><text:s text:c="8"/></text:span><text:span text:style-name="T1929">//2.Yol: switch ile cozunuz</text:span></text:p>
      <text:p text:style-name="P38"><text:span text:style-name="T1930"><text:s text:c="8"/></text:span><text:span text:style-name="T1931">switch</text:span><text:span text:style-name="T1932">(gunNo){</text:span></text:p>
      <text:p text:style-name="P38"><text:span text:style-name="T1933"><text:s text:c="12"/></text:span><text:span text:style-name="T1934">case</text:span><text:span text:style-name="T1935"><text:s/></text:span><text:span text:style-name="T1936">1</text:span><text:span text:style-name="T1937">:</text:span></text:p>
      <text:p text:style-name="P38"><text:span text:style-name="T1938"><text:s text:c="16"/></text:span><text:span text:style-name="T1939">System.out.println(</text:span><text:span text:style-name="T1940">"Pazar"</text:span><text:span text:style-name="T1941">);</text:span></text:p>
      <text:p text:style-name="P38"><text:span text:style-name="T1942"><text:s text:c="16"/></text:span><text:span text:style-name="T1943">break</text:span><text:span text:style-name="T1944">;</text:span></text:p>
      <text:p text:style-name="P38"><text:span text:style-name="T1945"><text:s text:c="12"/></text:span><text:span text:style-name="T1946">case</text:span><text:span text:style-name="T1947"><text:s/></text:span><text:span text:style-name="T1948">2</text:span><text:span text:style-name="T1949">:</text:span></text:p>
      <text:p text:style-name="P38"><text:span text:style-name="T1950"><text:s text:c="16"/></text:span><text:span text:style-name="T1951">System.out.println(</text:span><text:span text:style-name="T1952">"Pazartesi"</text:span><text:span text:style-name="T1953">);</text:span></text:p>
      <text:p text:style-name="P38"><text:span text:style-name="T1954"><text:s text:c="16"/></text:span><text:span text:style-name="T1955">break</text:span><text:span text:style-name="T1956">;</text:span></text:p>
      <text:p text:style-name="P38"><text:span text:style-name="T1957"><text:s text:c="12"/></text:span><text:span text:style-name="T1958">case</text:span><text:span text:style-name="T1959"><text:s/></text:span><text:span text:style-name="T1960">3</text:span><text:span text:style-name="T1961">:</text:span></text:p>
      <text:p text:style-name="P38"><text:span text:style-name="T1962"><text:s text:c="16"/></text:span><text:span text:style-name="T1963">System.out.println(</text:span><text:span text:style-name="T1964">"Sali"</text:span><text:span text:style-name="T1965">);</text:span></text:p>
      <text:p text:style-name="P38"><text:span text:style-name="T1966"><text:s text:c="16"/></text:span><text:span text:style-name="T1967">break</text:span><text:span text:style-name="T1968">;</text:span></text:p>
      <text:p text:style-name="P38"><text:span text:style-name="T1969"><text:s text:c="12"/></text:span><text:span text:style-name="T1970">case</text:span><text:span text:style-name="T1971"><text:s/></text:span><text:span text:style-name="T1972">4</text:span><text:span text:style-name="T1973">:</text:span></text:p>
      <text:p text:style-name="P38"><text:span text:style-name="T1974"><text:s text:c="16"/></text:span><text:span text:style-name="T1975">System.out.println(</text:span><text:span text:style-name="T1976">"Carsamba"</text:span><text:span text:style-name="T1977">);</text:span></text:p>
      <text:p text:style-name="P38"><text:span text:style-name="T1978"><text:s text:c="16"/></text:span><text:span text:style-name="T1979">break</text:span><text:span text:style-name="T1980">;</text:span></text:p>
      <text:p text:style-name="P38"><text:span text:style-name="T1981"><text:s text:c="12"/></text:span><text:span text:style-name="T1982">case</text:span><text:span text:style-name="T1983"><text:s/></text:span><text:span text:style-name="T1984">5</text:span><text:span text:style-name="T1985">:</text:span></text:p>
      <text:p text:style-name="P38"><text:span text:style-name="T1986"><text:s text:c="16"/></text:span><text:span text:style-name="T1987">System.out.println(</text:span><text:span text:style-name="T1988">"Persembe"</text:span><text:span text:style-name="T1989">);</text:span></text:p>
      <text:p text:style-name="P38"><text:span text:style-name="T1990"><text:s text:c="16"/></text:span><text:span text:style-name="T1991">break</text:span><text:span text:style-name="T1992">;</text:span></text:p>
      <text:p text:style-name="P38"><text:span text:style-name="T1993"><text:s text:c="12"/></text:span><text:span text:style-name="T1994">case</text:span><text:span text:style-name="T1995"><text:s/></text:span><text:span text:style-name="T1996">6</text:span><text:span text:style-name="T1997">:</text:span></text:p>
      <text:p text:style-name="P38"><text:span text:style-name="T1998"><text:s text:c="16"/></text:span><text:span text:style-name="T1999">System.out.println(</text:span><text:span text:style-name="T2000">"Cuma"</text:span><text:span text:style-name="T2001">);</text:span></text:p>
      <text:p text:style-name="P38"><text:span text:style-name="T2002"><text:s text:c="16"/></text:span><text:span text:style-name="T2003">break</text:span><text:span text:style-name="T2004">;</text:span></text:p>
      <text:p text:style-name="P38"><text:span text:style-name="T2005"><text:s text:c="12"/></text:span><text:span text:style-name="T2006">case</text:span><text:span text:style-name="T2007"><text:s/></text:span><text:span text:style-name="T2008">7</text:span><text:span text:style-name="T2009">:</text:span></text:p>
      <text:p text:style-name="P38"><text:span text:style-name="T2010"><text:s text:c="16"/></text:span><text:span text:style-name="T2011">System.out.println(</text:span><text:span text:style-name="T2012">"Cumartesi"</text:span><text:span text:style-name="T2013">);</text:span></text:p>
      <text:p text:style-name="P38"><text:span text:style-name="T2014"><text:s text:c="16"/></text:span><text:span text:style-name="T2015">break</text:span><text:span text:style-name="T2016">;</text:span></text:p>
      <text:p text:style-name="P38"><text:span text:style-name="T2017"><text:s text:c="12"/></text:span><text:span text:style-name="T2018">default</text:span><text:span text:style-name="T2019">:</text:span></text:p>
      <text:p text:style-name="P38"><text:span text:style-name="T2020"><text:s text:c="16"/></text:span><text:span text:style-name="T2021">System.out.println(</text:span><text:span text:style-name="T2022">"Gecerli gun sayisi giriniz"</text:span><text:span text:style-name="T2023">);</text:span></text:p>
      <text:p text:style-name="P38"><text:span text:style-name="T2024"><text:s text:c="8"/></text:span><text:span text:style-name="T2025">}</text:span></text:p>
      <text:p text:style-name="P38"><text:span text:style-name="T2026"><text:s text:c="4"/></text:span><text:span text:style-name="T2027">}</text:span></text:p>
      <text:p text:style-name="P38"><text:span text:style-name="T2027">}</text:span></text:p>
      <text:p text:style-name="P39"><text:span text:style-name="T2028"/></text:p>
      <text:p text:style-name="P39"><text:span text:style-name="T2029">**************************************************************************</text:span></text:p>
      <text:p text:style-name="P39"><text:span text:style-name="T2030"/></text:p>
      <text:p text:style-name="P39"><text:span text:style-name="T2031">package</text:span><text:span text:style-name="T2032"><text:s/>day06nestedifswitch;</text:span></text:p>
      <text:p text:style-name="P40"><text:span text:style-name="T2033">​</text:span></text:p>
      <text:p text:style-name="P40"><text:span text:style-name="T2034">import</text:span><text:span text:style-name="T2035"><text:s/>java.util.Scanner;</text:span></text:p>
      <text:p text:style-name="P40"><text:span text:style-name="T2036">​</text:span></text:p>
      <text:p text:style-name="P40"><text:span text:style-name="T2037">public</text:span><text:span text:style-name="T2038"><text:s/></text:span><text:span text:style-name="T2039">class</text:span><text:span text:style-name="T2040"><text:s/></text:span><text:span text:style-name="T2041">Switch02</text:span><text:span text:style-name="T2042"><text:s/>{</text:span></text:p>
      <text:p text:style-name="P40"><text:span text:style-name="T2043">​</text:span></text:p>
      <text:p text:style-name="P40"><text:span text:style-name="T2043"><text:s text:c="4"/></text:span><text:span text:style-name="T2044">public</text:span><text:span text:style-name="T2045"><text:s/></text:span><text:span text:style-name="T2046">static</text:span><text:span text:style-name="T2047"><text:s/></text:span><text:span text:style-name="T2048">void</text:span><text:span text:style-name="T2049"><text:s/>main(</text:span><text:span text:style-name="T2050">String</text:span><text:span text:style-name="T2051">[] args) {</text:span></text:p>
      <text:p text:style-name="P40"><text:span text:style-name="T2052">​</text:span></text:p>
      <text:p text:style-name="P40"><text:span text:style-name="T2052"><text:s text:c="8"/></text:span><text:span text:style-name="T2053">/*</text:span></text:p>
      <text:p text:style-name="P40"><text:span text:style-name="T2054"><text:s text:c="12"/></text:span><text:span text:style-name="T2055">Kullaniciya ay ismi sorunuz ve kullanicinin verdigi ay isminden son aya kadar ekrana yazdiriniz</text:span></text:p>
      <text:p text:style-name="P40"><text:span text:style-name="T2056"><text:s text:c="8"/></text:span><text:span text:style-name="T2057">*/</text:span></text:p>
      <text:p text:style-name="P40"><text:span text:style-name="T2058">​</text:span></text:p>
      <text:p text:style-name="P40"><text:span text:style-name="T2058"><text:s text:c="8"/></text:span><text:span text:style-name="T2059">//Note: toLowerCase() methodu bir String'deki tum character'leri kucuk harfe cevirir.</text:span></text:p>
      <text:p text:style-name="P40"><text:span text:style-name="T2060"><text:s text:c="8"/></text:span><text:span text:style-name="T2061">//<text:s text:c="6"/>toUpperCase() methodu bir String'deki tum character'leri buyuk harfe cevirir.</text:span></text:p>
      <text:p text:style-name="P40"><text:span text:style-name="T2062"><text:s text:c="8"/></text:span><text:span text:style-name="T2063">Scanner input =<text:s/></text:span><text:span text:style-name="T2064">new</text:span><text:span text:style-name="T2065"><text:s/>Scanner(System.in);</text:span></text:p>
      <text:p text:style-name="P40"><text:span text:style-name="T2066"><text:s text:c="8"/></text:span><text:span text:style-name="T2067">System.out.println(</text:span><text:span text:style-name="T2068">"Ay ismini giriniz..."</text:span><text:span text:style-name="T2069">);</text:span></text:p>
      <text:p text:style-name="P40"><text:span text:style-name="T2070"><text:s text:c="8"/></text:span><text:span text:style-name="T2071">String</text:span><text:span text:style-name="T2072"><text:s/>ayIsmi = input.next().toLowerCase();</text:span></text:p>
      <text:p text:style-name="P40"><text:span text:style-name="T2073">​</text:span></text:p>
      <text:p text:style-name="P40"><text:span text:style-name="T2073"><text:s text:c="8"/></text:span><text:span text:style-name="T2074">switch</text:span><text:span text:style-name="T2075">(ayIsmi){</text:span></text:p>
      <text:p text:style-name="P40"><text:span text:style-name="T2076"><text:s text:c="12"/></text:span><text:span text:style-name="T2077">case</text:span><text:span text:style-name="T2078"><text:s/></text:span><text:span text:style-name="T2079">"ocak"</text:span><text:span text:style-name="T2080">:</text:span></text:p>
      <text:p text:style-name="P40"><text:span text:style-name="T2081"><text:s text:c="16"/></text:span><text:span text:style-name="T2082">System.out.println(</text:span><text:span text:style-name="T2083">"Ocak"</text:span><text:span text:style-name="T2084">);</text:span></text:p>
      <text:p text:style-name="P40"><text:span text:style-name="T2085"><text:s text:c="12"/></text:span><text:span text:style-name="T2086">case</text:span><text:span text:style-name="T2087"><text:s/></text:span><text:span text:style-name="T2088">"subat"</text:span><text:span text:style-name="T2089">:</text:span></text:p>
      <text:p text:style-name="P40"><text:span text:style-name="T2090"><text:s text:c="16"/></text:span><text:span text:style-name="T2091">System.out.println(</text:span><text:span text:style-name="T2092">"Subat"</text:span><text:span text:style-name="T2093">);</text:span></text:p>
      <text:p text:style-name="P40"><text:span text:style-name="T2094"><text:s text:c="12"/></text:span><text:span text:style-name="T2095">case</text:span><text:span text:style-name="T2096"><text:s/></text:span><text:span text:style-name="T2097">"mart"</text:span><text:span text:style-name="T2098">:</text:span></text:p>
      <text:p text:style-name="P40"><text:span text:style-name="T2099"><text:s text:c="16"/></text:span><text:span text:style-name="T2100">System.out.println(</text:span><text:span text:style-name="T2101">"Mart"</text:span><text:span text:style-name="T2102">);</text:span></text:p>
      <text:p text:style-name="P40"><text:span text:style-name="T2103"><text:s text:c="12"/></text:span><text:span text:style-name="T2104">case</text:span><text:span text:style-name="T2105"><text:s/></text:span><text:span text:style-name="T2106">"nisan"</text:span><text:span text:style-name="T2107">:</text:span></text:p>
      <text:p text:style-name="P40"><text:span text:style-name="T2108"><text:s text:c="16"/></text:span><text:span text:style-name="T2109">System.out.println(</text:span><text:span text:style-name="T2110">"Nisan"</text:span><text:span text:style-name="T2111">);</text:span></text:p>
      <text:p text:style-name="P40"><text:span text:style-name="T2112"><text:s text:c="12"/></text:span><text:span text:style-name="T2113">case</text:span><text:span text:style-name="T2114"><text:s/></text:span><text:span text:style-name="T2115">"mayis"</text:span><text:span text:style-name="T2116">:</text:span></text:p>
      <text:p text:style-name="P40"><text:span text:style-name="T2117"><text:s text:c="16"/></text:span><text:span text:style-name="T2118">System.out.println(</text:span><text:span text:style-name="T2119">"Mayis"</text:span><text:span text:style-name="T2120">);</text:span></text:p>
      <text:p text:style-name="P40"><text:span text:style-name="T2121"><text:s text:c="12"/></text:span><text:span text:style-name="T2122">case</text:span><text:span text:style-name="T2123"><text:s/></text:span><text:span text:style-name="T2124">"haziran"</text:span><text:span text:style-name="T2125">:</text:span></text:p>
      <text:p text:style-name="P40"><text:span text:style-name="T2126"><text:s text:c="16"/></text:span><text:span text:style-name="T2127">System.out.println(</text:span><text:span text:style-name="T2128">"Haziran"</text:span><text:span text:style-name="T2129">);</text:span></text:p>
      <text:p text:style-name="P40"><text:span text:style-name="T2130"><text:s text:c="12"/></text:span><text:span text:style-name="T2131">case</text:span><text:span text:style-name="T2132"><text:s/></text:span><text:span text:style-name="T2133">"temmuz"</text:span><text:span text:style-name="T2134">:</text:span></text:p>
      <text:p text:style-name="P40"><text:span text:style-name="T2135"><text:s text:c="16"/></text:span><text:span text:style-name="T2136">System.out.println(</text:span><text:span text:style-name="T2137">"Temmuz"</text:span><text:span text:style-name="T2138">);</text:span></text:p>
      <text:p text:style-name="P40"><text:span text:style-name="T2139"><text:s text:c="12"/></text:span><text:span text:style-name="T2140">case</text:span><text:span text:style-name="T2141"><text:s/></text:span><text:span text:style-name="T2142">"agustos"</text:span><text:span text:style-name="T2143">:</text:span></text:p>
      <text:p text:style-name="P40"><text:span text:style-name="T2144"><text:s text:c="16"/></text:span><text:span text:style-name="T2145">System.out.println(</text:span><text:span text:style-name="T2146">"Agustos"</text:span><text:span text:style-name="T2147">);</text:span></text:p>
      <text:p text:style-name="P40"><text:span text:style-name="T2148"><text:s text:c="12"/></text:span><text:span text:style-name="T2149">case</text:span><text:span text:style-name="T2150"><text:s/></text:span><text:span text:style-name="T2151">"eylul"</text:span><text:span text:style-name="T2152">:</text:span></text:p>
      <text:p text:style-name="P40"><text:span text:style-name="T2153"><text:s text:c="16"/></text:span><text:span text:style-name="T2154">System.out.println(</text:span><text:span text:style-name="T2155">"Eylul"</text:span><text:span text:style-name="T2156">);</text:span></text:p>
      <text:p text:style-name="P40"><text:span text:style-name="T2157"><text:s text:c="12"/></text:span><text:span text:style-name="T2158">case</text:span><text:span text:style-name="T2159"><text:s/></text:span><text:span text:style-name="T2160">"ekim"</text:span><text:span text:style-name="T2161">:</text:span></text:p>
      <text:p text:style-name="P40"><text:span text:style-name="T2162"><text:s text:c="16"/></text:span><text:span text:style-name="T2163">System.out.println(</text:span><text:span text:style-name="T2164">"Ekim"</text:span><text:span text:style-name="T2165">);</text:span></text:p>
      <text:p text:style-name="P40"><text:span text:style-name="T2166"><text:s text:c="12"/></text:span><text:span text:style-name="T2167">case</text:span><text:span text:style-name="T2168"><text:s/></text:span><text:span text:style-name="T2169">"kasim"</text:span><text:span text:style-name="T2170">:</text:span></text:p>
      <text:p text:style-name="P40"><text:span text:style-name="T2171"><text:s text:c="16"/></text:span><text:span text:style-name="T2172">System.out.println(</text:span><text:span text:style-name="T2173">"Kasim"</text:span><text:span text:style-name="T2174">);</text:span></text:p>
      <text:p text:style-name="P40"><text:span text:style-name="T2175"><text:s text:c="12"/></text:span><text:span text:style-name="T2176">case</text:span><text:span text:style-name="T2177"><text:s/></text:span><text:span text:style-name="T2178">"aralik"</text:span><text:span text:style-name="T2179">:</text:span></text:p>
      <text:p text:style-name="P40"><text:span text:style-name="T2180"><text:s text:c="16"/></text:span><text:span text:style-name="T2181">System.out.println(</text:span><text:span text:style-name="T2182">"Aralik"</text:span><text:span text:style-name="T2183">);</text:span></text:p>
      <text:p text:style-name="P40"><text:span text:style-name="T2184"><text:s text:c="16"/></text:span><text:span text:style-name="T2185">break</text:span><text:span text:style-name="T2186">;</text:span></text:p>
      <text:p text:style-name="P40"><text:span text:style-name="T2187"><text:s text:c="12"/></text:span><text:span text:style-name="T2188">default</text:span><text:span text:style-name="T2189">:</text:span></text:p>
      <text:p text:style-name="P40"><text:span text:style-name="T2190"><text:s text:c="16"/></text:span><text:span text:style-name="T2191">System.out.println(</text:span><text:span text:style-name="T2192">"Gecerli ay ismi giriniz..."</text:span><text:span text:style-name="T2193">);</text:span></text:p>
      <text:p text:style-name="P40"><text:span text:style-name="T2194"><text:s text:c="8"/></text:span><text:span text:style-name="T2195">}</text:span></text:p>
      <text:p text:style-name="P40"><text:span text:style-name="T2196"><text:s text:c="4"/></text:span><text:span text:style-name="T2197">}</text:span></text:p>
      <text:p text:style-name="P40"><text:span text:style-name="T2197">}</text:span></text:p>
      <text:p text:style-name="P41"><text:span text:style-name="T2198"/></text:p>
      <text:p text:style-name="P41"><text:span text:style-name="T2198"/></text:p>
      <text:p text:style-name="P41"><text:span text:style-name="T2199">*****************************************************</text:span></text:p>
      <text:p text:style-name="P41"><text:span text:style-name="T2200"/></text:p>
      <text:p text:style-name="P41"><text:span text:style-name="T2201">package</text:span><text:span text:style-name="T2202"><text:s/>day06nestedifswitch;</text:span></text:p>
      <text:p text:style-name="P42"><text:span text:style-name="T2203">​</text:span></text:p>
      <text:p text:style-name="P42"><text:span text:style-name="T2204">import</text:span><text:span text:style-name="T2205"><text:s/>java.util.Scanner;</text:span></text:p>
      <text:p text:style-name="P42"><text:span text:style-name="T2206">​</text:span></text:p>
      <text:p text:style-name="P42"><text:span text:style-name="T2207">public</text:span><text:span text:style-name="T2208"><text:s/></text:span><text:span text:style-name="T2209">class</text:span><text:span text:style-name="T2210"><text:s/></text:span><text:span text:style-name="T2211">Switch03</text:span><text:span text:style-name="T2212"><text:s/>{</text:span></text:p>
      <text:p text:style-name="P42"><text:span text:style-name="T2213">​</text:span></text:p>
      <text:p text:style-name="P42"><text:span text:style-name="T2213"><text:s text:c="4"/></text:span><text:span text:style-name="T2214">public</text:span><text:span text:style-name="T2215"><text:s/></text:span><text:span text:style-name="T2216">static</text:span><text:span text:style-name="T2217"><text:s/></text:span><text:span text:style-name="T2218">void</text:span><text:span text:style-name="T2219"><text:s/>main(</text:span><text:span text:style-name="T2220">String</text:span><text:span text:style-name="T2221">[] args) {</text:span></text:p>
      <text:p text:style-name="P42"><text:span text:style-name="T2222">​</text:span></text:p>
      <text:p text:style-name="P42"><text:span text:style-name="T2222"><text:s text:c="8"/></text:span><text:span text:style-name="T2223">//Note: Switch de sadece int, byte, short, char, String data tipleri kullanilabilir</text:span></text:p>
      <text:p text:style-name="P42"><text:span text:style-name="T2224"><text:s text:c="8"/></text:span><text:span text:style-name="T2225">//Note: Eger 3 den fazla durum varsa switch() tercih ederim</text:span></text:p>
      <text:p text:style-name="P42"><text:span text:style-name="T2226">​</text:span></text:p>
      <text:p text:style-name="P42"><text:span text:style-name="T2226"><text:s text:c="8"/></text:span><text:span text:style-name="T2227">//Kullanicidan islem ve iki tane sayi alarak islemin sonucunu ekrana yazdiran basit bir hesap makinasi yapiniz</text:span></text:p>
      <text:p text:style-name="P42"><text:span text:style-name="T2228"><text:s text:c="8"/></text:span><text:span text:style-name="T2229">Scanner input =<text:s/></text:span><text:span text:style-name="T2230">new</text:span><text:span text:style-name="T2231"><text:s/>Scanner(System.in);</text:span></text:p>
      <text:p text:style-name="P42"><text:span text:style-name="T2232"><text:s text:c="8"/></text:span><text:span text:style-name="T2233">System.out.println(</text:span><text:span text:style-name="T2234">"Islemi giriniz: +, -, *, /, %"</text:span><text:span text:style-name="T2235">);</text:span></text:p>
      <text:p text:style-name="P42"><text:span text:style-name="T2236"><text:s text:c="8"/></text:span><text:span text:style-name="T2237">char</text:span><text:span text:style-name="T2238"><text:s/>islem = input.next().charAt(</text:span><text:span text:style-name="T2239">0</text:span><text:span text:style-name="T2240">);</text:span></text:p>
      <text:p text:style-name="P42"><text:span text:style-name="T2241">​</text:span></text:p>
      <text:p text:style-name="P42"><text:span text:style-name="T2241"><text:s text:c="8"/></text:span><text:span text:style-name="T2242">System.out.println(</text:span><text:span text:style-name="T2243">"Ilk sayiyi giriniz"</text:span><text:span text:style-name="T2244">);</text:span></text:p>
      <text:p text:style-name="P42"><text:span text:style-name="T2245"><text:s text:c="8"/></text:span><text:span text:style-name="T2246">double</text:span><text:span text:style-name="T2247"><text:s/>ilk = input.nextDouble();</text:span></text:p>
      <text:p text:style-name="P42"><text:span text:style-name="T2248">​</text:span></text:p>
      <text:p text:style-name="P42"><text:span text:style-name="T2248"><text:s text:c="8"/></text:span><text:span text:style-name="T2249">System.out.println(</text:span><text:span text:style-name="T2250">"Ikinci sayiyi giriniz"</text:span><text:span text:style-name="T2251">);</text:span></text:p>
      <text:p text:style-name="P42"><text:span text:style-name="T2252"><text:s text:c="8"/></text:span><text:span text:style-name="T2253">double</text:span><text:span text:style-name="T2254"><text:s/>ikinci = input.nextDouble();</text:span></text:p>
      <text:p text:style-name="P42"><text:span text:style-name="T2255">​</text:span></text:p>
      <text:p text:style-name="P42"><text:span text:style-name="T2255"><text:s text:c="8"/></text:span><text:span text:style-name="T2256">switch</text:span><text:span text:style-name="T2257">(islem){</text:span></text:p>
      <text:p text:style-name="P42"><text:span text:style-name="T2258">​</text:span></text:p>
      <text:p text:style-name="P42"><text:span text:style-name="T2258"><text:s text:c="12"/></text:span><text:span text:style-name="T2259">case</text:span><text:span text:style-name="T2260"><text:s/></text:span><text:span text:style-name="T2261">'+'</text:span><text:span text:style-name="T2262">:</text:span></text:p>
      <text:p text:style-name="P42"><text:span text:style-name="T2263"><text:s text:c="16"/></text:span><text:span text:style-name="T2264">System.out.println(ilk + ikinci);</text:span></text:p>
      <text:p text:style-name="P42"><text:span text:style-name="T2265"><text:s text:c="16"/></text:span><text:span text:style-name="T2266">break</text:span><text:span text:style-name="T2267">;</text:span></text:p>
      <text:p text:style-name="P42"><text:span text:style-name="T2268"><text:s text:c="12"/></text:span><text:span text:style-name="T2269">case</text:span><text:span text:style-name="T2270"><text:s/></text:span><text:span text:style-name="T2271">'-'</text:span><text:span text:style-name="T2272">:</text:span></text:p>
      <text:p text:style-name="P42"><text:span text:style-name="T2273"><text:s text:c="16"/></text:span><text:span text:style-name="T2274">System.out.println(ilk - ikinci);</text:span></text:p>
      <text:p text:style-name="P42"><text:span text:style-name="T2275"><text:s text:c="16"/></text:span><text:span text:style-name="T2276">break</text:span><text:span text:style-name="T2277">;</text:span></text:p>
      <text:p text:style-name="P42"><text:span text:style-name="T2278"><text:s text:c="12"/></text:span><text:span text:style-name="T2279">case</text:span><text:span text:style-name="T2280"><text:s/></text:span><text:span text:style-name="T2281">'*'</text:span><text:span text:style-name="T2282">:</text:span></text:p>
      <text:p text:style-name="P42"><text:span text:style-name="T2283"><text:s text:c="16"/></text:span><text:span text:style-name="T2284">System.out.println(ilk * ikinci);</text:span></text:p>
      <text:p text:style-name="P42"><text:span text:style-name="T2285"><text:s text:c="16"/></text:span><text:span text:style-name="T2286">break</text:span><text:span text:style-name="T2287">;</text:span></text:p>
      <text:p text:style-name="P42"><text:span text:style-name="T2288"><text:s text:c="12"/></text:span><text:span text:style-name="T2289">case</text:span><text:span text:style-name="T2290"><text:s/></text:span><text:span text:style-name="T2291">'/'</text:span><text:span text:style-name="T2292">:</text:span></text:p>
      <text:p text:style-name="P42"><text:span text:style-name="T2293"><text:s text:c="16"/></text:span><text:span text:style-name="T2294">System.out.println(ilk / ikinci);</text:span></text:p>
      <text:p text:style-name="P42"><text:span text:style-name="T2295"><text:s text:c="16"/></text:span><text:span text:style-name="T2296">break</text:span><text:span text:style-name="T2297">;</text:span></text:p>
      <text:p text:style-name="P42"><text:span text:style-name="T2298"><text:s text:c="12"/></text:span><text:span text:style-name="T2299">case</text:span><text:span text:style-name="T2300"><text:s/></text:span><text:span text:style-name="T2301">'%'</text:span><text:span text:style-name="T2302">:</text:span></text:p>
      <text:p text:style-name="P42"><text:span text:style-name="T2303"><text:s text:c="16"/></text:span><text:span text:style-name="T2304">System.out.println((ilk * ikinci)/</text:span><text:span text:style-name="T2305">100</text:span><text:span text:style-name="T2306">);</text:span></text:p>
      <text:p text:style-name="P42"><text:span text:style-name="T2307"><text:s text:c="16"/></text:span><text:span text:style-name="T2308">break</text:span><text:span text:style-name="T2309">;</text:span></text:p>
      <text:p text:style-name="P42"><text:span text:style-name="T2310"><text:s text:c="12"/></text:span><text:span text:style-name="T2311">default</text:span><text:span text:style-name="T2312">:</text:span></text:p>
      <text:p text:style-name="P42"><text:span text:style-name="T2313"><text:s text:c="16"/></text:span><text:span text:style-name="T2314">System.out.println(</text:span><text:span text:style-name="T2315">"Bu islem tanimlanmamistir..."</text:span><text:span text:style-name="T2316">);</text:span></text:p>
      <text:p text:style-name="P42"><text:span text:style-name="T2317">​</text:span></text:p>
      <text:p text:style-name="P42"><text:span text:style-name="T2317"><text:s text:c="8"/></text:span><text:span text:style-name="T2318">}</text:span></text:p>
      <text:p text:style-name="P42"><text:span text:style-name="T2319">​</text:span></text:p>
      <text:p text:style-name="P42"><text:span text:style-name="T2319"><text:s text:c="4"/></text:span><text:span text:style-name="T2320">}</text:span></text:p>
      <text:p text:style-name="P42"><text:span text:style-name="T2321">​</text:span></text:p>
      <text:p text:style-name="P42"><text:span text:style-name="T2322">}</text:span></text:p>
      <text:p text:style-name="P43"><text:span text:style-name="T2323"/></text:p>
      <text:p text:style-name="P43"><text:span text:style-name="T2324">***************************************************</text:span></text:p>
      <text:p text:style-name="P43"><text:span text:style-name="T2325"/></text:p>
      <text:p text:style-name="P43"><text:span text:style-name="T2325"/></text:p>
      <text:p text:style-name="P43"><text:span text:style-name="T2326">package</text:span><text:span text:style-name="T2327"><text:s/>day07ternarystringmanipulation;</text:span></text:p>
      <text:p text:style-name="P44"><text:span text:style-name="T2328">​</text:span></text:p>
      <text:p text:style-name="P44"><text:span text:style-name="T2329">public</text:span><text:span text:style-name="T2330"><text:s/></text:span><text:span text:style-name="T2331">class</text:span><text:span text:style-name="T2332"><text:s/></text:span><text:span text:style-name="T2333">Ternary01</text:span><text:span text:style-name="T2334"><text:s/>{</text:span></text:p>
      <text:p text:style-name="P44"><text:span text:style-name="T2335">​</text:span></text:p>
      <text:p text:style-name="P44"><text:span text:style-name="T2335"><text:s text:c="4"/></text:span><text:span text:style-name="T2336">public</text:span><text:span text:style-name="T2337"><text:s/></text:span><text:span text:style-name="T2338">static</text:span><text:span text:style-name="T2339"><text:s/></text:span><text:span text:style-name="T2340">void</text:span><text:span text:style-name="T2341"><text:s/>main(</text:span><text:span text:style-name="T2342">String</text:span><text:span text:style-name="T2343">[] args) {</text:span></text:p>
      <text:p text:style-name="P44"><text:span text:style-name="T2344">​</text:span></text:p>
      <text:p text:style-name="P44"><text:span text:style-name="T2344"><text:s text:c="8"/></text:span><text:span text:style-name="T2345">//Example 1: Bir sayinin pozitif olup olmadigini ekrana yazdiran kodu yaziniz</text:span></text:p>
      <text:p text:style-name="P44"><text:span text:style-name="T2346"><text:s text:c="8"/></text:span><text:span text:style-name="T2347">//1.Way: if-else</text:span></text:p>
      <text:p text:style-name="P44"><text:span text:style-name="T2348"><text:s text:c="8"/></text:span><text:span text:style-name="T2349">int</text:span><text:span text:style-name="T2350"><text:s/>a =<text:s/></text:span><text:span text:style-name="T2351">0</text:span><text:span text:style-name="T2352">;</text:span></text:p>
      <text:p text:style-name="P44"><text:span text:style-name="T2353"><text:s text:c="8"/></text:span><text:span text:style-name="T2354">if</text:span><text:span text:style-name="T2355">(a&gt;</text:span><text:span text:style-name="T2356">0</text:span><text:span text:style-name="T2357">){</text:span></text:p>
      <text:p text:style-name="P44"><text:span text:style-name="T2358"><text:s text:c="12"/></text:span><text:span text:style-name="T2359">System.out.println(</text:span><text:span text:style-name="T2360">"Pozitif"</text:span><text:span text:style-name="T2361">);</text:span></text:p>
      <text:p text:style-name="P44"><text:span text:style-name="T2362"><text:s text:c="8"/></text:span><text:span text:style-name="T2363">}</text:span><text:span text:style-name="T2364">else</text:span><text:span text:style-name="T2365">{</text:span></text:p>
      <text:p text:style-name="P44"><text:span text:style-name="T2366"><text:s text:c="12"/></text:span><text:span text:style-name="T2367">System.out.println(</text:span><text:span text:style-name="T2368">"Pozitif degil"</text:span><text:span text:style-name="T2369">);</text:span></text:p>
      <text:p text:style-name="P44"><text:span text:style-name="T2370"><text:s text:c="8"/></text:span><text:span text:style-name="T2371">}</text:span></text:p>
      <text:p text:style-name="P44"><text:span text:style-name="T2372"><text:s text:c="8"/></text:span><text:span text:style-name="T2373">//2.Yol: ternary</text:span></text:p>
      <text:p text:style-name="P44"><text:span text:style-name="T2374"><text:s text:c="22"/></text:span><text:span text:style-name="T2375">//Condition<text:s text:c="3"/>?<text:s text:c="2"/>Condition dogru ise uygulanacak kod<text:s text:c="3"/>:<text:s text:c="3"/>Condition yanlis ise uygulanacak kod</text:span></text:p>
      <text:p text:style-name="P44"><text:span text:style-name="T2376"><text:s text:c="8"/></text:span><text:span text:style-name="T2377">String</text:span><text:span text:style-name="T2378"><text:s/>sonuc =<text:s text:c="5"/>a&gt;</text:span><text:span text:style-name="T2379">0</text:span><text:span text:style-name="T2380"><text:s text:c="6"/>?<text:s text:c="11"/></text:span><text:span text:style-name="T2381">"Pozitif"</text:span><text:span text:style-name="T2382"><text:s text:c="20"/>:<text:s text:c="12"/></text:span><text:span text:style-name="T2383">"Pozitif degil"</text:span><text:span text:style-name="T2384">;</text:span></text:p>
      <text:p text:style-name="P44"><text:span text:style-name="T2385"><text:s text:c="8"/></text:span><text:span text:style-name="T2386">System.out.println(sonuc);</text:span></text:p>
      <text:p text:style-name="P44"><text:span text:style-name="T2387">​</text:span></text:p>
      <text:p text:style-name="P44"><text:span text:style-name="T2387"><text:s text:c="8"/></text:span><text:span text:style-name="T2388">//Example 2: Iki sayidan kucuk olani secen kodu yaziniz</text:span></text:p>
      <text:p text:style-name="P44"><text:span text:style-name="T2389"><text:s text:c="8"/></text:span><text:span text:style-name="T2390">int</text:span><text:span text:style-name="T2391"><text:s/>b =<text:s/></text:span><text:span text:style-name="T2392">23</text:span><text:span text:style-name="T2393">;</text:span></text:p>
      <text:p text:style-name="P44"><text:span text:style-name="T2394"><text:s text:c="8"/></text:span><text:span text:style-name="T2395">int</text:span><text:span text:style-name="T2396"><text:s/>c =<text:s/></text:span><text:span text:style-name="T2397">23</text:span><text:span text:style-name="T2398">;</text:span></text:p>
      <text:p text:style-name="P44"><text:span text:style-name="T2399"><text:s text:c="8"/></text:span><text:span text:style-name="T2400">int</text:span><text:span text:style-name="T2401"><text:s/>min = b&lt;c ? b : c;</text:span></text:p>
      <text:p text:style-name="P44"><text:span text:style-name="T2402"><text:s text:c="8"/></text:span><text:span text:style-name="T2403">System.out.println(min);</text:span></text:p>
      <text:p text:style-name="P44"><text:span text:style-name="T2404">​</text:span></text:p>
      <text:p text:style-name="P44"><text:span text:style-name="T2404"><text:s text:c="8"/></text:span><text:span text:style-name="T2405">//Example 3: Verilen bir sayinin mutlak degerini hesaplayan kodu yaziniz</text:span></text:p>
      <text:p text:style-name="P44"><text:span text:style-name="T2406"><text:s text:c="8"/></text:span><text:span text:style-name="T2407">//<text:s text:c="11"/>Pozitif sayilarin ve sifirin mutlak degeri kendileridir.</text:span></text:p>
      <text:p text:style-name="P44"><text:span text:style-name="T2408"><text:s text:c="8"/></text:span><text:span text:style-name="T2409">//<text:s text:c="11"/>Negatif sayilarin mutlak degeri -1 ile carpilmis halleridir.</text:span></text:p>
      <text:p text:style-name="P44"><text:span text:style-name="T2410"><text:s text:c="8"/></text:span><text:span text:style-name="T2411">int</text:span><text:span text:style-name="T2412"><text:s/>d =<text:s/></text:span><text:span text:style-name="T2413">0</text:span><text:span text:style-name="T2414">;</text:span></text:p>
      <text:p text:style-name="P44"><text:span text:style-name="T2415"><text:s text:c="8"/></text:span><text:span text:style-name="T2416">int</text:span><text:span text:style-name="T2417"><text:s/>abs = d&lt;</text:span><text:span text:style-name="T2418">0</text:span><text:span text:style-name="T2419"><text:s/>? -</text:span><text:span text:style-name="T2420">1</text:span><text:span text:style-name="T2421">*d : d;</text:span></text:p>
      <text:p text:style-name="P44"><text:span text:style-name="T2422"><text:s text:c="8"/></text:span><text:span text:style-name="T2423">System.out.println(abs);</text:span></text:p>
      <text:p text:style-name="P44"><text:span text:style-name="T2424">​</text:span></text:p>
      <text:p text:style-name="P44"><text:span text:style-name="T2424"><text:s text:c="8"/></text:span><text:span text:style-name="T2425">//Example 4: Iki tane sayi ayni isaretli ise bu sayilari carpiniz, farkli isaretli ise "Islem yapamam" mesaji veriniz</text:span></text:p>
      <text:p text:style-name="P44"><text:span text:style-name="T2426"><text:s text:c="8"/></text:span><text:span text:style-name="T2427">int</text:span><text:span text:style-name="T2428"><text:s/>e =<text:s/></text:span><text:span text:style-name="T2429">12</text:span><text:span text:style-name="T2430">;</text:span></text:p>
      <text:p text:style-name="P44"><text:span text:style-name="T2431"><text:s text:c="8"/></text:span><text:span text:style-name="T2432">int</text:span><text:span text:style-name="T2433"><text:s/>f =<text:s/></text:span><text:span text:style-name="T2434">10</text:span><text:span text:style-name="T2435">;</text:span></text:p>
      <text:p text:style-name="P44"><text:span text:style-name="T2436">​</text:span></text:p>
      <text:p text:style-name="P44"><text:span text:style-name="T2436"><text:s text:c="8"/></text:span><text:span text:style-name="T2437">//Ternary farkli data tiplerinde sonuc return ederse sonucun data tipini "Object" yapiniz.</text:span></text:p>
      <text:p text:style-name="P44"><text:span text:style-name="T2438"><text:s text:c="8"/></text:span><text:span text:style-name="T2439">Object</text:span><text:span text:style-name="T2440"><text:s/>islem = (e&gt;</text:span><text:span text:style-name="T2441">0</text:span><text:span text:style-name="T2442"><text:s/>&amp;&amp; f&gt;</text:span><text:span text:style-name="T2443">0</text:span><text:span text:style-name="T2444">) || (e&lt;</text:span><text:span text:style-name="T2445">0</text:span><text:span text:style-name="T2446"><text:s/>&amp;&amp; f&lt;</text:span><text:span text:style-name="T2447">0</text:span><text:span text:style-name="T2448">) ? e*f :<text:s/></text:span><text:span text:style-name="T2449">"Islem yapamam"</text:span><text:span text:style-name="T2450">;</text:span></text:p>
      <text:p text:style-name="P44"><text:span text:style-name="T2451"><text:s text:c="8"/></text:span><text:span text:style-name="T2452">System.out.println(islem);</text:span></text:p>
      <text:p text:style-name="P44"><text:span text:style-name="T2453">​</text:span></text:p>
      <text:p text:style-name="P44"><text:span text:style-name="T2453"><text:s text:c="8"/></text:span><text:span text:style-name="T2454">//Note: Java'da her class'in en az bir tane "parent" class'i vardir.</text:span></text:p>
      <text:p text:style-name="P44"><text:span text:style-name="T2455"><text:s text:c="8"/></text:span><text:span text:style-name="T2456">//<text:s text:c="6"/>Sadece "Object" class'in "parent" class'i yoktur.</text:span></text:p>
      <text:p text:style-name="P44"><text:span text:style-name="T2457"><text:s text:c="4"/></text:span><text:span text:style-name="T2458">}</text:span></text:p>
      <text:p text:style-name="P44"><text:span text:style-name="T2458">}</text:span></text:p>
      <text:p text:style-name="P45"><text:span text:style-name="T2459"/></text:p>
      <text:p text:style-name="P45"><text:span text:style-name="T2459"/></text:p>
      <text:p text:style-name="P45"><text:span text:style-name="T2460">********************************************************</text:span></text:p>
      <text:p text:style-name="P45"><text:span text:style-name="T2461"/></text:p>
      <text:p text:style-name="P45"><text:span text:style-name="T2462">package</text:span><text:span text:style-name="T2463"><text:s/>day07ternarystringmanipulation;</text:span></text:p>
      <text:p text:style-name="P46"><text:span text:style-name="T2464">​</text:span></text:p>
      <text:p text:style-name="P46"><text:span text:style-name="T2465">public</text:span><text:span text:style-name="T2466"><text:s/></text:span><text:span text:style-name="T2467">class</text:span><text:span text:style-name="T2468"><text:s/></text:span><text:span text:style-name="T2469">NestedTernary01</text:span><text:span text:style-name="T2470"><text:s/>{</text:span></text:p>
      <text:p text:style-name="P46"><text:span text:style-name="T2471">​</text:span></text:p>
      <text:p text:style-name="P46"><text:span text:style-name="T2471"><text:s text:c="4"/></text:span><text:span text:style-name="T2472">public</text:span><text:span text:style-name="T2473"><text:s/></text:span><text:span text:style-name="T2474">static</text:span><text:span text:style-name="T2475"><text:s/></text:span><text:span text:style-name="T2476">void</text:span><text:span text:style-name="T2477"><text:s/>main(</text:span><text:span text:style-name="T2478">String</text:span><text:span text:style-name="T2479">[] args) {</text:span></text:p>
      <text:p text:style-name="P46"><text:span text:style-name="T2480">​</text:span></text:p>
      <text:p text:style-name="P46"><text:span text:style-name="T2480"><text:s text:c="9"/></text:span><text:span text:style-name="T2481">/*</text:span></text:p>
      <text:p text:style-name="P46"><text:span text:style-name="T2482"><text:s text:c="12"/></text:span><text:span text:style-name="T2483">Verilen yilin "Leap Year"(Artik Yil) olup olmadigini kontrol eden kodu yaziniz.</text:span></text:p>
      <text:p text:style-name="P46"><text:span text:style-name="T2484"><text:s text:c="16"/></text:span><text:span text:style-name="T2485">i)Yil 100 e bolunurse 400 e de bolunmelidir ==&gt; 1600+<text:s text:c="4"/>1800-</text:span></text:p>
      <text:p text:style-name="P46"><text:span text:style-name="T2486"><text:s text:c="16"/></text:span><text:span text:style-name="T2487">ii)Yil 100'e bolunmezse 4 e bolunmelidir ==&gt; 1996+<text:s text:c="4"/>2001-</text:span></text:p>
      <text:p text:style-name="P46"><text:span text:style-name="T2488"><text:s text:c="9"/></text:span><text:span text:style-name="T2489">*/</text:span></text:p>
      <text:p text:style-name="P46"><text:span text:style-name="T2490"><text:s text:c="8"/></text:span><text:span text:style-name="T2491">int</text:span><text:span text:style-name="T2492"><text:s/>year =<text:s/></text:span><text:span text:style-name="T2493">2001</text:span><text:span text:style-name="T2494">;</text:span></text:p>
      <text:p text:style-name="P46"><text:span text:style-name="T2495"><text:s text:c="8"/></text:span><text:span text:style-name="T2496">String</text:span><text:span text:style-name="T2497"><text:s/>leap = year%</text:span><text:span text:style-name="T2498">100</text:span><text:span text:style-name="T2499">==</text:span><text:span text:style-name="T2500">0</text:span><text:span text:style-name="T2501"><text:s/>? (year%</text:span><text:span text:style-name="T2502">400</text:span><text:span text:style-name="T2503">==</text:span><text:span text:style-name="T2504">0</text:span><text:span text:style-name="T2505"><text:s/>?<text:s/></text:span><text:span text:style-name="T2506">"Leap year"</text:span><text:span text:style-name="T2507"><text:s/>:<text:s/></text:span><text:span text:style-name="T2508">"Leap year degil"</text:span><text:span text:style-name="T2509">) : (year%</text:span><text:span text:style-name="T2510">4</text:span><text:span text:style-name="T2511">==</text:span><text:span text:style-name="T2512">0</text:span><text:span text:style-name="T2513"><text:s/>?<text:s/></text:span><text:span text:style-name="T2514">"Leap year"</text:span><text:span text:style-name="T2515"><text:s/>:<text:s/></text:span><text:span text:style-name="T2516">"Leap year degil"</text:span><text:span text:style-name="T2517">);</text:span></text:p>
      <text:p text:style-name="P46"><text:span text:style-name="T2518"><text:s text:c="8"/></text:span><text:span text:style-name="T2519">System.out.println(leap);</text:span></text:p>
      <text:p text:style-name="P46"><text:span text:style-name="T2520">​</text:span></text:p>
      <text:p text:style-name="P46"><text:span text:style-name="T2520"><text:s text:c="8"/></text:span><text:span text:style-name="T2521">/*</text:span></text:p>
      <text:p text:style-name="P46"><text:span text:style-name="T2522"><text:s text:c="12"/></text:span><text:span text:style-name="T2523">Asagidaki kurallara gore password'un gecerli olup olmadigini kontrol eden kodu yaziniz</text:span></text:p>
      <text:p text:style-name="P46"><text:span text:style-name="T2524"><text:s text:c="12"/></text:span><text:span text:style-name="T2525">i)Sekiz karakterden fazla veya sekiz karakter varsa ilk harfi 'i' olmalidir</text:span></text:p>
      <text:p text:style-name="P46"><text:span text:style-name="T2526"><text:s text:c="12"/></text:span><text:span text:style-name="T2527">ii)Sekiz karakterden az karakter varsa ilk harfi 'K' olmalidir</text:span></text:p>
      <text:p text:style-name="P46"><text:span text:style-name="T2528"><text:s text:c="8"/></text:span><text:span text:style-name="T2529">*/</text:span></text:p>
      <text:p text:style-name="P46"><text:span text:style-name="T2530"><text:s text:c="8"/></text:span><text:span text:style-name="T2531">String</text:span><text:span text:style-name="T2532"><text:s/>pwd =<text:s/></text:span><text:span text:style-name="T2533">"K2a3"</text:span><text:span text:style-name="T2534">;</text:span></text:p>
      <text:p text:style-name="P46"><text:span text:style-name="T2535"><text:s text:c="8"/></text:span><text:span text:style-name="T2536">char</text:span><text:span text:style-name="T2537"><text:s/>ilkHarf = pwd.charAt(</text:span><text:span text:style-name="T2538">0</text:span><text:span text:style-name="T2539">);</text:span></text:p>
      <text:p text:style-name="P46"><text:span text:style-name="T2540"><text:s text:c="8"/></text:span><text:span text:style-name="T2541">String</text:span><text:span text:style-name="T2542"><text:s/>gecerli = pwd.length()&lt;</text:span><text:span text:style-name="T2543">8</text:span><text:span text:style-name="T2544"><text:s/>? (ilkHarf==</text:span><text:span text:style-name="T2545">'K'</text:span><text:span text:style-name="T2546"><text:s/>?<text:s/></text:span><text:span text:style-name="T2547">"Gecerli"</text:span><text:span text:style-name="T2548"><text:s/>:<text:s/></text:span><text:span text:style-name="T2549">"Gecersiz"</text:span><text:span text:style-name="T2550">) : (ilkHarf==</text:span><text:span text:style-name="T2551">'i'</text:span><text:span text:style-name="T2552"><text:s/>?<text:s/></text:span><text:span text:style-name="T2553">"Gecerli"</text:span><text:span text:style-name="T2554"><text:s/>:<text:s/></text:span><text:span text:style-name="T2555">"Gecersiz"</text:span><text:span text:style-name="T2556">);</text:span></text:p>
      <text:p text:style-name="P46"><text:span text:style-name="T2557">​</text:span></text:p>
      <text:p text:style-name="P46"><text:span text:style-name="T2557"><text:s text:c="8"/></text:span><text:span text:style-name="T2558">System.out.println(gecerli);</text:span></text:p>
      <text:p text:style-name="P46"><text:span text:style-name="T2559"><text:s text:c="4"/></text:span><text:span text:style-name="T2560">}</text:span></text:p>
      <text:p text:style-name="P46"><text:span text:style-name="T2560">}</text:span></text:p>
      <text:p text:style-name="P47"><text:span text:style-name="T2561"/></text:p>
      <text:p text:style-name="P47"><text:span text:style-name="T2562">********************************************************</text:span></text:p>
      <text:p text:style-name="P47"><text:span text:style-name="T2563"/></text:p>
      <text:p text:style-name="P47"><text:span text:style-name="T2564">package</text:span><text:span text:style-name="T2565"><text:s/>day07ternarystringmanipulation;</text:span></text:p>
      <text:p text:style-name="P48"><text:span text:style-name="T2566">​</text:span></text:p>
      <text:p text:style-name="P48"><text:span text:style-name="T2567">public</text:span><text:span text:style-name="T2568"><text:s/></text:span><text:span text:style-name="T2569">class</text:span><text:span text:style-name="T2570"><text:s/></text:span><text:span text:style-name="T2571">StringManipulations01</text:span><text:span text:style-name="T2572"><text:s/>{</text:span></text:p>
      <text:p text:style-name="P48"><text:span text:style-name="T2573">​</text:span></text:p>
      <text:p text:style-name="P48"><text:span text:style-name="T2573"><text:s text:c="4"/></text:span><text:span text:style-name="T2574">public</text:span><text:span text:style-name="T2575"><text:s/></text:span><text:span text:style-name="T2576">static</text:span><text:span text:style-name="T2577"><text:s/></text:span><text:span text:style-name="T2578">void</text:span><text:span text:style-name="T2579"><text:s/>main(</text:span><text:span text:style-name="T2580">String</text:span><text:span text:style-name="T2581">[] args) {</text:span></text:p>
      <text:p text:style-name="P48"><text:span text:style-name="T2582">​</text:span></text:p>
      <text:p text:style-name="P48"><text:span text:style-name="T2582"><text:s text:c="8"/></text:span><text:span text:style-name="T2583">/*</text:span></text:p>
      <text:p text:style-name="P48"><text:span text:style-name="T2584"><text:s text:c="52"/></text:span><text:span text:style-name="T2585">String Class Methodlari</text:span></text:p>
      <text:p text:style-name="P48"><text:span text:style-name="T2586">​</text:span></text:p>
      <text:p text:style-name="P48"><text:span text:style-name="T2586"><text:s text:c="16"/></text:span><text:span text:style-name="T2587">1)equals(): i)Iki tane String'in ayni olup olmadigini anlamamiza yarar.</text:span></text:p>
      <text:p text:style-name="P48"><text:span text:style-name="T2588"><text:s text:c="28"/></text:span><text:span text:style-name="T2589">ii)equals() method'u "boolean" return eder.</text:span></text:p>
      <text:p text:style-name="P48"><text:span text:style-name="T2590">​</text:span></text:p>
      <text:p text:style-name="P48"><text:span text:style-name="T2590"><text:s text:c="16"/></text:span><text:span text:style-name="T2591">2)equalsIgnoreCase(): i) Iki tane String'in ayni olup olmadigini buyuk harf kucuk harfe dikkat etmeden anlamamiza yarar.</text:span></text:p>
      <text:p text:style-name="P48"><text:span text:style-name="T2592"><text:s text:c="38"/></text:span><text:span text:style-name="T2593">ii) equalsIgnoreCase() method'u "boolean" return eder.</text:span></text:p>
      <text:p text:style-name="P48"><text:span text:style-name="T2594">​</text:span></text:p>
      <text:p text:style-name="P48"><text:span text:style-name="T2594"><text:s text:c="16"/></text:span><text:span text:style-name="T2595">3)toLowerCase(): i)Bir String'deki tum harfleri kucuk harfe cevirmek icin kullanilir.</text:span></text:p>
      <text:p text:style-name="P48"><text:span text:style-name="T2596"><text:s text:c="33"/></text:span><text:span text:style-name="T2597">ii) toLowerCase() method'u "String" return eder</text:span></text:p>
      <text:p text:style-name="P48"><text:span text:style-name="T2598">​</text:span></text:p>
      <text:p text:style-name="P48"><text:span text:style-name="T2598"><text:s text:c="16"/></text:span><text:span text:style-name="T2599">4)toUpperCase(): i)Bir String'deki tum harfleri buyuk harfe cevirmek icin kullanilir.</text:span></text:p>
      <text:p text:style-name="P48"><text:span text:style-name="T2600"><text:s text:c="33"/></text:span><text:span text:style-name="T2601">ii) toUpperCase() method'u "String" return eder</text:span></text:p>
      <text:p text:style-name="P48"><text:span text:style-name="T2602">​</text:span></text:p>
      <text:p text:style-name="P48"><text:span text:style-name="T2602"><text:s text:c="16"/></text:span><text:span text:style-name="T2603">5)charAt(): i) Bir String'den belli bir index'deki characteri almak icin kullanilir.</text:span></text:p>
      <text:p text:style-name="P48"><text:span text:style-name="T2604"><text:s text:c="29"/></text:span><text:span text:style-name="T2605">ii) charAt() method'u "char" return eder.</text:span></text:p>
      <text:p text:style-name="P48"><text:span text:style-name="T2606">​</text:span></text:p>
      <text:p text:style-name="P48"><text:span text:style-name="T2606"><text:s text:c="16"/></text:span><text:span text:style-name="T2607">6)length(): i) Bir String'de kac tane character kullanildigini ogrenmek icin kullanilir</text:span></text:p>
      <text:p text:style-name="P48"><text:span text:style-name="T2608"><text:s text:c="28"/></text:span><text:span text:style-name="T2609">ii) length() method'u "int" return eder.</text:span></text:p>
      <text:p text:style-name="P48"><text:span text:style-name="T2610">​</text:span></text:p>
      <text:p text:style-name="P48"><text:span text:style-name="T2610"><text:s text:c="16"/></text:span><text:span text:style-name="T2611">7)contains(): i)Bir String'de belli bir characterin veya characterlerin var olup olmadigini anlamak icin kullanilir</text:span></text:p>
      <text:p text:style-name="P48"><text:span text:style-name="T2612"><text:s text:c="30"/></text:span><text:span text:style-name="T2613">ii) contains() method'u "boolean" return eder.</text:span></text:p>
      <text:p text:style-name="P48"><text:span text:style-name="T2614">​</text:span></text:p>
      <text:p text:style-name="P48"><text:span text:style-name="T2614"><text:s text:c="16"/></text:span><text:span text:style-name="T2615">8)split(): i)Bir String'i istedigimiz character'den parcalamaya yarar</text:span></text:p>
      <text:p text:style-name="P48"><text:span text:style-name="T2616"><text:s text:c="27"/></text:span><text:span text:style-name="T2617">ii)split() method'u "Array" return eder.</text:span></text:p>
      <text:p text:style-name="P48"><text:span text:style-name="T2618"><text:s text:c="9"/></text:span><text:span text:style-name="T2619">*/</text:span></text:p>
      <text:p text:style-name="P48"><text:span text:style-name="T2620">​</text:span></text:p>
      <text:p text:style-name="P48"><text:span text:style-name="T2620"><text:s text:c="8"/></text:span><text:span text:style-name="T2621">/*</text:span></text:p>
      <text:p text:style-name="P48"><text:span text:style-name="T2622"><text:s text:c="16"/></text:span><text:span text:style-name="T2623">Bir password'un gecerli olup olmadigini asagidaki kurallara gore kontrol eden kodu yaziniz.</text:span></text:p>
      <text:p text:style-name="P48"><text:span text:style-name="T2624"><text:s text:c="28"/></text:span><text:span text:style-name="T2625">i)En az 8 character icermeli</text:span></text:p>
      <text:p text:style-name="P48"><text:span text:style-name="T2626"><text:s text:c="28"/></text:span><text:span text:style-name="T2627">ii)Space characteri icermemeli</text:span></text:p>
      <text:p text:style-name="P48"><text:span text:style-name="T2628"><text:s text:c="28"/></text:span><text:span text:style-name="T2629">iii)Ilk harfi "M" veya "m" olmali</text:span></text:p>
      <text:p text:style-name="P48"><text:span text:style-name="T2630"><text:s text:c="28"/></text:span><text:span text:style-name="T2631">iv)Son characteri "?" olmali</text:span></text:p>
      <text:p text:style-name="P48"><text:span text:style-name="T2632">​</text:span></text:p>
      <text:p text:style-name="P48"><text:span text:style-name="T2632"><text:s text:c="9"/></text:span><text:span text:style-name="T2633">*/</text:span></text:p>
      <text:p text:style-name="P48"><text:span text:style-name="T2634">​</text:span></text:p>
      <text:p text:style-name="P48"><text:span text:style-name="T2634"><text:s text:c="8"/></text:span><text:span text:style-name="T2635">String</text:span><text:span text:style-name="T2636"><text:s/>pwd =<text:s/></text:span><text:span text:style-name="T2637">"manisa12?"</text:span><text:span text:style-name="T2638">;</text:span></text:p>
      <text:p text:style-name="P48"><text:span text:style-name="T2639">​</text:span></text:p>
      <text:p text:style-name="P48"><text:span text:style-name="T2639"><text:s text:c="8"/></text:span><text:span text:style-name="T2640">//i)En az 8 character icermeli</text:span></text:p>
      <text:p text:style-name="P48"><text:span text:style-name="T2641"><text:s text:c="8"/></text:span><text:span text:style-name="T2642">boolean</text:span><text:span text:style-name="T2643"><text:s/>first = pwd.length()&gt;</text:span><text:span text:style-name="T2644">7</text:span><text:span text:style-name="T2645">;</text:span></text:p>
      <text:p text:style-name="P48"><text:span text:style-name="T2646">​</text:span></text:p>
      <text:p text:style-name="P48"><text:span text:style-name="T2646"><text:s text:c="8"/></text:span><text:span text:style-name="T2647">//ii)Space characteri icermemeli</text:span></text:p>
      <text:p text:style-name="P48"><text:span text:style-name="T2648"><text:s text:c="8"/></text:span><text:span text:style-name="T2649">boolean</text:span><text:span text:style-name="T2650"><text:s/>second = !pwd.contains(</text:span><text:span text:style-name="T2651">" "</text:span><text:span text:style-name="T2652">);</text:span></text:p>
      <text:p text:style-name="P48"><text:span text:style-name="T2653">​</text:span></text:p>
      <text:p text:style-name="P48"><text:span text:style-name="T2653"><text:s text:c="8"/></text:span><text:span text:style-name="T2654">//iii)Ilk harfi "M" veya "m" olmali</text:span></text:p>
      <text:p text:style-name="P48"><text:span text:style-name="T2655"><text:s text:c="8"/></text:span><text:span text:style-name="T2656">boolean</text:span><text:span text:style-name="T2657"><text:s/>third = pwd.charAt(</text:span><text:span text:style-name="T2658">0</text:span><text:span text:style-name="T2659">)==</text:span><text:span text:style-name="T2660">'M'</text:span><text:span text:style-name="T2661"><text:s/>|| pwd.charAt(</text:span><text:span text:style-name="T2662">0</text:span><text:span text:style-name="T2663">)==</text:span><text:span text:style-name="T2664">'m'</text:span><text:span text:style-name="T2665">;</text:span></text:p>
      <text:p text:style-name="P48"><text:span text:style-name="T2666">​</text:span></text:p>
      <text:p text:style-name="P48"><text:span text:style-name="T2666"><text:s text:c="8"/></text:span><text:span text:style-name="T2667">//iv)Son characteri "?" olmali</text:span></text:p>
      <text:p text:style-name="P48"><text:span text:style-name="T2668"><text:s text:c="8"/></text:span><text:span text:style-name="T2669">boolean</text:span><text:span text:style-name="T2670"><text:s/>fourth = pwd.charAt(pwd.length()-</text:span><text:span text:style-name="T2671">1</text:span><text:span text:style-name="T2672">)==</text:span><text:span text:style-name="T2673">'?'</text:span><text:span text:style-name="T2674">;</text:span></text:p>
      <text:p text:style-name="P48"><text:span text:style-name="T2675">​</text:span></text:p>
      <text:p text:style-name="P48"><text:span text:style-name="T2675"><text:s text:c="8"/></text:span><text:span text:style-name="T2676">System.out.println(first &amp;&amp; second &amp;&amp; third &amp;&amp; fourth);</text:span></text:p>
      <text:p text:style-name="P48"><text:span text:style-name="T2677"><text:s text:c="4"/></text:span><text:span text:style-name="T2678">}</text:span></text:p>
      <text:p text:style-name="P48"><text:span text:style-name="T2678">}</text:span></text:p>
      <text:p text:style-name="P49"><text:span text:style-name="T2679"/></text:p>
      <text:p text:style-name="P49"><text:span text:style-name="T2680">***********************************************************************</text:span></text:p>
      <text:p text:style-name="P49"><text:span text:style-name="T2681"/></text:p>
      <text:p text:style-name="P49"><text:span text:style-name="T2682">package</text:span><text:span text:style-name="T2683"><text:s/>day08stringmanipulations;</text:span></text:p>
      <text:p text:style-name="P50"><text:span text:style-name="T2684">​</text:span></text:p>
      <text:p text:style-name="P50"><text:span text:style-name="T2685">import</text:span><text:span text:style-name="T2686"><text:s/>java.util.Scanner;</text:span></text:p>
      <text:p text:style-name="P50"><text:span text:style-name="T2687">​</text:span></text:p>
      <text:p text:style-name="P50"><text:span text:style-name="T2688">public</text:span><text:span text:style-name="T2689"><text:s/></text:span><text:span text:style-name="T2690">class</text:span><text:span text:style-name="T2691"><text:s/></text:span><text:span text:style-name="T2692">StringManipulations01</text:span><text:span text:style-name="T2693"><text:s/>{</text:span></text:p>
      <text:p text:style-name="P50"><text:span text:style-name="T2694">​</text:span></text:p>
      <text:p text:style-name="P50"><text:span text:style-name="T2694"><text:s text:c="4"/></text:span><text:span text:style-name="T2695">public</text:span><text:span text:style-name="T2696"><text:s/></text:span><text:span text:style-name="T2697">static</text:span><text:span text:style-name="T2698"><text:s/></text:span><text:span text:style-name="T2699">void</text:span><text:span text:style-name="T2700"><text:s/>main(</text:span><text:span text:style-name="T2701">String</text:span><text:span text:style-name="T2702">[] args) {</text:span></text:p>
      <text:p text:style-name="P50"><text:span text:style-name="T2703">​</text:span></text:p>
      <text:p text:style-name="P50"><text:span text:style-name="T2703"><text:s text:c="8"/></text:span><text:span text:style-name="T2704">//Example 1: Kullanicidan aldiginiz isimin ilk ve son harfini ekrana yazdiriniz</text:span></text:p>
      <text:p text:style-name="P50"><text:span text:style-name="T2705"><text:s text:c="8"/></text:span><text:span text:style-name="T2706">//<text:s text:c="11"/>Ramazan ==&gt; Rn</text:span></text:p>
      <text:p text:style-name="P50"><text:span text:style-name="T2707"><text:s text:c="8"/></text:span><text:span text:style-name="T2708">Scanner input =<text:s/></text:span><text:span text:style-name="T2709">new</text:span><text:span text:style-name="T2710"><text:s/>Scanner(System.in);</text:span></text:p>
      <text:p text:style-name="P50"><text:span text:style-name="T2711">//<text:s text:c="8"/>System.out.println("Lutfen isminizi giriniz...");</text:span></text:p>
      <text:p text:style-name="P50"><text:span text:style-name="T2711">//<text:s text:c="8"/>String isim = input.next();</text:span></text:p>
      <text:p text:style-name="P50"><text:span text:style-name="T2712">​</text:span></text:p>
      <text:p text:style-name="P50"><text:span text:style-name="T2712"><text:s text:c="8"/></text:span><text:span text:style-name="T2713">//1.Yol:</text:span></text:p>
      <text:p text:style-name="P50"><text:span text:style-name="T2713">//<text:s text:c="8"/>char ilkHarf = isim.charAt(0);</text:span></text:p>
      <text:p text:style-name="P50"><text:span text:style-name="T2713">//<text:s text:c="8"/>char sonHarf = isim.charAt(isim.length()-1);//Yazdiginiz code sadece bazi durumlar icin calisirsa o code'a "Hard Coding" denir.</text:span></text:p>
      <text:p text:style-name="P50"><text:span text:style-name="T2713">//<text:s text:c="52"/>//Yazdiginiz code her durum icin calisirsa o code'a "Dynamic Coding" denir.</text:span></text:p>
      <text:p text:style-name="P50"><text:span text:style-name="T2713">//<text:s text:c="8"/>System.out.println("" + ilkHarf + sonHarf);</text:span></text:p>
      <text:p text:style-name="P50"><text:span text:style-name="T2713">//</text:span></text:p>
      <text:p text:style-name="P50"><text:span text:style-name="T2713">//<text:s text:c="8"/>//2.Yol:</text:span></text:p>
      <text:p text:style-name="P50"><text:span text:style-name="T2713">//<text:s text:c="8"/>String ilk = isim.substring(0,1);</text:span></text:p>
      <text:p text:style-name="P50"><text:span text:style-name="T2713">//<text:s text:c="8"/>String son = isim.substring(isim.length()-1);</text:span></text:p>
      <text:p text:style-name="P50"><text:span text:style-name="T2713">//<text:s text:c="8"/>System.out.println(ilk + son);</text:span></text:p>
      <text:p text:style-name="P50"><text:span text:style-name="T2714">​</text:span></text:p>
      <text:p text:style-name="P50"><text:span text:style-name="T2714"><text:s text:c="8"/></text:span><text:span text:style-name="T2715">//Example 2: Verilen String'deki sadece hayvan isimlerini ekrana yazdiriniz</text:span></text:p>
      <text:p text:style-name="P50"><text:span text:style-name="T2716"><text:s text:c="8"/></text:span><text:span text:style-name="T2717">//<text:s text:c="11"/>"Ben kedi, esim tavuk, oglum sever inek"</text:span></text:p>
      <text:p text:style-name="P50"><text:span text:style-name="T2718">​</text:span></text:p>
      <text:p text:style-name="P50"><text:span text:style-name="T2718"><text:s text:c="8"/></text:span><text:span text:style-name="T2719">String</text:span><text:span text:style-name="T2720"><text:s/>str =<text:s/></text:span><text:span text:style-name="T2721">"Ben kedi, esim tavuk, oglum sever inek"</text:span><text:span text:style-name="T2722">;</text:span></text:p>
      <text:p text:style-name="P50"><text:span text:style-name="T2723">​</text:span></text:p>
      <text:p text:style-name="P50"><text:span text:style-name="T2723"><text:s text:c="8"/></text:span><text:span text:style-name="T2724">//substring() in iki kullanimi vardir.</text:span></text:p>
      <text:p text:style-name="P50"><text:span text:style-name="T2725"><text:s text:c="8"/></text:span><text:span text:style-name="T2726">//1)substring(baslangic indexi, bitis indexi) String'in ortasindan bir parca almaya yarar</text:span></text:p>
      <text:p text:style-name="P50"><text:span text:style-name="T2727"><text:s text:c="8"/></text:span><text:span text:style-name="T2728">//2)substring(baslangic indexi) String'in verilen index'ten sonuna kadar almaya yarar</text:span></text:p>
      <text:p text:style-name="P50"><text:span text:style-name="T2729"><text:s text:c="8"/></text:span><text:span text:style-name="T2730">String</text:span><text:span text:style-name="T2731"><text:s/>kedi = str.substring(</text:span><text:span text:style-name="T2732">4</text:span><text:span text:style-name="T2733">,<text:s/></text:span><text:span text:style-name="T2734">8</text:span><text:span text:style-name="T2735">);</text:span></text:p>
      <text:p text:style-name="P50"><text:span text:style-name="T2736"><text:s text:c="8"/></text:span><text:span text:style-name="T2737">String</text:span><text:span text:style-name="T2738"><text:s/>tavuk = str.substring(</text:span><text:span text:style-name="T2739">15</text:span><text:span text:style-name="T2740">,<text:s/></text:span><text:span text:style-name="T2741">20</text:span><text:span text:style-name="T2742">);</text:span></text:p>
      <text:p text:style-name="P50"><text:span text:style-name="T2743"><text:s text:c="8"/></text:span><text:span text:style-name="T2744">String</text:span><text:span text:style-name="T2745"><text:s/>inek = str.substring(</text:span><text:span text:style-name="T2746">34</text:span><text:span text:style-name="T2747">);</text:span></text:p>
      <text:p text:style-name="P50"><text:span text:style-name="T2748"><text:s text:c="8"/></text:span><text:span text:style-name="T2749">System.out.println(kedi + tavuk + inek);</text:span></text:p>
      <text:p text:style-name="P50"><text:span text:style-name="T2750">​</text:span></text:p>
      <text:p text:style-name="P50"><text:span text:style-name="T2750"><text:s text:c="8"/></text:span><text:span text:style-name="T2751">//Example 3: Ilk isim ve soy isimi iceren isimlerden ilk ve soyisimlerin basharflerini ekrana yazdiriniz</text:span></text:p>
      <text:p text:style-name="P50"><text:span text:style-name="T2752"><text:s text:c="8"/></text:span><text:span text:style-name="T2753">//<text:s text:c="11"/>Ali Can ==&gt; AC<text:s text:c="7"/>Tahsin Yurdakul ==&gt; TY</text:span></text:p>
      <text:p text:style-name="P50"><text:span text:style-name="T2754"><text:s text:c="8"/></text:span><text:span text:style-name="T2755">System.out.println(</text:span><text:span text:style-name="T2756">"Ilk ve soy isminizi giriniz"</text:span><text:span text:style-name="T2757">);</text:span></text:p>
      <text:p text:style-name="P50"><text:span text:style-name="T2758"><text:s text:c="8"/></text:span><text:span text:style-name="T2759">String</text:span><text:span text:style-name="T2760"><text:s/>tamIsim = input.nextLine();</text:span></text:p>
      <text:p text:style-name="P50"><text:span text:style-name="T2761">​</text:span></text:p>
      <text:p text:style-name="P50"><text:span text:style-name="T2761"><text:s text:c="8"/></text:span><text:span text:style-name="T2762">String</text:span><text:span text:style-name="T2763"><text:s/>a = tamIsim.substring(</text:span><text:span text:style-name="T2764">0</text:span><text:span text:style-name="T2765">,<text:s/></text:span><text:span text:style-name="T2766">1</text:span><text:span text:style-name="T2767">);</text:span></text:p>
      <text:p text:style-name="P50"><text:span text:style-name="T2768"><text:s text:c="8"/></text:span><text:span text:style-name="T2769">String</text:span><text:span text:style-name="T2770"><text:s/>b = tamIsim.split(</text:span><text:span text:style-name="T2771">" "</text:span><text:span text:style-name="T2772">)[</text:span><text:span text:style-name="T2773">1</text:span><text:span text:style-name="T2774">].substring(</text:span><text:span text:style-name="T2775">0</text:span><text:span text:style-name="T2776">,<text:s/></text:span><text:span text:style-name="T2777">1</text:span><text:span text:style-name="T2778">);</text:span></text:p>
      <text:p text:style-name="P50"><text:span text:style-name="T2779"><text:s text:c="8"/></text:span><text:span text:style-name="T2780">System.out.println(a + b);</text:span></text:p>
      <text:p text:style-name="P50"><text:span text:style-name="T2781"><text:s text:c="4"/></text:span><text:span text:style-name="T2782">}</text:span></text:p>
      <text:p text:style-name="P50"><text:span text:style-name="T2782">}</text:span></text:p>
      <text:p text:style-name="P51"><text:span text:style-name="T2783"/></text:p>
      <text:p text:style-name="P51"><text:span text:style-name="T2783"/></text:p>
      <text:p text:style-name="P51"><text:span text:style-name="T2784">*******************************************</text:span></text:p>
      <text:p text:style-name="P51"><text:span text:style-name="T2785"/></text:p>
      <text:p text:style-name="P51"><text:span text:style-name="T2786">package</text:span><text:span text:style-name="T2787"><text:s/>day08stringmanipulations;</text:span></text:p>
      <text:p text:style-name="P52"><text:span text:style-name="T2788">​</text:span></text:p>
      <text:p text:style-name="P52"><text:span text:style-name="T2789">public</text:span><text:span text:style-name="T2790"><text:s/></text:span><text:span text:style-name="T2791">class</text:span><text:span text:style-name="T2792"><text:s/></text:span><text:span text:style-name="T2793">StringManipulations02</text:span><text:span text:style-name="T2794"><text:s/>{</text:span></text:p>
      <text:p text:style-name="P52"><text:span text:style-name="T2795">​</text:span></text:p>
      <text:p text:style-name="P52"><text:span text:style-name="T2795"><text:s text:c="4"/></text:span><text:span text:style-name="T2796">public</text:span><text:span text:style-name="T2797"><text:s/></text:span><text:span text:style-name="T2798">static</text:span><text:span text:style-name="T2799"><text:s/></text:span><text:span text:style-name="T2800">void</text:span><text:span text:style-name="T2801"><text:s/>main(</text:span><text:span text:style-name="T2802">String</text:span><text:span text:style-name="T2803">[] args) {</text:span></text:p>
      <text:p text:style-name="P52"><text:span text:style-name="T2804">​</text:span></text:p>
      <text:p text:style-name="P52"><text:span text:style-name="T2804"><text:s text:c="8"/></text:span><text:span text:style-name="T2805">//Example 1: Bir String'deki space haric kac tane character kullanildigini gosteren kodu yaziniz</text:span></text:p>
      <text:p text:style-name="P52"><text:span text:style-name="T2806"><text:s text:c="8"/></text:span><text:span text:style-name="T2807">//<text:s text:c="11"/>"Ali okula gitti." ==&gt; 14</text:span></text:p>
      <text:p text:style-name="P52"><text:span text:style-name="T2808"><text:s text:c="8"/></text:span><text:span text:style-name="T2809">String</text:span><text:span text:style-name="T2810"><text:s/>str =<text:s/></text:span><text:span text:style-name="T2811">"Ali okula gitti."</text:span><text:span text:style-name="T2812">;</text:span></text:p>
      <text:p text:style-name="P52"><text:span text:style-name="T2813">​</text:span></text:p>
      <text:p text:style-name="P52"><text:span text:style-name="T2813"><text:s text:c="8"/></text:span><text:span text:style-name="T2814">//replace() method'u bir String'deki herhangi bir karakteri veya karakterleri degistirmek icin kullanilir.</text:span></text:p>
      <text:p text:style-name="P52"><text:span text:style-name="T2815"><text:s text:c="8"/></text:span><text:span text:style-name="T2816">int</text:span><text:span text:style-name="T2817"><text:s/>num = str.replace(</text:span><text:span text:style-name="T2818">" "</text:span><text:span text:style-name="T2819">,<text:s/></text:span><text:span text:style-name="T2820">""</text:span><text:span text:style-name="T2821">).length();</text:span></text:p>
      <text:p text:style-name="P52"><text:span text:style-name="T2822"><text:s text:c="8"/></text:span><text:span text:style-name="T2823">System.out.println(num);</text:span></text:p>
      <text:p text:style-name="P52"><text:span text:style-name="T2824">​</text:span></text:p>
      <text:p text:style-name="P52"><text:span text:style-name="T2824"><text:s text:c="8"/></text:span><text:span text:style-name="T2825">//Example 2: Bir String'deki tum 'a' harflerini 'A' ya ceviriniz.</text:span></text:p>
      <text:p text:style-name="P52"><text:span text:style-name="T2826"><text:s text:c="8"/></text:span><text:span text:style-name="T2827">String</text:span><text:span text:style-name="T2828"><text:s/>s =<text:s/></text:span><text:span text:style-name="T2829">"Ankara'nin tasina gozlerimin yasina bak."</text:span><text:span text:style-name="T2830">;</text:span></text:p>
      <text:p text:style-name="P52"><text:span text:style-name="T2831"><text:s text:c="8"/></text:span><text:span text:style-name="T2832">String</text:span><text:span text:style-name="T2833"><text:s/>yeniS = s.replace(</text:span><text:span text:style-name="T2834">"a"</text:span><text:span text:style-name="T2835">,<text:s/></text:span><text:span text:style-name="T2836">"A"</text:span><text:span text:style-name="T2837">);</text:span></text:p>
      <text:p text:style-name="P52"><text:span text:style-name="T2838"><text:s text:c="8"/></text:span><text:span text:style-name="T2839">System.out.println(yeniS);</text:span><text:span text:style-name="T2840">//AnkArA'nin tAsinA gozlerimin yAsinA bAk.</text:span></text:p>
      <text:p text:style-name="P52"><text:span text:style-name="T2841">​</text:span></text:p>
      <text:p text:style-name="P52"><text:span text:style-name="T2841"><text:s text:c="8"/></text:span><text:span text:style-name="T2842">//Example 3: Bir String'deki tum "kara" kelimelerinin yerine "*" koyunuz</text:span></text:p>
      <text:p text:style-name="P52"><text:span text:style-name="T2843"><text:s text:c="8"/></text:span><text:span text:style-name="T2844">String</text:span><text:span text:style-name="T2845"><text:s/>t =<text:s/></text:span><text:span text:style-name="T2846">"Kara kara dusunme Ankara"</text:span><text:span text:style-name="T2847">;</text:span></text:p>
      <text:p text:style-name="P52"><text:span text:style-name="T2848"><text:s text:c="8"/></text:span><text:span text:style-name="T2849">String</text:span><text:span text:style-name="T2850"><text:s/>yeniT = t.replace(</text:span><text:span text:style-name="T2851">"kara"</text:span><text:span text:style-name="T2852">,<text:s/></text:span><text:span text:style-name="T2853">"*"</text:span><text:span text:style-name="T2854">);</text:span></text:p>
      <text:p text:style-name="P52"><text:span text:style-name="T2855"><text:s text:c="8"/></text:span><text:span text:style-name="T2856">System.out.println(yeniT);</text:span><text:span text:style-name="T2857">//Kara * dusunme An*</text:span></text:p>
      <text:p text:style-name="P52"><text:span text:style-name="T2858">​</text:span></text:p>
      <text:p text:style-name="P52"><text:span text:style-name="T2858"><text:s text:c="8"/></text:span><text:span text:style-name="T2859">//Example 4: Bir String'deki tum sayilari "*" a ceviriniz</text:span></text:p>
      <text:p text:style-name="P52"><text:span text:style-name="T2860"><text:s text:c="8"/></text:span><text:span text:style-name="T2861">//<text:s text:c="11"/>"AC202117004" ==&gt; AC*********</text:span></text:p>
      <text:p text:style-name="P52"><text:span text:style-name="T2862"><text:s text:c="8"/></text:span><text:span text:style-name="T2863">String</text:span><text:span text:style-name="T2864"><text:s/>stdId =<text:s/></text:span><text:span text:style-name="T2865">"AC202117004"</text:span><text:span text:style-name="T2866">;</text:span></text:p>
      <text:p text:style-name="P52"><text:span text:style-name="T2867"><text:s text:c="8"/></text:span><text:span text:style-name="T2868">String</text:span><text:span text:style-name="T2869"><text:s/>yeniStdId = stdId.replaceAll(</text:span><text:span text:style-name="T2870">"[0-9]"</text:span><text:span text:style-name="T2871">,<text:s/></text:span><text:span text:style-name="T2872">"*"</text:span><text:span text:style-name="T2873">);</text:span></text:p>
      <text:p text:style-name="P52"><text:span text:style-name="T2874"><text:s text:c="8"/></text:span><text:span text:style-name="T2875">System.out.println(yeniStdId);</text:span><text:span text:style-name="T2876">// AC*********</text:span></text:p>
      <text:p text:style-name="P52"><text:span text:style-name="T2877">​</text:span></text:p>
      <text:p text:style-name="P52"><text:span text:style-name="T2877"><text:s text:c="8"/></text:span><text:span text:style-name="T2878">/*</text:span></text:p>
      <text:p text:style-name="P52"><text:span text:style-name="T2879"><text:s text:c="12"/></text:span><text:span text:style-name="T2880">Bir grup data'yi ifade eden kod'lara "Regex" denir.</text:span></text:p>
      <text:p text:style-name="P52"><text:span text:style-name="T2881"><text:s text:c="12"/></text:span><text:span text:style-name="T2882">"Regex" Regular Expressions in kisaltilmis halidir.</text:span></text:p>
      <text:p text:style-name="P52"><text:span text:style-name="T2883">​</text:span></text:p>
      <text:p text:style-name="P52"><text:span text:style-name="T2883"><text:s text:c="12"/></text:span><text:span text:style-name="T2884">1)Tum rakamlar ==&gt; [0-9]</text:span></text:p>
      <text:p text:style-name="P52"><text:span text:style-name="T2885"><text:s text:c="12"/></text:span><text:span text:style-name="T2886">2)Tum kucuk harfler ==&gt; [a-z]</text:span></text:p>
      <text:p text:style-name="P52"><text:span text:style-name="T2887"><text:s text:c="12"/></text:span><text:span text:style-name="T2888">3)Tum buyuk harfler ==&gt; [A-Z]</text:span></text:p>
      <text:p text:style-name="P52"><text:span text:style-name="T2889"><text:s text:c="12"/></text:span><text:span text:style-name="T2890">4)Tum harfler ==&gt; [a-zA-Z]</text:span></text:p>
      <text:p text:style-name="P52"><text:span text:style-name="T2891"><text:s text:c="12"/></text:span><text:span text:style-name="T2892">5)Sesli harfler ==&gt; [aeiouAEIOU]</text:span></text:p>
      <text:p text:style-name="P52"><text:span text:style-name="T2893"><text:s text:c="12"/></text:span><text:span text:style-name="T2894">6)Space ==&gt; [ ]</text:span></text:p>
      <text:p text:style-name="P52"><text:span text:style-name="T2895"><text:s text:c="12"/></text:span><text:span text:style-name="T2896">7)Tum rakamlar ve tum harfler ==&gt; [0-9a-zA-Z]</text:span></text:p>
      <text:p text:style-name="P52"><text:span text:style-name="T2897"><text:s text:c="12"/></text:span><text:span text:style-name="T2898">8)Tum noktalama isaretleri ==&gt;<text:s/></text:span><text:a xlink:href="//p{Punct/"><text:span text:style-name="T2900">\\p{Punct</text:span></text:a><text:span text:style-name="T2901">}</text:span></text:p>
      <text:p text:style-name="P52"><text:span text:style-name="T2902">​</text:span></text:p>
      <text:p text:style-name="P52"><text:span text:style-name="T2902"><text:s text:c="12"/></text:span><text:span text:style-name="T2903">1)Rakamlar haric tum karakterler ==&gt; [^0-9]</text:span></text:p>
      <text:p text:style-name="P52"><text:span text:style-name="T2904"><text:s text:c="12"/></text:span><text:span text:style-name="T2905">2)Kucuk harfler haric tim karakterler ==&gt; [^a-z]</text:span></text:p>
      <text:p text:style-name="P52"><text:span text:style-name="T2906"><text:s text:c="12"/></text:span><text:span text:style-name="T2907">3)Buyuk harfler haric tum karakterler ==&gt; [^A-Z]</text:span></text:p>
      <text:p text:style-name="P52"><text:span text:style-name="T2908"><text:s text:c="12"/></text:span><text:span text:style-name="T2909">4)Tum harfler haric tum karakterler ==&gt; [^a-zA-Z]</text:span></text:p>
      <text:p text:style-name="P52"><text:span text:style-name="T2910"><text:s text:c="12"/></text:span><text:span text:style-name="T2911">5)Space haric ==&gt; [^ ]</text:span></text:p>
      <text:p text:style-name="P52"><text:span text:style-name="T2912"><text:s text:c="9"/></text:span><text:span text:style-name="T2913">*/</text:span></text:p>
      <text:p text:style-name="P52"><text:span text:style-name="T2914">​</text:span></text:p>
      <text:p text:style-name="P52"><text:span text:style-name="T2914"><text:s text:c="8"/></text:span><text:span text:style-name="T2915">//Example 5: Verilen bir String de kullanilan noktalama isareti ve rakamlar ve space karakteri haric</text:span></text:p>
      <text:p text:style-name="P52"><text:span text:style-name="T2916"><text:s text:c="8"/></text:span><text:span text:style-name="T2917">//<text:s text:c="11"/>tum karakterlerin sayisini bulan kodu yaziniz</text:span></text:p>
      <text:p text:style-name="P52"><text:span text:style-name="T2918"><text:s text:c="8"/></text:span><text:span text:style-name="T2919">String</text:span><text:span text:style-name="T2920"><text:s/>u =<text:s/></text:span><text:span text:style-name="T2921">"Ali 13 yasinda, dersem inanma!..."</text:span><text:span text:style-name="T2922">;</text:span></text:p>
      <text:p text:style-name="P52"><text:span text:style-name="T2923"><text:s text:c="8"/></text:span><text:span text:style-name="T2924">int</text:span><text:span text:style-name="T2925"><text:s/>sonuc = u.</text:span></text:p>
      <text:p text:style-name="P52"><text:span text:style-name="T2926"><text:s text:c="22"/></text:span><text:span text:style-name="T2927">replaceAll(</text:span><text:span text:style-name="T2928">"[0-9]"</text:span><text:span text:style-name="T2929">,<text:s/></text:span><text:span text:style-name="T2930">""</text:span><text:span text:style-name="T2931">).</text:span></text:p>
      <text:p text:style-name="P52"><text:span text:style-name="T2932"><text:s text:c="22"/></text:span><text:span text:style-name="T2933">replace(</text:span><text:span text:style-name="T2934">" "</text:span><text:span text:style-name="T2935">,<text:s/></text:span><text:span text:style-name="T2936">""</text:span><text:span text:style-name="T2937">).</text:span></text:p>
      <text:p text:style-name="P52"><text:span text:style-name="T2938"><text:s text:c="22"/></text:span><text:span text:style-name="T2939">replaceAll(</text:span><text:span text:style-name="T2940">"\\p{Punct}"</text:span><text:span text:style-name="T2941">,<text:s/></text:span><text:span text:style-name="T2942">""</text:span><text:span text:style-name="T2943">).</text:span></text:p>
      <text:p text:style-name="P52"><text:span text:style-name="T2944"><text:s text:c="22"/></text:span><text:span text:style-name="T2945">length();</text:span></text:p>
      <text:p text:style-name="P52"><text:span text:style-name="T2946"><text:s text:c="8"/></text:span><text:span text:style-name="T2947">System.out.println(sonuc);</text:span></text:p>
      <text:p text:style-name="P52"><text:span text:style-name="T2948">​</text:span></text:p>
      <text:p text:style-name="P52"><text:span text:style-name="T2948"><text:s text:c="8"/></text:span><text:span text:style-name="T2949">//Example 6: Bir password'un gecerli olmadigini asagidaki kurallara gore test eden kodu yaziniz</text:span></text:p>
      <text:p text:style-name="P52"><text:span text:style-name="T2950"><text:s text:c="8"/></text:span><text:span text:style-name="T2951">//<text:s text:c="11"/>i)Space haric en az sekiz karakter olmali</text:span></text:p>
      <text:p text:style-name="P52"><text:span text:style-name="T2952"><text:s text:c="8"/></text:span><text:span text:style-name="T2953">//<text:s text:c="11"/>ii)En az 1 sembol icermeli</text:span></text:p>
      <text:p text:style-name="P52"><text:span text:style-name="T2954"><text:s text:c="8"/></text:span><text:span text:style-name="T2955">//<text:s text:c="11"/>iii)En az 1 rakam icermeli</text:span></text:p>
      <text:p text:style-name="P52"><text:span text:style-name="T2956"><text:s text:c="8"/></text:span><text:span text:style-name="T2957">//<text:s text:c="11"/>iv)En az 1 buyuk harf icermeli</text:span></text:p>
      <text:p text:style-name="P52"><text:span text:style-name="T2958"><text:s text:c="8"/></text:span><text:span text:style-name="T2959">//<text:s text:c="11"/>v)En az 1 kucuk harf icermeli</text:span></text:p>
      <text:p text:style-name="P52"><text:span text:style-name="T2960">​</text:span></text:p>
      <text:p text:style-name="P52"><text:span text:style-name="T2960"><text:s text:c="8"/></text:span><text:span text:style-name="T2961">String</text:span><text:span text:style-name="T2962"><text:s/>pwd =<text:s/></text:span><text:span text:style-name="T2963">"B78c? K!m"</text:span><text:span text:style-name="T2964">;</text:span></text:p>
      <text:p text:style-name="P52"><text:span text:style-name="T2965">​</text:span></text:p>
      <text:p text:style-name="P52"><text:span text:style-name="T2965"><text:s text:c="8"/></text:span><text:span text:style-name="T2966">//i)Space haric en az sekiz karakter olmali</text:span></text:p>
      <text:p text:style-name="P52"><text:span text:style-name="T2967"><text:s text:c="8"/></text:span><text:span text:style-name="T2968">boolean</text:span><text:span text:style-name="T2969"><text:s/>first = pwd.replace(</text:span><text:span text:style-name="T2970">" "</text:span><text:span text:style-name="T2971">,<text:s/></text:span><text:span text:style-name="T2972">""</text:span><text:span text:style-name="T2973">).length()&gt;</text:span><text:span text:style-name="T2974">7</text:span><text:span text:style-name="T2975">;</text:span></text:p>
      <text:p text:style-name="P52"><text:span text:style-name="T2976">​</text:span></text:p>
      <text:p text:style-name="P52"><text:span text:style-name="T2976"><text:s text:c="8"/></text:span><text:span text:style-name="T2977">//ii)En az 1 sembol icermeli</text:span></text:p>
      <text:p text:style-name="P52"><text:span text:style-name="T2978"><text:s text:c="8"/></text:span><text:span text:style-name="T2979">boolean</text:span><text:span text:style-name="T2980"><text:s/>second = pwd.replaceAll(</text:span><text:span text:style-name="T2981">"[0-9a-zA-Z ]"</text:span><text:span text:style-name="T2982">,<text:s/></text:span><text:span text:style-name="T2983">""</text:span><text:span text:style-name="T2984">).length()&gt;</text:span><text:span text:style-name="T2985">0</text:span><text:span text:style-name="T2986">;</text:span></text:p>
      <text:p text:style-name="P52"><text:span text:style-name="T2987">​</text:span></text:p>
      <text:p text:style-name="P52"><text:span text:style-name="T2987"><text:s text:c="8"/></text:span><text:span text:style-name="T2988">//iii)En az 1 rakam icermeli</text:span></text:p>
      <text:p text:style-name="P52"><text:span text:style-name="T2989"><text:s text:c="8"/></text:span><text:span text:style-name="T2990">boolean</text:span><text:span text:style-name="T2991"><text:s/>third = pwd.replaceAll(</text:span><text:span text:style-name="T2992">"[^0-9]"</text:span><text:span text:style-name="T2993">,<text:s/></text:span><text:span text:style-name="T2994">""</text:span><text:span text:style-name="T2995">).length()&gt;</text:span><text:span text:style-name="T2996">0</text:span><text:span text:style-name="T2997">;</text:span></text:p>
      <text:p text:style-name="P52"><text:span text:style-name="T2998">​</text:span></text:p>
      <text:p text:style-name="P52"><text:span text:style-name="T2998"><text:s text:c="8"/></text:span><text:span text:style-name="T2999">//iv)En az 1 buyuk harf icermeli</text:span></text:p>
      <text:p text:style-name="P52"><text:span text:style-name="T3000"><text:s text:c="8"/></text:span><text:span text:style-name="T3001">boolean</text:span><text:span text:style-name="T3002"><text:s/>fourth = pwd.replaceAll(</text:span><text:span text:style-name="T3003">"[^A-Z]"</text:span><text:span text:style-name="T3004">,<text:s/></text:span><text:span text:style-name="T3005">""</text:span><text:span text:style-name="T3006">).length()&gt;</text:span><text:span text:style-name="T3007">0</text:span><text:span text:style-name="T3008">;</text:span></text:p>
      <text:p text:style-name="P52"><text:span text:style-name="T3009">​</text:span></text:p>
      <text:p text:style-name="P52"><text:span text:style-name="T3009"><text:s text:c="8"/></text:span><text:span text:style-name="T3010">//v)En az 1 kucuk harf icermeli</text:span></text:p>
      <text:p text:style-name="P52"><text:span text:style-name="T3011"><text:s text:c="8"/></text:span><text:span text:style-name="T3012">boolean</text:span><text:span text:style-name="T3013"><text:s/>fifth = pwd.replaceAll(</text:span><text:span text:style-name="T3014">"[^a-z]"</text:span><text:span text:style-name="T3015">,<text:s/></text:span><text:span text:style-name="T3016">""</text:span><text:span text:style-name="T3017">).length()&gt;</text:span><text:span text:style-name="T3018">0</text:span><text:span text:style-name="T3019">;</text:span></text:p>
      <text:p text:style-name="P52"><text:span text:style-name="T3020">​</text:span></text:p>
      <text:p text:style-name="P52"><text:span text:style-name="T3020"><text:s text:c="8"/></text:span><text:span text:style-name="T3021">boolean</text:span><text:span text:style-name="T3022"><text:s/>pwdGecerli = first &amp;&amp; second &amp;&amp; third &amp;&amp; fourth &amp;&amp; fifth;</text:span></text:p>
      <text:p text:style-name="P52"><text:span text:style-name="T3023">​</text:span></text:p>
      <text:p text:style-name="P52"><text:span text:style-name="T3023"><text:s text:c="8"/></text:span><text:span text:style-name="T3024">if</text:span><text:span text:style-name="T3025">(pwdGecerli){</text:span></text:p>
      <text:p text:style-name="P52"><text:span text:style-name="T3026"><text:s text:c="12"/></text:span><text:span text:style-name="T3027">System.out.println(</text:span><text:span text:style-name="T3028">"Password'unuz gecerlidir..."</text:span><text:span text:style-name="T3029">);</text:span></text:p>
      <text:p text:style-name="P52"><text:span text:style-name="T3030"><text:s text:c="8"/></text:span><text:span text:style-name="T3031">}</text:span><text:span text:style-name="T3032">else</text:span><text:span text:style-name="T3033">{</text:span></text:p>
      <text:p text:style-name="P52"><text:span text:style-name="T3034"><text:s text:c="12"/></text:span><text:span text:style-name="T3035">System.out.println(</text:span><text:span text:style-name="T3036">"Password'unuz gecerli degildir..."</text:span><text:span text:style-name="T3037">);</text:span></text:p>
      <text:p text:style-name="P52"><text:span text:style-name="T3038"><text:s text:c="8"/></text:span><text:span text:style-name="T3039">}</text:span></text:p>
      <text:p text:style-name="P52"><text:span text:style-name="T3040">​</text:span></text:p>
      <text:p text:style-name="P52"><text:span text:style-name="T3040"><text:s text:c="8"/></text:span><text:span text:style-name="T3041">//Example 7: Bir String'deki noktalama isaretlerinin sayisini gosteren kodu yaziniz</text:span></text:p>
      <text:p text:style-name="P52"><text:span text:style-name="T3042"><text:s text:c="8"/></text:span><text:span text:style-name="T3043">String</text:span><text:span text:style-name="T3044"><text:s/>cumle =<text:s/></text:span><text:span text:style-name="T3045">"Sen yapmazsan, ben ?..."</text:span><text:span text:style-name="T3046">;</text:span></text:p>
      <text:p text:style-name="P52"><text:span text:style-name="T3047"><text:s text:c="8"/></text:span><text:span text:style-name="T3048">int</text:span><text:span text:style-name="T3049"><text:s/>number = cumle.replaceAll(</text:span><text:span text:style-name="T3050">"[^\\p{Punct}]"</text:span><text:span text:style-name="T3051">,<text:s/></text:span><text:span text:style-name="T3052">""</text:span><text:span text:style-name="T3053">).length();</text:span></text:p>
      <text:p text:style-name="P52"><text:span text:style-name="T3054"><text:s text:c="8"/></text:span><text:span text:style-name="T3055">System.out.println(number);</text:span></text:p>
      <text:p text:style-name="P52"><text:span text:style-name="T3056">​</text:span></text:p>
      <text:p text:style-name="P52"><text:span text:style-name="T3056"><text:s text:c="8"/></text:span><text:span text:style-name="T3057">//Example 8: Verilen bir String "Al" ile basliyor ve "x" ile bitiyorsa ekrana "Harika" yazdirin</text:span></text:p>
      <text:p text:style-name="P52"><text:span text:style-name="T3058"><text:s text:c="8"/></text:span><text:span text:style-name="T3059">//<text:s text:c="11"/>aksi halde "Normal" yazdirin.</text:span></text:p>
      <text:p text:style-name="P52"><text:span text:style-name="T3060"><text:s text:c="8"/></text:span><text:span text:style-name="T3061">String</text:span><text:span text:style-name="T3062"><text:s/>v =<text:s/></text:span><text:span text:style-name="T3063">"Kalex"</text:span><text:span text:style-name="T3064">;</text:span></text:p>
      <text:p text:style-name="P52"><text:span text:style-name="T3065"><text:s text:c="8"/></text:span><text:span text:style-name="T3066">boolean</text:span><text:span text:style-name="T3067"><text:s/>baslangic = v.startsWith(</text:span><text:span text:style-name="T3068">"Al"</text:span><text:span text:style-name="T3069">);</text:span></text:p>
      <text:p text:style-name="P52"><text:span text:style-name="T3070"><text:s text:c="8"/></text:span><text:span text:style-name="T3071">boolean</text:span><text:span text:style-name="T3072"><text:s/>bitis = v.endsWith(</text:span><text:span text:style-name="T3073">"x"</text:span><text:span text:style-name="T3074">);</text:span></text:p>
      <text:p text:style-name="P52"><text:span text:style-name="T3075"><text:s text:c="8"/></text:span><text:span text:style-name="T3076">String</text:span><text:span text:style-name="T3077"><text:s/>result = baslangic &amp;&amp; bitis ?<text:s/></text:span><text:span text:style-name="T3078">"Harika"</text:span><text:span text:style-name="T3079"><text:s/>:<text:s/></text:span><text:span text:style-name="T3080">"Normal"</text:span><text:span text:style-name="T3081">;</text:span></text:p>
      <text:p text:style-name="P52"><text:span text:style-name="T3082"><text:s text:c="8"/></text:span><text:span text:style-name="T3083">System.out.println(result);</text:span></text:p>
      <text:p text:style-name="P52"><text:span text:style-name="T3084"><text:s text:c="4"/></text:span><text:span text:style-name="T3085">}</text:span></text:p>
      <text:p text:style-name="P52"><text:span text:style-name="T3085">}</text:span></text:p>
      <text:p text:style-name="P53"><text:span text:style-name="T3086"/></text:p>
      <text:p text:style-name="P53"><text:span text:style-name="T3086"/></text:p>
      <text:p text:style-name="P53"><text:span text:style-name="T3087">***********************************************************</text:span></text:p>
      <text:p text:style-name="P53"><text:span text:style-name="T3088"/></text:p>
      <text:p text:style-name="P53"><text:span text:style-name="T3089">package</text:span><text:span text:style-name="T3090"><text:s/>day09stringmanipulations;</text:span></text:p>
      <text:p text:style-name="P54"><text:span text:style-name="T3091">​</text:span></text:p>
      <text:p text:style-name="P54"><text:span text:style-name="T3092">import</text:span><text:span text:style-name="T3093"><text:s/>java.util.Scanner;</text:span></text:p>
      <text:p text:style-name="P54"><text:span text:style-name="T3094">​</text:span></text:p>
      <text:p text:style-name="P54"><text:span text:style-name="T3095">public</text:span><text:span text:style-name="T3096"><text:s/></text:span><text:span text:style-name="T3097">class</text:span><text:span text:style-name="T3098"><text:s/></text:span><text:span text:style-name="T3099">StringManipulations01</text:span><text:span text:style-name="T3100"><text:s/>{</text:span></text:p>
      <text:p text:style-name="P54"><text:span text:style-name="T3101">​</text:span></text:p>
      <text:p text:style-name="P54"><text:span text:style-name="T3101"><text:s text:c="4"/></text:span><text:span text:style-name="T3102">public</text:span><text:span text:style-name="T3103"><text:s/></text:span><text:span text:style-name="T3104">static</text:span><text:span text:style-name="T3105"><text:s/></text:span><text:span text:style-name="T3106">void</text:span><text:span text:style-name="T3107"><text:s/>main(</text:span><text:span text:style-name="T3108">String</text:span><text:span text:style-name="T3109">[] args) {</text:span></text:p>
      <text:p text:style-name="P54"><text:span text:style-name="T3110">​</text:span></text:p>
      <text:p text:style-name="P54"><text:span text:style-name="T3110"><text:s text:c="8"/></text:span><text:span text:style-name="T3111">String</text:span><text:span text:style-name="T3112"><text:s/>str =<text:s/></text:span><text:span text:style-name="T3113">"Kara kara dusunme Ankara"</text:span><text:span text:style-name="T3114">;</text:span></text:p>
      <text:p text:style-name="P54"><text:span text:style-name="T3115"><text:s text:c="8"/></text:span><text:span text:style-name="T3116">//indexOf() method'u verilen character veya caharacter'lerin "ilk gorunumunun" index'ini verir.</text:span></text:p>
      <text:p text:style-name="P54"><text:span text:style-name="T3117"><text:s text:c="8"/></text:span><text:span text:style-name="T3118">int</text:span><text:span text:style-name="T3119"><text:s/>idxA1 = str.indexOf(</text:span><text:span text:style-name="T3120">"kara"</text:span><text:span text:style-name="T3121">);</text:span></text:p>
      <text:p text:style-name="P54"><text:span text:style-name="T3122"><text:s text:c="8"/></text:span><text:span text:style-name="T3123">System.out.println(idxA1);</text:span></text:p>
      <text:p text:style-name="P54"><text:span text:style-name="T3124"><text:s text:c="8"/></text:span><text:span text:style-name="T3125">//lastIndexOf() method'u verilen character veya caharacter'lerin "son gorunumunun" index'ini verir.</text:span></text:p>
      <text:p text:style-name="P54"><text:span text:style-name="T3126"><text:s text:c="8"/></text:span><text:span text:style-name="T3127">int</text:span><text:span text:style-name="T3128"><text:s/>idxA2 = str.lastIndexOf(</text:span><text:span text:style-name="T3129">"kara"</text:span><text:span text:style-name="T3130">);</text:span></text:p>
      <text:p text:style-name="P54"><text:span text:style-name="T3131"><text:s text:c="8"/></text:span><text:span text:style-name="T3132">System.out.println(idxA2);</text:span></text:p>
      <text:p text:style-name="P54"><text:span text:style-name="T3133">​</text:span></text:p>
      <text:p text:style-name="P54"><text:span text:style-name="T3133"><text:s text:c="8"/></text:span><text:span text:style-name="T3134">String</text:span><text:span text:style-name="T3135"><text:s/>s =<text:s/></text:span><text:span text:style-name="T3136">"Mississippi"</text:span><text:span text:style-name="T3137">;</text:span></text:p>
      <text:p text:style-name="P54"><text:span text:style-name="T3138"><text:s text:c="8"/></text:span><text:span text:style-name="T3139">int</text:span><text:span text:style-name="T3140"><text:s/>idxI = s.indexOf(</text:span><text:span text:style-name="T3141">'i'</text:span><text:span text:style-name="T3142">);</text:span><text:span text:style-name="T3143">//indexOf() hem String hem de char ile kullanilabilir.</text:span></text:p>
      <text:p text:style-name="P54"><text:span text:style-name="T3144"><text:s text:c="8"/></text:span><text:span text:style-name="T3145">System.out.println(idxI);</text:span><text:span text:style-name="T3146">// 1</text:span></text:p>
      <text:p text:style-name="P54"><text:span text:style-name="T3147"><text:s text:c="8"/></text:span><text:span text:style-name="T3148">int</text:span><text:span text:style-name="T3149"><text:s/>idxIss1 = s.indexOf(</text:span><text:span text:style-name="T3150">"iss"</text:span><text:span text:style-name="T3151">);</text:span><text:span text:style-name="T3152">//Ilk ground "ilk" caharacter'inin indexini verir</text:span></text:p>
      <text:p text:style-name="P54"><text:span text:style-name="T3153"><text:s text:c="8"/></text:span><text:span text:style-name="T3154">System.out.println(idxIss1);</text:span></text:p>
      <text:p text:style-name="P54"><text:span text:style-name="T3155"><text:s text:c="8"/></text:span><text:span text:style-name="T3156">int</text:span><text:span text:style-name="T3157"><text:s/>idxIss2 = s.lastIndexOf(</text:span><text:span text:style-name="T3158">"iss"</text:span><text:span text:style-name="T3159">);</text:span><text:span text:style-name="T3160">//Son gorunumun "ilk" caharacter'inin indexini verir</text:span></text:p>
      <text:p text:style-name="P54"><text:span text:style-name="T3161"><text:s text:c="8"/></text:span><text:span text:style-name="T3162">System.out.println(idxIss2);</text:span></text:p>
      <text:p text:style-name="P54"><text:span text:style-name="T3163">​</text:span></text:p>
      <text:p text:style-name="P54"><text:span text:style-name="T3163"><text:s text:c="8"/></text:span><text:span text:style-name="T3164">//Example 1: Bir String'deki bir character'in tekrarli veya tekrarszi olup olmadigini gosteren kodu yaziniz</text:span></text:p>
      <text:p text:style-name="P54"><text:span text:style-name="T3165"><text:s text:c="8"/></text:span><text:span text:style-name="T3166">//<text:s text:c="11"/>"Helloooo" ==&gt; H--&gt;Tekrarsiz<text:s text:c="5"/>e--&gt;Tekrarsiz<text:s text:c="5"/>l--&gt;Tekrarli<text:s text:c="5"/>o--&gt;Tekrarli</text:span></text:p>
      <text:p text:style-name="P54"><text:span text:style-name="T3167">​</text:span></text:p>
      <text:p text:style-name="P54"><text:span text:style-name="T3167"><text:s text:c="8"/></text:span><text:span text:style-name="T3168">String</text:span><text:span text:style-name="T3169"><text:s/>t =<text:s/></text:span><text:span text:style-name="T3170">"Helloooo"</text:span><text:span text:style-name="T3171">;</text:span></text:p>
      <text:p text:style-name="P54"><text:span text:style-name="T3172"><text:s text:c="8"/></text:span><text:span text:style-name="T3173">char</text:span><text:span text:style-name="T3174"><text:s/>c =<text:s/></text:span><text:span text:style-name="T3175">'e'</text:span><text:span text:style-name="T3176">;</text:span></text:p>
      <text:p text:style-name="P54"><text:span text:style-name="T3177">​</text:span></text:p>
      <text:p text:style-name="P54"><text:span text:style-name="T3177"><text:s text:c="8"/></text:span><text:span text:style-name="T3178">if</text:span><text:span text:style-name="T3179">(t.indexOf(c)==t.lastIndexOf(c)){</text:span></text:p>
      <text:p text:style-name="P54"><text:span text:style-name="T3180"><text:s text:c="12"/></text:span><text:span text:style-name="T3181">System.out.println(</text:span><text:span text:style-name="T3182">"Tekrarsiz"</text:span><text:span text:style-name="T3183">);</text:span></text:p>
      <text:p text:style-name="P54"><text:span text:style-name="T3184"><text:s text:c="8"/></text:span><text:span text:style-name="T3185">}</text:span><text:span text:style-name="T3186">else</text:span><text:span text:style-name="T3187">{</text:span></text:p>
      <text:p text:style-name="P54"><text:span text:style-name="T3188"><text:s text:c="12"/></text:span><text:span text:style-name="T3189">System.out.println(</text:span><text:span text:style-name="T3190">"Tekrarli"</text:span><text:span text:style-name="T3191">);</text:span></text:p>
      <text:p text:style-name="P54"><text:span text:style-name="T3192"><text:s text:c="8"/></text:span><text:span text:style-name="T3193">}</text:span></text:p>
      <text:p text:style-name="P54"><text:span text:style-name="T3194">​</text:span></text:p>
      <text:p text:style-name="P54"><text:span text:style-name="T3194"><text:s text:c="8"/></text:span><text:span text:style-name="T3195">String</text:span><text:span text:style-name="T3196"><text:s/>u =<text:s/></text:span><text:span text:style-name="T3197">"Learn Java earn money"</text:span><text:span text:style-name="T3198">;</text:span></text:p>
      <text:p text:style-name="P54"><text:span text:style-name="T3199">​</text:span></text:p>
      <text:p text:style-name="P54"><text:span text:style-name="T3199"><text:s text:c="8"/></text:span><text:span text:style-name="T3200">//indexOf() iki parametre ile kullanilirsa ikinci parametrede verilen sayi kadar character'i gectikten sonra istenen character'in</text:span></text:p>
      <text:p text:style-name="P54"><text:span text:style-name="T3201"><text:s text:c="8"/></text:span><text:span text:style-name="T3202">//ilk gorunumunun indexini return eder.</text:span></text:p>
      <text:p text:style-name="P54"><text:span text:style-name="T3203"><text:s text:c="8"/></text:span><text:span text:style-name="T3204">int</text:span><text:span text:style-name="T3205"><text:s/>sonuc = u.indexOf(</text:span><text:span text:style-name="T3206">"e"</text:span><text:span text:style-name="T3207">,<text:s/></text:span><text:span text:style-name="T3208">4</text:span><text:span text:style-name="T3209">);</text:span></text:p>
      <text:p text:style-name="P54"><text:span text:style-name="T3210"><text:s text:c="8"/></text:span><text:span text:style-name="T3211">System.out.println(sonuc);</text:span><text:span text:style-name="T3212">//11</text:span></text:p>
      <text:p text:style-name="P54"><text:span text:style-name="T3213">​</text:span></text:p>
      <text:p text:style-name="P54"><text:span text:style-name="T3213">​</text:span></text:p>
      <text:p text:style-name="P54"><text:span text:style-name="T3213"><text:s text:c="8"/></text:span><text:span text:style-name="T3214">String</text:span><text:span text:style-name="T3215"><text:s/>v =<text:s/></text:span><text:span text:style-name="T3216">""</text:span><text:span text:style-name="T3217">;</text:span></text:p>
      <text:p text:style-name="P54"><text:span text:style-name="T3218"><text:s text:c="8"/></text:span><text:span text:style-name="T3219">//isEmpty() method'u bir String'in bos olup olmadigini kontrol eder.</text:span></text:p>
      <text:p text:style-name="P54"><text:span text:style-name="T3220"><text:s text:c="8"/></text:span><text:span text:style-name="T3221">//Eger String'de hic character yoksa isEmpty() "true" return eder, her hangi bir character varsa "false" return eder.</text:span></text:p>
      <text:p text:style-name="P54"><text:span text:style-name="T3222"><text:s text:c="8"/></text:span><text:span text:style-name="T3223">// length()==0 demek isEmpty() true verir demektir.</text:span></text:p>
      <text:p text:style-name="P54"><text:span text:style-name="T3224"><text:s text:c="8"/></text:span><text:span text:style-name="T3225">//Bir String'in bos olup olmadigini anlamak icin "length()==0" kullanmayin, "isEmpty()" kullanin</text:span></text:p>
      <text:p text:style-name="P54"><text:span text:style-name="T3226"><text:s text:c="8"/></text:span><text:span text:style-name="T3227">boolean</text:span><text:span text:style-name="T3228"><text:s/>bosMu = v.isEmpty();</text:span></text:p>
      <text:p text:style-name="P54"><text:span text:style-name="T3229"><text:s text:c="8"/></text:span><text:span text:style-name="T3230">System.out.println(bosMu);</text:span></text:p>
      <text:p text:style-name="P54"><text:span text:style-name="T3231">​</text:span></text:p>
      <text:p text:style-name="P54"><text:span text:style-name="T3231"><text:s text:c="8"/></text:span><text:span text:style-name="T3232">String</text:span><text:span text:style-name="T3233"><text:s/>x =<text:s/></text:span><text:span text:style-name="T3234">" "</text:span><text:span text:style-name="T3235">;</text:span></text:p>
      <text:p text:style-name="P54"><text:span text:style-name="T3236"><text:s text:c="8"/></text:span><text:span text:style-name="T3237">//isBlank() hem "bos String" icin hem de "sadece space" iceren String'ler icin true return eder.</text:span></text:p>
      <text:p text:style-name="P54"><text:span text:style-name="T3238"><text:s text:c="8"/></text:span><text:span text:style-name="T3239">boolean</text:span><text:span text:style-name="T3240"><text:s/>blankMi = x.isBlank();</text:span></text:p>
      <text:p text:style-name="P54"><text:span text:style-name="T3241"><text:s text:c="8"/></text:span><text:span text:style-name="T3242">System.out.println(blankMi);</text:span><text:span text:style-name="T3243">//true</text:span></text:p>
      <text:p text:style-name="P54"><text:span text:style-name="T3244">​</text:span></text:p>
      <text:p text:style-name="P54"><text:span text:style-name="T3244"><text:s text:c="8"/></text:span><text:span text:style-name="T3245">//Example 2: Kullanicidan alinan isim mutlaka space'den farkli en az 1 character icermelidir.</text:span></text:p>
      <text:p text:style-name="P54"><text:span text:style-name="T3246"><text:s text:c="8"/></text:span><text:span text:style-name="T3247">Scanner input =<text:s/></text:span><text:span text:style-name="T3248">new</text:span><text:span text:style-name="T3249"><text:s/>Scanner(System.in);</text:span></text:p>
      <text:p text:style-name="P54"><text:span text:style-name="T3250"><text:s text:c="8"/></text:span><text:span text:style-name="T3251">System.out.println(</text:span><text:span text:style-name="T3252">"Ilk isminizi giriniz..."</text:span><text:span text:style-name="T3253">);</text:span></text:p>
      <text:p text:style-name="P54"><text:span text:style-name="T3254"><text:s text:c="8"/></text:span><text:span text:style-name="T3255">String</text:span><text:span text:style-name="T3256"><text:s/>ilk = input.nextLine();</text:span></text:p>
      <text:p text:style-name="P54"><text:span text:style-name="T3257">​</text:span></text:p>
      <text:p text:style-name="P54"><text:span text:style-name="T3257"><text:s text:c="8"/></text:span><text:span text:style-name="T3258">if</text:span><text:span text:style-name="T3259">(ilk.isBlank()){</text:span></text:p>
      <text:p text:style-name="P54"><text:span text:style-name="T3260"><text:s text:c="12"/></text:span><text:span text:style-name="T3261">System.out.println(</text:span><text:span text:style-name="T3262">"Sana ismini gir dedim..."</text:span><text:span text:style-name="T3263">);</text:span></text:p>
      <text:p text:style-name="P54"><text:span text:style-name="T3264"><text:s text:c="8"/></text:span><text:span text:style-name="T3265">}</text:span><text:span text:style-name="T3266">else</text:span><text:span text:style-name="T3267">{</text:span></text:p>
      <text:p text:style-name="P54"><text:span text:style-name="T3268"><text:s text:c="12"/></text:span><text:span text:style-name="T3269">System.out.println(ilk);</text:span></text:p>
      <text:p text:style-name="P54"><text:span text:style-name="T3270"><text:s text:c="8"/></text:span><text:span text:style-name="T3271">}</text:span></text:p>
      <text:p text:style-name="P54"><text:span text:style-name="T3272"><text:s text:c="4"/></text:span><text:span text:style-name="T3273">}</text:span></text:p>
      <text:p text:style-name="P54"><text:span text:style-name="T3273">}</text:span></text:p>
      <text:p text:style-name="P54"><text:span text:style-name="T3274"/></text:p>
      <text:p text:style-name="P54"><text:span text:style-name="T3274"/></text:p>
      <text:p text:style-name="P54"><text:span text:style-name="T3275">Note : 1)<text:s/></text:span><text:a xlink:href="//d/"><text:span text:style-name="T3277">\\d</text:span></text:a><text:span text:style-name="T3278"><text:s text:c="4"/>==&gt; tum rakamlar</text:span></text:p>
      <text:p text:style-name="P54"><text:span text:style-name="T3278"><text:s text:c="4"/></text:span><text:a xlink:href="//D/"><text:span text:style-name="T3280">\\D</text:span></text:a><text:span text:style-name="T3281"><text:s text:c="4"/>==&gt; tum rakam disi character ler</text:span></text:p>
      <text:p text:style-name="P54"><text:span text:style-name="T3281">2)<text:s/></text:span><text:a xlink:href="//w/"><text:span text:style-name="T3283">\\w</text:span></text:a><text:span text:style-name="T3284"><text:s text:c="3"/>==&gt; A-&gt;Z<text:s text:c="5"/>a-&gt;z<text:s text:c="9"/>0-&gt;9<text:s text:c="4"/>_tum buyuk, kucuk harf ve rakamlar</text:span></text:p>
      <text:p text:style-name="P54"><text:span text:style-name="T3284"><text:s text:c="4"/></text:span><text:a xlink:href="//W/"><text:span text:style-name="T3286">\\W</text:span></text:a><text:span text:style-name="T3287"><text:s text:c="2"/>==&gt; A-&gt;Z<text:s text:c="4"/>a-&gt;z<text:s text:c="9"/>0-&gt;9<text:s text:c="4"/>_ disindaki hersey</text:span></text:p>
      <text:p text:style-name="P54"><text:span text:style-name="T3287">3)<text:s/></text:span><text:a xlink:href="//s/"><text:span text:style-name="T3289">\\s</text:span></text:a><text:span text:style-name="T3290"><text:s text:c="3"/>==&gt; space tum bosluklar</text:span></text:p>
      <text:p text:style-name="P54"><text:span text:style-name="T3290"><text:s text:c="4"/></text:span><text:a xlink:href="//S/"><text:span text:style-name="T3292">\\S</text:span></text:a><text:span text:style-name="T3293"><text:s text:c="3"/>==&gt; space disindaki hersey<text:s text:c="2"/>*/</text:span></text:p>
      <text:p text:style-name="P55"><text:span text:style-name="T3294"/></text:p>
      <text:p text:style-name="P55"><text:span text:style-name="T32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